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4d4d4d"/>
    </style:style>
    <style:style style:name="gr8"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solid" draw:fill-color="#ebebeb"/>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4d4d4d"/>
    </style:style>
    <style:style style:name="P8" style:family="paragraph">
      <style:paragraph-properties fo:text-align="center"/>
    </style:style>
    <style:style style:name="P9" style:family="paragraph">
      <loext:graphic-properties draw:fill="solid" draw:fill-color="#ebebeb"/>
      <style:paragraph-properties fo:text-align="center" style:writing-mode="lr-tb"/>
      <style:text-properties style:font-name="Helvetica Neue" fo:font-size="36pt" style:font-size-asian="36pt" style:font-size-complex="36pt"/>
    </style:style>
    <style:style style:name="T1" style:family="text">
      <style:text-properties style:font-name="Helvetica Neue"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0.365cm" svg:height="19.469cm" svg:x="2.163cm" svg:y="1.41cm" svg:viewBox="0 0 30366 19470" draw:points="0,19470 30366,19470 30366,0 0,0">
          <text:p/>
        </draw:polygon>
        <draw:polygon draw:style-name="gr3" draw:text-style-name="P3" draw:layer="layout" svg:width="4.14cm" svg:height="8.994cm" svg:x="4.234cm" svg:y="11cm" svg:viewBox="0 0 4141 8995" draw:points="0,8995 4141,8995 4141,0 0,0">
          <text:p/>
        </draw:polygon>
        <draw:polygon draw:style-name="gr4" draw:text-style-name="P4" draw:layer="layout" svg:width="4.141cm" svg:height="13.376cm" svg:x="8.374cm" svg:y="6.618cm" svg:viewBox="0 0 4142 13377" draw:points="0,13377 4142,13377 4142,0 0,0">
          <text:p/>
        </draw:polygon>
        <draw:polygon draw:style-name="gr5" draw:text-style-name="P5" draw:layer="layout" svg:width="4.141cm" svg:height="12.469cm" svg:x="12.515cm" svg:y="7.525cm" svg:viewBox="0 0 4142 12470" draw:points="0,12470 4142,12470 4142,0 0,0">
          <text:p/>
        </draw:polygon>
        <draw:polygon draw:style-name="gr3" draw:text-style-name="P3" draw:layer="layout" svg:width="4.141cm" svg:height="6.949cm" svg:x="18.036cm" svg:y="13.045cm" svg:viewBox="0 0 4142 6950" draw:points="0,6950 4142,6950 4142,0 0,0">
          <text:p/>
        </draw:polygon>
        <draw:polygon draw:style-name="gr4" draw:text-style-name="P4" draw:layer="layout" svg:width="4.14cm" svg:height="7.135cm" svg:x="22.177cm" svg:y="12.859cm" svg:viewBox="0 0 4141 7136" draw:points="0,7136 4141,7136 4141,0 0,0">
          <text:p/>
        </draw:polygon>
        <draw:polygon draw:style-name="gr5" draw:text-style-name="P5" draw:layer="layout" svg:width="4.141cm" svg:height="7.224cm" svg:x="26.317cm" svg:y="12.77cm" svg:viewBox="0 0 4142 7225" draw:points="0,7225 4142,7225 4142,0 0,0">
          <text:p/>
        </draw:polygon>
        <draw:line draw:style-name="gr6" draw:text-style-name="P6" draw:layer="layout" svg:x1="4.234cm" svg:y1="9.949cm" svg:x2="8.374cm" svg:y2="9.949cm">
          <text:p/>
        </draw:line>
        <draw:line draw:style-name="gr6" draw:text-style-name="P6" draw:layer="layout" svg:x1="6.304cm" svg:y1="9.949cm" svg:x2="6.304cm" svg:y2="12.051cm">
          <text:p/>
        </draw:line>
        <draw:line draw:style-name="gr6" draw:text-style-name="P6" draw:layer="layout" svg:x1="4.234cm" svg:y1="12.051cm" svg:x2="8.374cm" svg:y2="12.051cm">
          <text:p/>
        </draw:line>
        <draw:line draw:style-name="gr6" draw:text-style-name="P6" draw:layer="layout" svg:x1="8.374cm" svg:y1="4.803cm" svg:x2="12.515cm" svg:y2="4.803cm">
          <text:p/>
        </draw:line>
        <draw:line draw:style-name="gr6" draw:text-style-name="P6" draw:layer="layout" svg:x1="10.445cm" svg:y1="4.803cm" svg:x2="10.445cm" svg:y2="8.432cm">
          <text:p/>
        </draw:line>
        <draw:line draw:style-name="gr6" draw:text-style-name="P6" draw:layer="layout" svg:x1="8.374cm" svg:y1="8.432cm" svg:x2="12.515cm" svg:y2="8.432cm">
          <text:p/>
        </draw:line>
        <draw:line draw:style-name="gr6" draw:text-style-name="P6" draw:layer="layout" svg:x1="12.515cm" svg:y1="5.783cm" svg:x2="16.656cm" svg:y2="5.783cm">
          <text:p/>
        </draw:line>
        <draw:line draw:style-name="gr6" draw:text-style-name="P6" draw:layer="layout" svg:x1="14.585cm" svg:y1="5.783cm" svg:x2="14.585cm" svg:y2="9.266cm">
          <text:p/>
        </draw:line>
        <draw:line draw:style-name="gr6" draw:text-style-name="P6" draw:layer="layout" svg:x1="12.515cm" svg:y1="9.266cm" svg:x2="16.656cm" svg:y2="9.266cm">
          <text:p/>
        </draw:line>
        <draw:line draw:style-name="gr6" draw:text-style-name="P6" draw:layer="layout" svg:x1="18.036cm" svg:y1="12.24cm" svg:x2="22.177cm" svg:y2="12.24cm">
          <text:p/>
        </draw:line>
        <draw:line draw:style-name="gr6" draw:text-style-name="P6" draw:layer="layout" svg:x1="20.106cm" svg:y1="12.24cm" svg:x2="20.106cm" svg:y2="13.85cm">
          <text:p/>
        </draw:line>
        <draw:line draw:style-name="gr6" draw:text-style-name="P6" draw:layer="layout" svg:x1="18.036cm" svg:y1="13.85cm" svg:x2="22.177cm" svg:y2="13.85cm">
          <text:p/>
        </draw:line>
        <draw:line draw:style-name="gr6" draw:text-style-name="P6" draw:layer="layout" svg:x1="22.177cm" svg:y1="11.873cm" svg:x2="26.317cm" svg:y2="11.873cm">
          <text:p/>
        </draw:line>
        <draw:line draw:style-name="gr6" draw:text-style-name="P6" draw:layer="layout" svg:x1="24.247cm" svg:y1="11.873cm" svg:x2="24.247cm" svg:y2="13.845cm">
          <text:p/>
        </draw:line>
        <draw:line draw:style-name="gr6" draw:text-style-name="P6" draw:layer="layout" svg:x1="22.177cm" svg:y1="13.845cm" svg:x2="26.317cm" svg:y2="13.845cm">
          <text:p/>
        </draw:line>
        <draw:line draw:style-name="gr6" draw:text-style-name="P6" draw:layer="layout" svg:x1="26.317cm" svg:y1="11.757cm" svg:x2="30.458cm" svg:y2="11.757cm">
          <text:p/>
        </draw:line>
        <draw:line draw:style-name="gr6" draw:text-style-name="P6" draw:layer="layout" svg:x1="28.388cm" svg:y1="11.757cm" svg:x2="28.388cm" svg:y2="13.783cm">
          <text:p/>
        </draw:line>
        <draw:line draw:style-name="gr6" draw:text-style-name="P6" draw:layer="layout" svg:x1="26.317cm" svg:y1="13.783cm" svg:x2="30.458cm" svg:y2="13.783cm">
          <text:p/>
        </draw:line>
        <draw:path draw:style-name="gr7" draw:text-style-name="P7" draw:layer="layout" svg:width="0.404cm" svg:height="0.6cm" svg:x="1.552cm" svg:y="19.694cm" svg:viewBox="0 0 405 601" svg:d="M405 300v16 16l-1 16-1 15-2 15-2 14-1 14-3 12-3 13-3 11-3 12-4 10-3 11-4 10-5 9-4 9-5 9-5 8-5 8-5 7-6 7-6 6-6 6-6 6-6 5-7 5-6 4-7 5-7 3-8 4-7 2-9 3-7 2-8 2-8 2-8 1-8 1-8 1h-9l-8 1-9-1h-8l-8-1-8-1-8-1-8-2-8-2-7-2-8-3-8-2-7-4-7-3-7-5-6-4-7-5-6-5-6-6-6-6-6-6-5-7-6-7-5-8-5-8-4-9-5-9-4-9-4-10-3-10-4-11-3-11-3-12-3-12-2-13-2-13-2-15-1-15-1-15-1-15v-17-16-17-17l1-16 1-16 1-15 2-14 2-13 2-13 3-13 3-11 3-12 4-11 3-10 4-10 5-10 4-8 4-9 5-8 6-7 5-8 6-6 5-7 6-6 6-5 7-5 6-4 7-5 7-4 7-3 7-3 8-2 8-3 7-2 8-2 8-1 8-2 9-1h8l9-1h8 9l8 1h8l8 1 8 2 8 1 7 2 9 2 7 3 8 2 7 3 7 3 7 4 6 5 7 4 6 5 7 5 5 6 6 7 6 6 5 8 5 7 5 8 5 9 4 8 4 10 4 10 4 10 3 11 3 12 4 11 2 13 3 13 2 13 1 14 2 15 1 16 1 16v17zM330 300v-14-13l-1-13-1-12v-12l-1-11-1-11-2-10-1-10-2-9-1-9-2-9-2-9-2-7-3-8-2-7-3-7-3-6-3-6-3-6-3-5-4-5-3-5-4-5-4-3-4-4-4-4-6-3-4-3-5-2-4-2-5-2-5-2-5-1-6-1-5-2h-5l-6-1h-6-6-6-6l-6 1h-5l-6 2-6 1-5 1-5 2-5 2-5 2-5 3-4 3-5 2-4 4-4 4-4 4-4 4-4 5-3 5-3 6-4 5-3 6-2 6-3 7-3 8-2 7-2 8-2 8-2 9-2 9-1 9-2 10-1 11-1 10-1 12-1 11v13l-1 12v13 14 13 13l1 12v12l1 12 1 12 1 10 1 11 2 10 1 9 2 9 2 8 2 9 2 8 3 7 2 7 3 8 3 6 3 6 3 6 3 5 4 5 4 5 3 5 4 4 4 4 4 3 5 3 4 3 5 3 5 2 5 2 5 2 5 1 5 2 6 1 5 1h6l6 1h6 6l5-1h6l5-1 6-1 5-2 5-1 5-2 5-2 5-2 4-3 5-3 5-3 4-3 4-4 4-4 4-5 4-5 3-5 3-5 3-6 4-6 2-6 3-8 3-7 2-7 3-8 2-9 2-8 2-9 1-9 2-10 1-11 1-10 1-12 1-12 1-12v-12l1-13z">
          <text:p/>
        </draw:path>
        <draw:polygon draw:style-name="gr7" draw:text-style-name="P7" draw:layer="layout" svg:width="0.386cm" svg:height="0.591cm" svg:x="1.09cm" svg:y="15.53cm" svg:viewBox="0 0 387 592" draw:points="0,592 0,539 5,530 9,520 14,511 19,502 24,494 29,486 34,477 40,469 45,462 51,454 58,447 64,440 70,433 76,426 83,419 89,412 96,406 102,399 109,393 116,387 122,381 129,375 136,369 142,364 149,358 156,353 162,347 169,342 175,337 182,331 188,326 195,321 201,316 207,311 213,306 219,301 225,295 230,290 236,285 241,280 247,275 251,270 256,264 262,259 266,254 270,248 274,243 278,238 281,232 285,226 288,221 291,215 293,209 296,203 297,196 299,190 300,183 301,177 301,170 302,163 301,158 301,153 301,148 300,144 299,139 299,135 298,131 297,127 296,123 294,119 292,115 291,112 289,108 287,104 285,101 282,98 280,95 278,92 275,89 273,87 269,84 267,82 263,80 260,77 256,75 253,74 249,72 245,70 242,69 237,68 233,66 230,65 225,64 221,63 217,63 213,62 208,62 203,61 199,61 194,61 190,61 185,61 181,62 177,62 172,62 168,63 164,64 160,65 156,66 152,67 148,68 144,70 141,71 137,73 134,75 130,77 127,79 123,81 120,83 117,86 114,88 111,91 109,94 106,96 103,100 101,103 98,107 96,111 94,114 92,118 90,121 88,125 87,129 85,133 84,137 83,142 82,146 81,151 80,155 80,160 3,153 5,147 6,141 7,135 8,129 10,123 12,117 14,111 16,104 18,99 21,93 24,88 27,82 30,77 33,72 37,67 41,62 45,58 49,53 54,49 58,45 63,41 68,37 74,33 79,29 85,26 91,23 97,20 103,17 109,14 116,12 123,9 130,7 137,5 145,4 152,3 160,2 169,1 177,0 185,0 194,0 203,0 211,0 219,1 227,1 235,2 243,3 250,5 257,6 266,8 273,10 279,12 286,15 292,17 298,20 304,23 309,26 315,29 320,33 325,37 329,41 334,45 339,49 343,53 347,58 350,63 354,68 357,74 360,79 363,85 365,91 368,96 370,103 372,110 373,117 375,124 376,131 377,138 377,145 378,153 378,160 378,166 377,172 377,178 376,183 375,189 374,195 372,200 371,205 369,211 367,216 365,221 363,227 360,232 358,237 355,242 352,247 349,252 346,257 342,262 339,266 335,271 332,276 328,281 324,286 320,290 316,295 312,299 308,304 303,308 298,313 294,317 289,322 285,326 280,331 275,335 270,339 265,344 260,348 254,352 249,357 244,361 239,365 234,369 229,373 224,378 219,382 214,386 208,390 203,395 198,399 193,403 188,407 183,411 178,415 174,420 169,424 164,428 159,432 154,436 150,440 146,445 141,449 137,453 133,458 129,462 125,466 121,470 117,475 114,479 110,483 106,488 103,492 100,496 97,501 94,506 91,510 89,514 86,519 84,524 82,529 387,529 387,592">
          <text:p/>
        </draw:polygon>
        <draw:path draw:style-name="gr7" draw:text-style-name="P7" draw:layer="layout" svg:width="0.404cm" svg:height="0.599cm" svg:x="1.552cm" svg:y="15.53cm" svg:viewBox="0 0 405 600" svg:d="M405 299v17 16l-1 16-1 15-2 15-2 14-1 13-3 13-3 12-3 12-3 11-4 11-3 10-4 10-5 9-4 9-5 9-5 8-5 8-5 7-6 7-6 7-6 6-6 5-6 6-7 5-6 4-7 4-7 4-8 3-7 3-9 2-7 3-8 2-8 1-8 2-8 1-8 1h-9-8-9-8l-8-1-8-1-8-2-8-1-8-2-7-3-8-2-8-3-7-3-7-4-7-4-6-4-7-5-6-6-6-5-6-6-6-7-5-7-6-7-5-8-5-8-4-8-5-9-4-10-4-9-3-11-4-11-3-11-3-11-3-13-2-13-2-13-2-14-1-15-1-14-1-17v-16-17-17-17l1-16 1-15 1-15 2-14 2-14 2-13 3-12 3-12 3-12 4-10 3-11 4-10 5-9 4-9 4-8 5-9 6-7 5-7 6-7 5-6 6-6 6-5 7-5 6-5 7-4 7-4 7-3 7-3 8-3 8-2 7-2 8-2 8-2 8-1 9-1 8-1h9 8 9 8l8 1 8 1 8 1 8 2 7 2 9 2 7 2 8 3 7 3 7 3 7 4 6 4 7 5 6 5 7 5 5 6 6 6 6 7 5 7 5 7 5 9 5 8 4 9 4 9 4 10 4 11 3 10 3 12 4 12 2 12 3 13 2 14 1 14 2 15 1 15 1 16v17zM330 299v-13-13l-1-13-1-13v-11l-1-11-1-11-2-11-1-9-2-10-1-9-2-9-2-8-2-8-3-8-2-7-3-6-3-7-3-6-3-5-3-6-4-5-3-5-4-4-4-4-4-4-4-3-6-3-4-3-5-3-4-2-5-1-5-2-5-2-6-1-5-1-5-1h-6l-6-1h-6-6l-6 1h-6l-5 1-6 1-6 1-5 2-5 2-5 1-5 2-5 3-4 3-5 3-4 3-4 4-4 4-4 5-4 4-3 6-3 5-4 6-3 6-2 6-3 7-3 7-2 7-2 8-2 9-2 9-2 8-1 10-2 10-1 10-1 11-1 11-1 12v12l-1 13v13 13 14 12l1 13v12l1 12 1 11 1 11 1 10 2 10 1 9 2 9 2 9 2 8 2 8 3 8 2 7 3 7 3 6 3 6 3 6 3 6 4 5 4 4 3 5 4 4 4 4 4 4 5 3 4 3 5 3 5 2 5 2 5 2 5 1 5 1 6 1 5 1 6 1h6 6 6 5l6-1 5-1 6-1 5-1 5-1 5-2 5-2 5-2 4-3 5-3 5-3 4-4 4-4 4-4 4-5 4-4 3-5 3-6 3-6 4-6 2-6 3-7 3-7 2-8 3-8 2-8 2-9 2-9 1-9 2-10 1-10 1-11 1-11 1-12 1-12v-13l1-12z">
          <text:p/>
        </draw:path>
        <draw:path draw:style-name="gr7" draw:text-style-name="P7" draw:layer="layout" svg:width="0.427cm" svg:height="0.582cm" svg:x="1.067cm" svg:y="11.374cm" svg:viewBox="0 0 428 583" svg:d="M345 450v133h-71v-133h-274v-58l267-392h78v392h83v58zM274 84v1l-1 1v1 1l-1 1v1l-1 1v1l-1 1-1 1-1 2v1l-1 1-1 2-1 1v1l-1 2-1 1-1 2-1 1-1 2v1l-1 2-1 1-1 2-1 1-1 2-1 1v2l-1 1-1 2-1 1-1 1v2l-1 1-1 1v1l-1 1-149 220-1 1-1 1v1l-1 1-1 2-1 1h-1l-1 1v1l-1 2-1 1v1l-2 1v1l-1 1-1 1-1 2v1l-1 1-1 1-1 1-1 1-1 1v1l-1 1-1 1-1 1-1 1-1 1v1l-1 1-1 1v1l-1 1-1 1-1 1v1h205z">
          <text:p/>
        </draw:path>
        <draw:path draw:style-name="gr7" draw:text-style-name="P7" draw:layer="layout" svg:width="0.404cm" svg:height="0.6cm" svg:x="1.552cm" svg:y="11.365cm" svg:viewBox="0 0 405 601" svg:d="M405 300v17 16l-1 16-1 15-2 14-2 14-1 13-3 13-3 12-3 12-3 11-4 11-3 10-4 10-5 10-4 9-5 8-5 9-5 7-5 8-6 7-6 6-6 6-6 6-6 5-7 5-6 4-7 4-7 4-8 3-7 3-9 3-7 2-8 2-8 2-8 1-8 1-8 1h-9l-8 1-9-1h-8l-8-1-8-1-8-1-8-2-8-2-7-2-8-3-8-3-7-3-7-4-7-4-6-4-7-5-6-5-6-6-6-6-6-6-5-7-6-7-5-8-5-8-4-9-5-9-4-9-4-10-3-11-4-10-3-11-3-12-3-12-2-13-2-14-2-14-1-14-1-15-1-15v-17-17-17-17l1-16 1-16 1-15 2-14 2-13 2-14 3-12 3-12 3-11 4-11 3-10 4-10 5-10 4-9 4-8 5-8 6-8 5-7 6-7 5-6 6-6 6-5 7-5 6-4 7-5 7-4 7-3 7-3 8-2 8-3 7-2 8-2 8-2 8-1 9-1h8l9-1h8 9l8 1h8l8 1 8 1 8 2 7 2 9 2 7 3 8 2 7 3 7 3 7 4 6 5 7 4 6 5 7 5 5 6 6 6 6 7 5 7 5 8 5 8 5 8 4 9 4 10 4 10 4 10 3 11 3 11 4 12 2 12 3 14 2 13 1 14 2 15 1 16 1 16v17zM330 300v-14-13l-1-13-1-12v-12l-1-11-1-11-2-10-1-10-2-10-1-9-2-8-2-9-2-7-3-8-2-7-3-7-3-6-3-7-3-5-3-6-4-5-3-4-4-5-4-4-4-3-4-4-6-3-4-3-5-2-4-2-5-2-5-2-5-1-6-2-5-1-5-1h-6-6l-6-1-6 1h-6-6l-5 1-6 1-6 2-5 1-5 2-5 2-5 2-5 2-4 3-5 3-4 4-4 4-4 4-4 4-4 5-3 5-3 5-4 6-3 6-2 6-3 7-3 7-2 8-2 8-2 8-2 9-2 9-1 9-2 10-1 10-1 11-1 12-1 11v12l-1 13v13 14 13 14l1 12v12l1 12 1 10 1 11 1 10 2 10 1 10 2 9 2 8 2 8 2 9 3 7 2 7 3 7 3 7 3 6 3 6 3 5 4 5 4 5 3 5 4 3 4 4 4 4 5 3 4 3 5 3 5 2 5 2 5 2 5 1 5 2 6 1 5 1h6l6 1h6 6l5-1h6l5-1 6-1 5-2 5-1 5-2 5-2 5-2 4-3 5-3 5-3 4-4 4-4 4-3 4-5 4-5 3-5 3-5 3-6 4-6 2-7 3-7 3-7 2-7 3-9 2-8 2-8 2-9 1-10 2-10 1-10 1-11 1-10 1-12 1-12v-12l1-14z">
          <text:p/>
        </draw:path>
        <draw:path draw:style-name="gr7" draw:text-style-name="P7" draw:layer="layout" svg:width="0.39cm" svg:height="0.6cm" svg:x="1.091cm" svg:y="7.2cm" svg:viewBox="0 0 391 601" svg:d="M391 402v9 8l-1 9-1 8-1 8-1 8-2 8-2 8-2 7-2 8-3 7-2 7-3 7-3 6-4 6-4 7-4 6-4 5-4 6-5 5-5 6-5 5-5 4-6 4-6 5-6 4-6 3-6 4-7 3-7 3-7 3-8 3-8 2-8 2-7 1-9 2-8 1h-9l-9 1h-9-10l-10-1-9-1-9-1-9-2-9-2-9-3-8-3-8-3-8-4-7-4-7-4-7-5-7-5-6-5-7-6-6-6-5-7-6-6-5-7-5-8-4-8-5-8-4-8-4-9-4-9-3-10-3-10-3-10-3-10-2-11-2-11-2-11-2-12-1-12-1-12-1-13-1-13v-13-13-16-15l1-15 1-14 1-14 2-13 2-14 2-13 2-12 3-12 3-11 3-11 4-11 3-11 4-9 5-10 4-9 5-9 5-8 5-9 6-7 5-7 6-7 6-7 7-6 6-6 7-5 7-5 8-5 7-4 8-3 8-4 9-3 8-3 9-2 9-1 9-2 9-1h9l10-1h6l6 1h5 6l6 1 5 1 6 1h5l6 1 5 2 5 1 6 2 5 1 5 2 5 2 4 2 5 2 4 3 5 2 4 3 4 3 4 3 4 3 4 3 4 4 4 4 3 3 4 5 3 4 4 4 3 5 3 5 3 5 3 5 2 6 2 5 3 6 2 6 2 7 2 6-71 13-2-7-3-7-3-7-3-6-4-5-4-6-4-4-4-5-6-4-5-3-5-4-6-2-5-3-6-2-6-2-6-1-6-2-6-1h-6-7-6-6l-6 1-5 1-6 2-5 1-6 2-5 2-5 3-5 2-5 3-5 4-4 3-5 4-4 5-4 4-4 5-4 5-4 5-3 6-4 6-3 6-3 6-3 7-3 7-2 7-3 8-2 8-2 8-2 9-2 8-2 10-1 9-1 10-1 10-1 10-1 11v10 12 12l4-8 5-7 4-7 5-6 6-6 6-6 6-5 7-5 6-4 8-4 7-4 8-3 8-3 8-3 8-2 9-2 8-1 9-1 10-1h9 8l8 1h7l8 1 7 1 7 1 7 2 8 2 6 2 7 3 6 2 7 4 6 2 5 4 6 3 5 4 5 5 5 4 5 4 5 5 4 5 5 5 4 6 4 5 3 7 4 6 3 6 3 6 3 7 2 7 3 7 2 7 2 7 2 7 1 8 1 8 1 8 1 8v9zM316 405v-6l-1-5v-6-6l-1-5-1-6-1-5-1-5-1-5-2-5-1-5-2-5-2-4-2-5-2-4-2-4-3-4-2-4-3-3-3-4-3-3-3-3-4-3-4-3-4-3-3-2-4-3-5-3-3-2-5-2-4-2-5-1-5-2-5-1-5-1-5-1-5-1h-6-5l-6-1h-4l-4 1h-4-4l-4 1-4 1-4 1-4 1-4 1-5 1-4 1-4 1-4 2-4 2-3 2-4 3-4 2-3 2-4 2-3 3-4 3-3 3-3 3-2 3-3 4-3 3-3 4-2 4-3 4-2 4-1 5-2 4-2 5-1 5-1 5-1 6-1 6-1 5v6 7 6 6l1 7 1 6v6l1 6 1 6 1 5 2 6 1 6 2 5 2 6 2 5 2 5 2 5 3 5 2 4 3 5 3 4 3 4 3 4 4 4 3 4 4 4 3 3 4 3 4 3 4 3 4 2 5 3 4 2 4 2 5 2 5 2 5 1 5 1 5 1h5l5 1h6 5l5-1h5l5-1h5l5-1 5-1 4-2 4-1 5-2 4-2 4-2 4-2 4-3 3-3 4-2 4-3 4-3 3-4 3-3 3-4 3-3 2-4 3-4 2-5 3-4 2-4 1-5 2-5 2-5 1-5 2-5 1-6 1-5 1-6v-5l1-6v-6l1-6z">
          <text:p/>
        </draw:path>
        <draw:path draw:style-name="gr7" draw:text-style-name="P7" draw:layer="layout" svg:width="0.404cm" svg:height="0.6cm" svg:x="1.552cm" svg:y="7.2cm" svg:viewBox="0 0 405 601" svg:d="M405 301v17 16l-1 15-1 15-2 15-2 13-1 14-3 12-3 13-3 12-3 11-4 11-3 10-4 10-5 9-4 9-5 9-5 8-5 8-5 7-6 7-6 7-6 6-6 5-6 5-7 5-6 5-7 4-7 3-8 4-7 2-9 3-7 2-8 2-8 2-8 1-8 2h-8l-9 1h-8-9l-8-1h-8l-8-2-8-1-8-2-8-2-7-2-8-3-8-2-7-4-7-3-7-4-6-5-7-5-6-5-6-5-6-6-6-7-5-7-6-7-5-8-5-8-4-9-5-8-4-10-4-10-3-10-4-11-3-11-3-12-3-12-2-13-2-13-2-14-1-15-1-15-1-15v-16-17-18-17l1-16 1-15 1-15 2-15 2-13 2-13 3-12 3-12 3-12 4-11 3-10 4-10 5-9 4-9 4-9 5-8 6-7 5-8 6-6 5-7 6-5 6-5 7-6 6-4 7-4 7-4 7-4 7-2 8-3 8-2 7-3 8-1 8-2 8-1 9-1 8-1h9l8-1 9 1h8l8 1 8 1 8 1 8 2 7 1 9 3 7 2 8 3 7 2 7 4 7 4 6 4 7 4 6 6 7 5 5 5 6 7 6 6 5 8 5 7 5 8 5 9 4 9 4 9 4 10 4 10 3 11 3 12 4 12 2 12 3 13 2 13 1 15 2 15 1 15 1 16v17zM330 301v-14-14l-1-12-1-13v-11l-1-12-1-10-2-11-1-10-2-9-1-9-2-9-2-8-2-8-3-8-2-7-3-6-3-7-3-6-3-6-3-5-4-5-3-5-4-4-4-4-4-4-4-4-6-2-4-3-5-3-4-2-5-2-5-2-5-1-6-1-5-1-5-1-6-1h-6-6-6-6l-6 1-5 1-6 1-6 1-5 1-5 2-5 2-5 2-5 3-4 3-5 3-4 3-4 4-4 4-4 4-4 5-3 5-3 6-4 5-3 7-2 6-3 7-3 7-2 7-2 8-2 9-2 8-2 9-1 10-2 10-1 10-1 11-1 11-1 12v12l-1 12v14 14 13 13l1 12v12l1 12 1 11 1 11 1 10 2 10 1 9 2 9 2 9 2 8 2 8 3 7 2 8 3 7 3 6 3 6 3 6 3 6 4 4 4 5 3 5 4 4 4 4 4 3 5 3 4 4 5 2 5 3 5 1 5 2 5 2 5 1 6 1 5 1 6 1h6 6 6 5l6-1 5-1 6-1 5-1 5-2 5-2 5-1 5-3 4-2 5-4 5-3 4-3 4-4 4-4 4-5 4-5 3-4 3-6 3-6 4-6 2-6 3-7 3-8 2-7 3-8 2-8 2-9 2-9 1-9 2-10 1-10 1-11 1-11 1-12 1-12v-12l1-13z">
          <text:p/>
        </draw:path>
        <draw:path draw:style-name="gr7" draw:text-style-name="P7" draw:layer="layout" svg:width="0.398cm" svg:height="0.599cm" svg:x="1.084cm" svg:y="3.036cm" svg:viewBox="0 0 399 600" svg:d="M399 429v8l-1 7v7l-1 7-1 7-2 7-1 7-2 7-2 6-2 6-3 6-2 6-3 6-3 6-4 5-4 5-4 5-4 5-5 5-4 5-5 4-5 5-6 4-6 3-6 4-6 4-6 3-8 3-7 3-8 3-8 2-7 2-8 2-9 2-9 1-9 1-9 1-10 1h-10-10-10-9l-10-1-10-1-9-1-8-1-9-2-8-2-8-2-8-2-7-3-7-3-7-3-7-3-6-4-6-3-6-4-5-4-5-4-6-5-4-4-5-5-4-5-4-5-4-5-3-6-4-5-3-6-3-6-2-6-2-7-2-6-2-7-1-6-2-7-1-7-1-7v-7-7l-1-7 1-7v-6-6l1-6 1-6 1-5 1-6 2-5 1-5 2-5 2-5 2-5 3-4 2-5 2-4 3-4 3-5 3-4 3-3 3-4 3-3 4-4 3-3 4-3 4-3 3-3 4-2 4-3 4-2 4-3 5-2 4-2 4-2 4-2 4-1 5-1 4-2 5-1 4-1 5-1v-1l-5-2-5-1-4-1-5-2-5-2-4-2-4-2-4-2-4-2-4-3-4-3-3-2-4-4-3-3-4-3-3-3-3-3-3-3-3-4-2-3-3-4-2-4-3-4-2-4-2-4-2-4-2-4-1-4-2-4-1-5-2-4-1-5-1-4v-4l-1-5-1-5v-4l-1-5v-5-5-6-6l1-6 1-6 1-6 1-5 2-6 1-5 3-6 2-5 2-6 3-5 3-5 3-5 4-5 3-4 4-5 4-5 4-4 5-4 5-4 4-4 6-3 5-4 6-3 6-4 6-2 6-3 6-3 7-2 7-2 8-2 7-2 7-2 8-1 8-1 9-1 8-1h9 8 10 9l9 1 8 1 9 1 8 1 8 2 8 2 7 2 7 2 7 2 6 3 7 3 7 3 6 3 5 3 6 4 5 4 5 3 5 5 4 4 5 4 4 4 3 5 4 5 3 4 3 5 3 5 3 6 2 5 2 6 2 5 2 6 1 6 2 5 1 6v6l1 6v6 6 5 4 5l-1 5v4l-1 5-1 5-1 4-2 4-1 5-1 4-2 4-1 5-2 4-2 4-2 4-2 4-2 3-3 4-3 4-2 3-3 4-3 3-3 3-3 3-3 4-4 2-3 4-4 3-4 3-4 2-4 2-4 2-4 2-5 2-5 2-4 1-5 2-5 1-5 1v2h5l5 1 5 2 4 1 5 1 6 2 5 2 4 2 4 2 5 2 4 2 4 2 4 3 4 3 4 2 3 3 4 3 3 4 3 3 4 4 3 3 3 4 3 4 2 4 3 4 2 5 3 4 2 5 2 4 2 5 1 5 2 6 1 5 1 5 1 6 1 5 1 6 1 6v6zM307 154v-4-4l-2-5v-4l-1-4v-4l-1-4-1-3-1-4-1-4-1-4-1-3-2-3-1-4-2-3-2-3-2-3-2-3-2-2-3-3-3-3-2-2-3-2-3-3-4-2-3-2-4-1-4-2-3-2-4-1-5-2-4-1-5-1-5-1-5-1-5-1h-5-6l-6-1h-6-5l-6 1h-5-5l-5 1-5 1-5 1-4 1-5 1-4 2-4 1-4 2-4 2-3 1-4 2-3 2-3 3-3 2-3 2-2 3-3 3-2 2-2 3-3 3-1 3-2 3-2 4-2 3-1 3-1 4-1 4-1 4-1 3-1 4v4l-1 4v4l-1 5v4 4 4 3l1 4v3 4l1 3v4l1 3 1 4 1 4 1 3 1 4 1 3 1 4 2 3 2 3 2 4 2 2 2 4 2 3 3 3 2 2 3 3 3 3 4 2 3 3 4 2 3 2 4 2 4 2 5 2 4 2 5 1 5 1 6 1 5 1 6 1h6 6l7 1 6-1h7 6l6-1 6-1 6-1 5-1 5-1 4-2 5-2 4-2 4-2 4-2 3-2 4-3 3-2 3-3 3-3 2-2 2-3 3-3 2-4 1-2 2-4 2-3 1-3 1-4 2-3 1-4v-3l1-4 1-4v-3l1-4v-3-4-3l2-4v-3zM321 422v-4-4-4-4l-1-4-1-4-1-4v-4l-1-4-1-4-1-4-2-4-2-3-1-4-2-3-3-4-2-3-3-4-2-3-3-3-3-3-3-3-4-2-3-3-4-2-4-3-4-2-4-2-5-2-4-2-5-2-5-2-5-1-6-1-6-1-6-1-6-1h-7l-6-1h-8-6l-6 1h-6l-6 1-5 1-6 1-5 1-5 1-5 2-5 2-4 2-5 2-4 2-4 2-4 3-4 2-3 3-3 2-3 3-3 3-3 3-3 4-2 3-3 3-2 4-1 3-3 4-1 4-2 4-1 4-1 4-2 4v4l-1 4-1 4-1 4v4 5 4l-1 4 1 5v6 5 5l1 5 1 5 1 4v5l2 5 1 4 1 5 2 4 1 4 3 4 1 4 3 4 2 3 2 4 3 3 3 3 3 4 3 2 4 3 3 3 4 2 4 3 4 2 4 2 5 2 4 2 5 1 5 2 5 1 6 1 5 1 6 1 6 1h6 7 6 7 6 6l6-1 6-1 6-1 5-1 6-1 5-2 4-1 5-2 4-2 4-2 4-2 4-3 4-2 3-3 4-3 2-2 4-4 2-3 3-3 2-4 2-3 4-4 1-4 2-4 1-4 2-5 1-4 1-5 1-4 1-5 1-5 1-5 1-5v-5-6-5z">
          <text:p/>
        </draw:path>
        <draw:path draw:style-name="gr7" draw:text-style-name="P7" draw:layer="layout" svg:width="0.404cm" svg:height="0.599cm" svg:x="1.552cm" svg:y="3.036cm" svg:viewBox="0 0 405 600" svg:d="M405 301v16 16l-1 16-1 15-2 14-2 14-1 13-3 13-3 12-3 12-3 11-4 11-3 10-4 10-5 10-4 9-5 8-5 8-5 8-5 8-6 6-6 7-6 6-6 6-6 5-7 5-6 4-7 4-7 4-8 3-7 3-9 2-7 3-8 2-8 1-8 2-8 1-8 1h-9-8-9-8l-8-1-8-1-8-2-8-1-8-2-7-3-8-2-8-3-7-3-7-4-7-4-6-4-7-5-6-5-6-6-6-6-6-7-5-6-6-8-5-7-5-8-4-9-5-9-4-9-4-10-3-11-4-11-3-10-3-12-3-13-2-13-2-13-2-14-1-14-1-15-1-16v-16-16-18-16l1-17 1-16 1-15 2-14 2-14 2-13 3-12 3-12 3-11 4-11 3-10 4-10 5-10 4-9 4-8 5-9 6-7 5-7 6-7 5-6 6-6 6-5 7-5 6-5 7-4 7-4 7-3 7-3 8-3 8-2 7-2 8-2 8-2 8-1 9-1h8l9-1h8 9l8 1h8l8 1 8 1 8 2 7 2 9 2 7 2 8 3 7 3 7 3 7 4 6 4 7 5 6 5 7 5 5 6 6 6 6 7 5 7 5 7 5 9 5 8 4 9 4 10 4 10 4 10 3 11 3 11 4 12 2 12 3 13 2 14 1 14 2 15 1 16 1 17v16zM330 301v-14-13l-1-13-1-13v-12l-1-11-1-11-2-11-1-9-2-10-1-9-2-9-2-8-2-8-3-7-2-7-3-7-3-7-3-6-3-5-3-6-4-5-3-5-4-4-4-4-4-4-4-3-6-3-4-3-5-2-4-2-5-2-5-2-5-2-6-1-5-1-5-1h-6l-6-1h-6-6l-6 1h-6l-5 1-6 1-6 1-5 2-5 2-5 2-5 2-5 2-4 3-5 3-4 3-4 4-4 5-4 4-4 5-3 5-3 5-4 6-3 6-2 6-3 7-3 7-2 7-2 9-2 8-2 9-2 9-1 9-2 10-1 10-1 11-1 11-1 12v13l-1 13v13 14 13 12l1 13v12l1 11 1 11 1 11 1 10 2 10 1 10 2 8 2 9 2 8 2 8 3 8 2 7 3 7 3 6 3 7 3 5 3 6 4 5 4 5 3 4 4 4 4 4 4 4 5 3 4 3 5 3 5 2 5 2 5 2 5 1 5 1 6 2h5l6 1 6 1h6 6l5-1 6-1h5l6-2 5-1 5-1 5-2 5-2 5-2 4-3 5-3 5-3 4-4 4-4 4-4 4-4 4-5 3-5 3-6 3-5 4-7 2-6 3-7 3-7 2-8 3-8 2-8 2-9 2-8 1-10 2-10 1-10 1-11 1-11 1-11 1-12v-13l1-12z">
          <text:p/>
        </draw:path>
        <draw:line draw:style-name="gr8" draw:text-style-name="P6" draw:layer="layout" svg:x1="2.067cm" svg:y1="19.994cm" svg:x2="2.163cm" svg:y2="19.994cm">
          <text:p/>
        </draw:line>
        <draw:line draw:style-name="gr8" draw:text-style-name="P6" draw:layer="layout" svg:x1="2.067cm" svg:y1="15.83cm" svg:x2="2.163cm" svg:y2="15.83cm">
          <text:p/>
        </draw:line>
        <draw:line draw:style-name="gr8" draw:text-style-name="P6" draw:layer="layout" svg:x1="2.067cm" svg:y1="11.665cm" svg:x2="2.163cm" svg:y2="11.665cm">
          <text:p/>
        </draw:line>
        <draw:line draw:style-name="gr8" draw:text-style-name="P6" draw:layer="layout" svg:x1="2.067cm" svg:y1="7.5cm" svg:x2="2.163cm" svg:y2="7.5cm">
          <text:p/>
        </draw:line>
        <draw:line draw:style-name="gr8" draw:text-style-name="P6" draw:layer="layout" svg:x1="2.067cm" svg:y1="3.336cm" svg:x2="2.163cm" svg:y2="3.336cm">
          <text:p/>
        </draw:line>
        <draw:line draw:style-name="gr8" draw:text-style-name="P6" draw:layer="layout" svg:x1="10.445cm" svg:y1="20.976cm" svg:x2="10.445cm" svg:y2="20.879cm">
          <text:p/>
        </draw:line>
        <draw:line draw:style-name="gr8" draw:text-style-name="P6" draw:layer="layout" svg:x1="24.247cm" svg:y1="20.976cm" svg:x2="24.247cm" svg:y2="20.879cm">
          <text:p/>
        </draw:line>
        <draw:path draw:style-name="gr7" draw:text-style-name="P7" draw:layer="layout" svg:width="0.404cm" svg:height="0.6cm" svg:x="9.89cm" svg:y="21.044cm" svg:viewBox="0 0 405 601" svg:d="M405 301v17 16l-1 15-1 15-2 15-1 13-2 14-3 12-3 13-3 11-3 12-3 11-4 10-4 10-4 9-5 9-4 9-5 8-6 8-5 7-6 7-5 7-6 6-7 5-6 5-6 5-7 5-7 4-7 3-8 4-7 2-8 3-7 2-8 3-8 1-8 1-8 1-8 1-8 1h-9-8l-9-1-8-1-8-1-8-1-8-1-8-3-7-2-8-3-7-2-8-4-7-3-6-4-7-5-7-5-6-5-6-5-6-6-6-7-6-7-5-7-5-8-5-8-4-9-5-8-4-10-4-10-3-10-4-11-3-11-3-12-2-12-4-13-2-13-1-14-2-15-1-15-1-15v-16-17-17-17l1-16 1-15 2-16 1-15 2-13 4-13 2-12 3-12 3-12 4-11 3-10 4-10 4-9 5-9 5-9 5-8 5-7 5-7 5-7 6-7 6-5 6-6 7-5 6-4 7-5 7-3 7-4 7-2 8-3 8-2 7-2 8-3 8-1 8-1 9-1 8-1 9-1h9 8l8 1 8 1 8 1 8 1 8 1 7 3 8 2 7 2 7 3 8 2 7 4 7 3 6 5 7 4 6 5 6 6 6 5 6 7 6 7 5 7 5 7 5 8 5 9 4 9 4 9 4 10 4 10 4 11 3 12 3 12 2 12 3 13 2 13 1 15 2 16 1 15 1 16v17zM330 301v-13l-1-13v-13l-1-13v-12l-1-11-1-11-2-11-1-10-1-9-2-9-2-9-2-8-2-8-3-8-2-7-3-7-3-6-3-6-3-6-3-5-4-5-3-5-4-4-4-4-4-4-4-3-4-4-5-2-5-3-4-2-5-2-5-2-5-1-5-1-6-1-5-1-6-1h-5-6-7-6l-6 1-5 1-6 1-5 1-6 1-5 2-5 2-5 2-5 3-4 3-5 3-4 3-4 4-4 4-4 4-3 5-4 5-3 6-4 5-2 6-3 7-3 7-3 7-2 7-2 8-2 9-2 8-2 9-2 10-1 10-1 10-1 12-1 11-1 12v12l-1 13v13 13 13 13l1 12v12l1 12 1 11 1 11 1 10 1 10 2 9 2 9 2 9 2 8 2 8 3 7 2 8 3 7 3 6 3 6 3 6 3 6 4 5 4 4 3 5 4 4 5 4 4 3 4 4 5 3 4 2 5 2 5 2 5 2 5 2 5 1 6 1 5 1 6 1h6 6 6 5l6-1 5-1 6-1 5-1 5-2 5-2 5-2 5-2 4-2 5-3 4-4 4-3 5-4 3-4 4-5 4-4 3-5 4-6 3-6 3-6 3-6 3-7 2-8 2-7 3-8 2-8 2-9 2-9 1-9 2-10 1-10 2-11 1-11v-12l1-12v-12l1-13z">
          <text:p/>
        </draw:path>
        <draw:polygon draw:style-name="gr7" draw:text-style-name="P7" draw:layer="layout" svg:width="0.593cm" svg:height="0.456cm" svg:x="10.384cm" svg:y="21.18cm" svg:viewBox="0 0 594 457" draw:points="261,457 261,172 261,166 261,159 261,153 260,148 260,142 260,137 259,132 258,127 258,122 257,117 256,113 255,109 254,105 252,101 251,98 250,94 248,91 246,88 245,85 243,82 241,80 239,77 237,75 234,73 232,71 229,69 226,67 224,66 221,64 218,63 214,62 211,61 208,60 204,60 200,59 196,58 192,58 188,58 184,57 179,57 174,58 170,58 165,58 161,59 157,60 153,61 148,62 144,64 140,65 136,67 133,69 129,71 125,73 122,76 119,78 116,81 112,84 110,87 107,91 104,94 101,98 99,101 97,105 94,109 92,114 90,118 88,122 86,127 85,132 83,137 82,142 81,148 80,153 79,159 78,165 77,171 77,177 76,183 76,190 76,196 76,457 2,457 2,104 2,101 2,98 2,95 2,92 2,90 2,86 2,84 2,81 2,78 2,74 2,72 2,68 2,65 2,62 2,59 2,56 2,54 2,51 1,48 1,45 1,42 1,40 1,37 1,34 1,32 1,30 1,27 1,25 1,23 1,21 1,19 0,18 0,16 0,14 0,13 0,12 0,11 0,10 0,9 0,8 70,8 70,9 70,10 70,11 70,12 70,13 70,15 71,16 71,18 71,19 71,21 71,23 71,25 71,27 71,29 71,31 71,34 71,36 71,38 71,40 72,43 72,45 72,48 72,50 72,52 73,55 73,57 73,60 73,62 73,64 73,67 73,69 73,72 73,74 73,76 73,78 73,80 73,81 73,83 73,85 75,85 76,81 79,77 81,74 83,70 85,66 87,63 89,60 92,56 94,53 96,50 98,46 101,44 103,41 106,38 109,35 111,33 114,30 117,28 120,25 123,23 126,21 129,19 133,17 136,15 140,13 143,12 147,10 151,9 154,7 159,6 162,5 167,4 171,3 176,2 180,2 185,1 190,1 195,0 200,0 205,0 215,0 225,1 234,2 243,3 251,5 258,7 266,10 273,13 279,17 285,20 291,25 297,30 301,34 306,40 311,46 315,53 318,61 321,68 324,76 327,85 328,85 330,81 332,77 334,74 336,70 339,66 341,63 343,60 345,56 348,53 350,50 353,46 355,44 358,41 361,38 364,35 367,33 370,30 373,28 376,25 379,23 383,21 386,19 389,17 393,15 397,13 401,12 405,10 408,9 412,7 416,6 421,5 425,4 429,3 434,2 438,2 443,1 448,1 453,0 458,0 463,0 470,0 477,0 483,1 489,2 495,2 501,3 506,5 512,6 517,7 522,9 527,11 532,13 536,15 540,18 544,21 548,24 552,27 556,30 559,33 562,37 565,41 568,45 571,50 573,54 576,59 578,64 580,69 582,75 584,81 585,86 588,93 589,99 590,105 591,112 592,119 593,126 593,134 594,141 594,150 594,158 594,457 520,457 520,172 519,166 519,159 519,153 519,148 518,142 518,137 517,132 517,127 516,122 515,117 514,113 514,109 512,105 511,101 510,98 508,94 506,91 505,88 503,85 501,82 499,80 497,77 495,75 493,73 490,71 487,69 485,67 482,66 479,64 476,63 473,62 469,61 466,60 462,60 458,59 455,58 450,58 446,58 442,57 438,57 433,58 428,58 424,58 419,59 415,60 411,61 407,62 403,63 399,65 395,67 391,68 388,70 384,73 381,75 377,78 374,80 371,83 368,86 365,89 362,93 360,96 357,100 355,104 353,108 351,112 348,117 347,121 345,126 343,131 342,136 340,141 339,147 338,152 337,158 336,164 336,170 335,177 335,183 335,190 335,196 335,457">
          <text:p/>
        </draw:polygon>
        <draw:polygon draw:style-name="gr7" draw:text-style-name="P7" draw:layer="layout" svg:width="0.401cm" svg:height="0.591cm" svg:x="23.693cm" svg:y="21.053cm" svg:viewBox="0 0 402 592" draw:points="402,393 402,402 402,410 401,419 400,427 399,435 397,443 396,450 394,458 391,466 389,473 386,480 383,488 380,495 376,502 373,508 368,514 364,520 360,526 355,532 350,537 344,542 339,547 333,552 327,556 320,560 314,564 307,568 300,571 292,575 285,577 277,580 269,583 260,585 252,587 243,588 234,590 225,591 215,591 205,592 195,592 186,592 178,591 169,591 160,590 151,589 143,588 136,587 129,585 121,583 114,581 107,579 101,577 95,574 89,571 83,569 77,565 72,562 66,559 61,555 57,552 52,548 48,544 44,540 39,536 35,531 32,527 28,522 25,517 22,512 19,508 16,503 14,497 12,492 9,487 8,480 5,475 4,469 2,464 1,458 0,453 75,444 76,447 77,450 78,454 79,457 81,460 82,463 83,467 84,470 86,473 88,476 89,479 91,483 93,486 95,489 97,492 100,494 102,497 105,500 107,502 110,505 113,507 116,509 119,511 123,514 126,516 130,517 133,519 137,521 141,523 145,524 149,526 154,527 159,528 163,529 169,529 175,530 180,530 186,531 191,531 197,531 203,531 209,531 214,530 219,530 225,529 230,528 235,527 240,526 245,524 249,522 254,521 259,518 263,516 267,514 271,511 275,509 279,506 283,503 286,499 290,496 293,492 296,489 299,485 302,480 305,476 307,471 309,467 312,462 314,457 316,453 318,447 319,442 320,437 321,431 322,425 323,419 324,413 324,407 325,401 325,395 325,389 325,384 324,379 324,374 322,369 322,364 320,359 319,354 318,350 316,345 314,341 312,336 310,332 308,328 306,324 303,321 300,317 297,313 294,310 291,306 288,303 284,300 281,297 277,294 273,292 269,289 265,287 261,285 256,283 252,281 247,279 242,278 237,276 232,275 227,274 222,273 216,273 210,272 205,272 199,272 195,272 191,272 188,272 184,272 181,273 178,273 174,273 171,274 168,274 163,275 160,276 157,277 154,277 151,278 148,279 145,280 142,281 139,282 137,283 134,284 131,285 129,287 126,288 124,289 121,291 119,292 117,293 114,295 112,296 109,298 107,299 105,301 103,302 101,304 99,305 97,307 95,309 93,310 91,312 89,314 17,314 36,0 368,0 368,63 104,63 93,248 97,245 101,242 106,239 110,237 115,234 120,231 125,229 131,227 136,224 142,222 148,220 155,218 161,217 169,215 176,214 183,213 191,212 198,212 206,211 214,211 223,211 231,212 239,212 247,213 255,214 263,216 271,218 278,219 285,222 292,224 299,227 306,230 312,233 318,237 324,240 330,244 336,248 341,253 346,257 351,262 356,267 361,272 365,277 369,283 373,288 376,294 380,300 383,306 386,313 389,319 391,326 394,333 396,340 397,347 399,354 400,362 401,369 402,377 402,385">
          <text:p/>
        </draw:polygon>
        <draw:polygon draw:style-name="gr7" draw:text-style-name="P7" draw:layer="layout" svg:width="0.593cm" svg:height="0.456cm" svg:x="24.186cm" svg:y="21.18cm" svg:viewBox="0 0 594 457" draw:points="261,457 261,172 261,166 261,159 261,153 261,148 260,142 260,137 259,132 259,127 258,122 257,117 256,113 255,109 254,105 253,101 251,98 250,94 248,91 247,88 245,85 243,82 241,80 239,77 237,75 234,73 232,71 229,69 227,67 224,66 221,64 218,63 214,62 211,61 208,60 204,60 200,59 196,58 192,58 188,58 184,57 179,57 175,58 170,58 165,58 161,59 157,60 153,61 148,62 145,64 141,65 137,67 133,69 129,71 126,73 122,76 119,78 116,81 113,84 110,87 107,91 104,94 102,98 99,101 97,105 94,109 92,114 90,118 88,122 87,127 85,132 84,137 82,142 81,148 80,153 79,159 78,165 78,171 77,177 76,183 76,190 76,196 76,457 2,457 2,104 2,101 2,98 2,95 2,92 2,90 2,86 2,84 2,81 2,78 2,74 2,72 2,68 2,65 2,62 2,59 2,56 2,54 2,51 2,48 1,45 1,42 1,40 1,37 1,34 1,32 1,30 1,27 1,25 1,23 1,21 1,19 1,18 0,16 0,14 0,13 0,12 0,11 0,10 0,9 0,8 70,8 70,9 71,10 71,11 71,12 71,13 71,15 71,16 71,18 71,19 71,21 71,23 71,25 71,27 72,29 72,31 72,34 72,36 72,38 72,40 72,43 72,45 72,48 72,50 73,52 73,55 73,57 73,60 73,62 73,64 73,67 73,69 73,72 73,74 73,76 73,78 73,80 73,81 73,83 73,85 75,85 77,81 79,77 81,74 83,70 85,66 87,63 90,60 92,56 94,53 96,50 99,46 101,44 103,41 106,38 109,35 111,33 114,30 117,28 120,25 123,23 126,21 129,19 133,17 136,15 140,13 144,12 147,10 151,9 155,7 159,6 163,5 167,4 171,3 176,2 181,2 185,1 190,1 195,0 200,0 205,0 215,0 225,1 234,2 243,3 251,5 259,7 266,10 273,13 279,17 286,20 291,25 297,30 302,34 307,40 311,46 315,53 318,61 322,68 325,76 327,85 328,85 330,81 332,77 334,74 336,70 339,66 341,63 343,60 346,56 348,53 351,50 353,46 356,44 358,41 361,38 364,35 367,33 370,30 373,28 376,25 380,23 383,21 386,19 390,17 393,15 397,13 401,12 405,10 408,9 412,7 417,6 421,5 426,4 431,3 435,2 440,2 444,1 449,1 454,0 460,0 465,0 472,0 478,0 484,1 490,2 496,2 502,3 508,5 513,6 518,7 523,9 528,11 533,13 537,15 541,18 546,21 550,24 553,27 557,30 560,33 564,37 566,41 570,45 572,50 575,54 577,59 580,64 582,69 583,75 585,81 587,86 588,93 589,99 590,105 591,112 592,119 593,126 594,134 594,141 594,150 594,158 594,457 521,457 521,172 521,166 520,159 520,153 520,148 520,142 519,137 518,132 518,127 517,122 516,117 516,113 515,109 514,105 512,101 511,98 509,94 508,91 506,88 504,85 502,82 500,80 498,77 496,75 494,73 491,71 489,69 486,67 483,66 480,64 477,63 474,62 470,61 467,60 463,60 460,59 456,58 452,58 448,58 443,57 439,57 434,58 430,58 425,58 419,59 415,60 411,61 407,62 403,63 399,65 395,67 391,68 388,70 384,73 381,75 377,78 374,80 371,83 368,86 365,89 363,93 360,96 357,100 355,104 353,108 351,112 348,117 347,121 345,126 343,131 342,136 340,141 339,147 338,152 337,158 336,164 336,170 335,177 335,183 335,190 335,196 335,457">
          <text:p/>
        </draw:polygon>
        <draw:path draw:style-name="gr3" draw:text-style-name="P3" draw:layer="layout" svg:width="0.519cm" svg:height="0.582cm" svg:x="15.638cm" svg:y="21.908cm" svg:viewBox="0 0 520 583" svg:d="M520 287v14l-1 14-1 14-1 13-3 13-2 13-3 12-3 12-4 12-4 11-4 11-5 10-6 10-5 10-6 10-6 9-7 8-6 9-7 9-8 7-8 7-8 7-8 7-9 6-8 6-10 5-9 5-10 5-10 5-10 3-10 4-11 4-11 2-11 3-11 2-11 1-11 2-12 1h-12-12-236v-583h212 13l13 1h13l13 2 13 1 12 2 12 2 12 3 12 3 11 3 11 4 11 3 11 5 10 5 10 5 9 5 10 5 9 7 8 6 9 7 8 7 7 8 8 8 6 8 7 9 6 9 6 9 5 10 6 11 4 10 5 11 4 12 3 12 3 12 2 13 2 13 2 13 1 14 1 14zM397 287v-10-10l-1-9-1-10-1-8-2-9-2-8-2-8-2-8-3-7-3-7-3-7-3-7-4-6-3-6-4-6-4-6-5-5-4-5-5-5-5-4-5-5-6-4-6-4-5-3-7-4-6-3-6-3-7-2-7-2-7-3-7-2-7-1-7-2-8-1-8-1-7-1h-8l-9-1h-8-87v394h104 7 8l7-1 6-1 7-1 7-1 7-2 6-2 7-2 6-3 6-2 6-3 6-3 6-4 5-4 6-4 4-4 6-4 4-5 5-4 5-6 4-5 4-6 4-6 4-6 3-7 3-6 4-7 2-8 3-7 2-7 3-9 2-8 1-8 2-9 1-8 1-10 1-9v-9z">
          <text:p/>
        </draw:path>
        <draw:path draw:style-name="gr3" draw:text-style-name="P3" draw:layer="layout" svg:width="0.116cm" svg:height="0.613cm" svg:x="16.252cm" svg:y="21.877cm" svg:viewBox="0 0 117 614" svg:d="M0 86v-86h117v86zM0 614v-448h117v448z">
          <text:p/>
        </draw:path>
        <draw:polygon draw:style-name="gr3" draw:text-style-name="P3" draw:layer="layout" svg:width="0.406cm" svg:height="0.465cm" svg:x="16.458cm" svg:y="22.034cm" svg:viewBox="0 0 407 466" draw:points="407,327 407,333 406,340 406,346 405,352 404,357 402,363 400,369 398,374 396,380 393,385 389,390 387,395 383,399 380,404 376,408 372,413 368,417 363,421 358,425 353,429 348,432 343,435 337,438 331,442 325,444 319,447 312,450 305,452 298,454 291,456 283,458 275,460 267,461 259,462 251,463 242,464 234,465 224,465 215,466 206,466 198,466 189,466 181,465 173,465 165,464 158,463 150,463 143,462 136,461 129,460 122,458 116,457 109,455 103,453 97,451 91,449 85,447 79,444 74,442 68,439 63,436 59,433 54,430 49,426 45,423 41,419 37,415 33,411 29,407 26,402 22,398 19,393 16,388 13,382 10,377 8,371 6,365 4,359 1,352 0,346 102,330 103,334 104,338 105,341 106,344 108,347 109,350 110,353 112,356 114,358 115,361 117,363 119,365 121,367 123,369 125,371 127,373 129,374 132,376 134,377 137,378 139,380 142,381 145,382 148,383 151,384 154,384 157,385 160,386 163,386 167,387 170,387 174,388 177,388 181,388 185,388 189,389 193,389 197,389 201,389 206,389 210,389 214,389 218,389 221,389 225,388 229,388 232,388 236,388 239,387 243,387 246,386 249,386 253,385 256,384 259,384 262,383 265,382 267,381 270,380 272,379 275,378 277,376 279,375 282,374 284,372 286,370 288,369 289,367 291,365 292,363 294,361 295,359 296,357 297,354 297,352 298,349 299,346 299,344 299,341 299,338 299,334 299,331 298,328 298,325 297,322 296,320 294,317 293,315 291,313 289,310 287,308 285,307 282,304 280,303 277,301 274,299 271,298 268,296 265,295 261,294 258,292 254,291 250,290 246,289 242,288 238,287 234,286 229,285 225,284 220,283 215,281 210,281 205,280 200,278 195,277 190,276 185,275 180,274 175,273 169,272 164,270 158,269 153,267 147,266 141,265 136,263 131,262 125,260 120,258 114,256 109,255 103,253 98,251 93,249 88,246 83,244 79,241 74,239 69,236 65,233 61,230 57,227 53,223 49,220 46,216 42,212 39,208 36,204 33,200 31,195 28,191 26,186 24,181 22,175 21,169 19,163 19,157 18,151 18,144 17,137 17,131 18,125 18,118 19,113 20,107 22,102 23,96 25,91 28,86 30,80 32,75 35,71 38,66 42,62 45,57 49,53 53,49 57,45 61,42 66,38 71,35 76,31 81,28 87,25 93,22 99,20 105,17 111,15 118,13 125,11 132,9 140,8 147,5 155,4 163,3 171,2 180,1 189,1 198,1 207,0 214,1 221,1 228,1 235,2 242,2 249,3 255,4 262,5 268,7 274,8 281,10 287,12 293,13 298,15 304,17 310,19 315,22 321,24 326,27 331,30 335,33 340,36 345,39 349,43 353,47 357,50 361,54 365,59 369,63 372,67 375,72 379,77 381,82 384,87 386,92 389,98 392,104 394,110 395,116 396,122 293,133 292,130 291,127 291,124 290,121 289,118 288,116 286,113 285,111 284,109 282,106 281,104 279,102 278,100 276,99 274,97 272,95 270,94 268,92 266,91 264,90 261,88 259,87 257,86 255,85 252,84 249,84 247,83 244,82 241,82 238,81 236,81 232,80 230,80 226,80 223,79 220,79 217,79 213,79 210,79 207,79 199,79 191,79 184,80 177,80 170,81 164,83 159,84 154,86 149,87 145,90 141,92 137,94 134,97 132,100 129,104 127,107 126,111 125,115 124,120 124,125 124,128 124,130 125,133 125,136 126,139 127,141 128,143 129,145 131,147 132,149 134,151 136,153 138,154 140,156 143,158 145,159 148,160 150,162 153,163 156,164 159,165 163,167 166,168 170,169 173,170 177,171 181,172 185,173 189,174 193,175 197,176 202,176 206,177 211,178 216,180 220,181 225,182 230,183 235,184 240,185 246,187 252,188 258,189 264,191 271,192 277,194 283,195 289,197 295,199 301,201 307,202 312,205 318,207 323,209 329,211 334,214 339,216 344,219 349,222 354,225 358,228 363,232 367,235 371,239 375,243 379,247 382,251 386,255 388,260 393,265 395,270 398,275 400,281 402,286 403,292 405,299 406,305 406,313 407,320">
          <text:p/>
        </draw:polygon>
        <draw:polygon draw:style-name="gr3" draw:text-style-name="P3" draw:layer="layout" svg:width="0.261cm" svg:height="0.56cm" svg:x="16.909cm" svg:y="21.938cm" svg:viewBox="0 0 262 561" draw:points="163,561 153,561 144,560 135,558 126,557 118,554 110,551 103,547 97,543 90,539 84,533 79,527 74,521 70,514 67,506 64,498 61,489 59,480 58,470 57,460 57,448 57,185 0,185 0,105 62,105 99,0 172,0 172,105 257,105 257,185 172,185 172,417 172,423 172,429 173,435 173,441 175,446 176,450 178,454 179,459 182,462 184,465 186,468 191,471 193,473 197,475 201,477 205,478 209,479 214,480 219,480 223,481 226,481 228,481 230,480 232,480 234,480 235,480 238,480 239,480 241,479 243,479 245,479 246,478 248,478 250,478 252,477 254,477 256,476 258,476 260,476 262,475 262,547 258,548 253,550 249,551 245,552 240,553 235,554 231,555 226,556 222,557 217,557 212,558 207,558 202,559 197,559 192,560 185,560 180,561 174,561 169,561">
          <text:p/>
        </draw:polygon>
        <draw:path draw:style-name="gr3" draw:text-style-name="P3" draw:layer="layout" svg:width="0.451cm" svg:height="0.464cm" svg:x="17.206cm" svg:y="22.035cm" svg:viewBox="0 0 452 465" svg:d="M137 465h-6l-7-1h-6-6l-6-2h-5l-6-2-5-1-5-1-6-2-5-2-5-2-4-2-5-2-4-3-4-3-4-2-4-4-4-3-4-3-3-3-3-4-4-5-3-4-3-4-2-5-3-4-2-5-2-5-2-5-2-5-1-5-2-5-1-6-1-5-1-6-1-6v-6-7-6-8-7l1-8 1-7 1-6 1-7 2-6 2-6 2-6 3-5 3-6 3-5 3-5 4-5 4-4 3-4 5-5 4-4 4-3 5-3 5-4 5-3 5-3 5-3 6-2 6-2 6-3 6-1 6-2 6-2 7-1 7-2 6-1 7-1 7-1 6-1h7l8-1h8 7l96-2v-22-5-5-4-5l-1-4-1-4v-4l-1-3v-4l-1-3-1-3-1-3-1-3-1-3-1-3-2-3-1-2-2-3-1-2-2-2-1-2-2-2-2-1-2-2-2-2-2-1-2-1-3-1-2-2h-3l-2-1-2-1-3-1h-2l-3-1h-3-3l-3-1h-3-3-3-3l-3 1h-2-3-2l-3 1h-2l-3 1h-2l-2 1h-2l-2 1-3 1-1 1-2 1-2 1-2 1-2 2-2 1-1 2-2 1-2 2-2 2-1 2-1 2-2 2-1 2-1 3-1 2-1 2-1 3-1 3-1 3-1 2v4l-1 3v3l-1 4v3l-121-5 1-6 1-6 2-6 1-5 2-6 1-5 3-5 2-5 2-5 3-5 2-5 4-4 3-5 3-4 4-4 3-5 4-4 5-3 4-4 4-4 5-3 5-4 5-3 6-3 5-2 6-3 6-3 6-2 7-2 7-2 7-2 7-2 7-1 9-1 8-1 8-2h8l9-1h9 9 8 8l8 1h8l7 2 8 1 7 1 7 1 7 2 6 2 7 2 6 3 6 2 6 3 5 3 6 4 5 3 5 4 5 3 5 4 4 5 5 4 3 4 4 5 4 5 3 5 3 5 3 6 3 5 2 6 3 6 2 6 2 7 1 6 1 8 2 7v7l1 7v7 8 163 3l1 3v3 3 3 3 3 2 3l1 2v3 2l1 2v3l1 2 1 2v2l1 2v1l1 2 1 2 1 1 1 2 1 2 1 1 1 1 1 1 1 1 2 1 1 1 2 1 1 1h2l2 1h2l2 1h2 2 2l2 1 3-1h3 2 3 2l3-1h2 3l2-1h3v64h-2l-2 1h-2l-2 1h-2l-2 1h-2-1l-2 1h-2l-1 1h-2-2l-1 1h-2l-2 1h-1-2-2l-1 1h-2-2-1-2l-2 1h-2-2-1-2l-2 1h-2-2-2-2-2-2-2-3-2-3-8-8l-8-1-7-2-7-2-6-2-6-3-5-3-5-4-5-4-3-5-4-5-4-5-2-7-3-6-2-6-2-7-2-7-1-8-1-8h-3l-4 8-6 8-5 7-5 7-6 7-6 6-7 7-6 5-7 6-7 5-8 4-7 4-8 3-8 3-9 3-9 2-9 2-11 1-10 1zM273 248l-59 1h-4-4l-3 1h-4l-3 1h-4-3l-4 1h-3l-4 1h-3l-3 1h-4l-2 1-4 1-2 1-4 1-3 1-2 2-3 1-3 2-2 1-2 2-2 2-2 2-2 2-2 2-2 2-2 3-1 3-1 2-2 4-1 3-1 3-1 4v4l-1 4v4 4 5 6 6l1 6 1 5 1 5 2 4 2 5 2 4 2 3 3 3 3 3 3 3 4 2 3 2 4 2 4 1 5 1 5 1h5l4 1 5-1h4 4l4-1 5-1 4-1 3-1 4-1 4-2 4-2 3-2 4-2 3-2 3-2 4-3 2-2 3-3 3-3 3-3 2-3 3-3 2-3 2-3 3-4 2-3 2-4 2-4 1-4 2-3 1-4 2-5 1-4 1-4 1-4v-4l1-4 1-4v-5-4-4z">
          <text:p/>
        </draw:path>
        <draw:polygon draw:style-name="gr3" draw:text-style-name="P3" draw:layer="layout" svg:width="0.409cm" svg:height="0.456cm" svg:x="17.707cm" svg:y="22.034cm" svg:viewBox="0 0 410 457" draw:points="294,457 294,207 294,201 294,196 294,192 294,187 293,182 293,177 292,172 292,168 291,163 290,159 289,155 288,151 287,146 286,142 285,139 283,135 282,132 280,128 278,125 277,122 275,119 272,116 270,113 268,110 266,108 263,105 260,103 258,101 255,99 252,97 249,96 245,94 242,93 239,92 235,91 231,90 227,90 223,89 219,89 215,89 210,89 206,89 202,90 198,90 195,91 191,92 187,93 183,95 180,97 176,98 173,100 169,102 166,104 163,107 160,109 157,112 155,115 152,118 149,121 147,125 144,128 142,132 140,135 138,139 136,144 134,147 132,152 130,156 129,161 127,166 126,170 125,175 124,180 123,185 123,190 122,196 121,201 121,207 121,212 121,218 121,457 4,457 4,110 4,107 4,104 4,102 4,98 3,96 3,93 3,90 3,87 3,84 3,79 3,77 3,73 3,71 3,67 3,65 3,62 3,59 3,56 3,53 2,50 2,48 2,45 2,42 2,40 2,37 2,35 2,32 2,30 2,28 2,26 2,24 1,22 1,19 1,18 1,16 1,14 1,13 1,12 1,10 0,9 112,9 112,10 112,11 113,13 113,14 113,16 113,17 113,19 113,21 114,23 114,25 114,28 114,30 114,32 114,34 114,37 115,39 115,42 115,44 115,47 115,49 115,52 116,55 116,57 116,60 116,62 116,65 116,68 117,71 117,73 117,76 117,78 117,81 117,84 117,87 117,89 117,91 117,93 118,95 118,97 118,99 119,99 124,89 129,79 134,70 140,61 146,54 152,47 158,40 165,34 171,29 178,24 185,19 193,15 201,12 209,9 217,6 226,4 235,2 244,1 253,1 263,0 271,1 279,1 286,2 293,2 300,4 307,5 313,7 320,9 325,11 331,14 337,17 342,19 347,23 352,26 357,29 361,33 365,37 369,41 373,46 377,50 380,55 383,60 386,65 389,70 392,75 395,81 397,87 399,93 401,99 402,106 404,112 405,118 406,125 407,132 408,138 409,145 409,152 410,159 410,166 410,174 410,457">
          <text:p/>
        </draw:polygon>
        <draw:polygon draw:style-name="gr3" draw:text-style-name="P3" draw:layer="layout" svg:width="0.413cm" svg:height="0.464cm" svg:x="18.202cm" svg:y="22.035cm" svg:viewBox="0 0 414 465" draw:points="213,465 203,465 192,464 182,463 172,462 162,461 153,459 144,456 135,454 127,451 119,448 111,445 103,441 96,437 89,433 82,428 76,423 70,417 64,412 58,406 53,400 47,394 42,388 38,381 34,374 29,367 26,360 22,352 19,345 16,337 13,328 10,320 8,311 6,302 4,293 3,283 2,274 1,264 0,254 0,245 0,234 0,223 0,212 1,202 2,192 3,182 5,172 7,162 9,153 11,144 14,135 17,126 21,118 24,110 28,102 32,95 36,88 41,80 46,74 51,67 56,61 62,56 68,50 74,45 80,40 86,35 93,30 100,27 108,23 115,19 123,16 131,13 139,10 148,7 157,6 166,4 175,3 185,1 195,0 205,0 215,0 223,0 232,0 240,1 248,2 256,3 263,4 271,6 278,7 285,9 292,11 299,14 305,17 311,19 317,22 323,25 329,29 335,32 340,36 345,39 350,43 355,47 360,52 364,56 368,60 372,65 376,70 380,75 383,80 386,85 389,90 392,96 395,102 398,107 400,113 402,119 404,125 406,131 408,137 409,143 410,149 294,155 292,148 291,142 289,136 287,130 285,124 282,119 279,114 276,109 272,104 269,100 265,96 260,93 255,90 250,87 245,85 239,83 233,82 226,80 219,80 212,80 203,80 195,81 187,83 179,86 171,89 165,94 159,98 153,104 148,111 143,118 139,126 136,135 132,144 130,155 127,165 125,177 124,189 123,202 122,216 122,230 123,259 125,285 130,309 136,329 144,346 155,360 166,370 181,378 197,383 214,384 221,384 227,384 233,382 239,381 245,379 250,377 255,374 260,371 265,368 270,364 274,359 278,355 281,349 285,344 288,338 290,331 293,324 294,317 296,309 297,301 414,307 413,313 412,319 410,325 409,331 407,337 405,343 403,349 400,355 398,361 395,366 392,372 388,377 385,382 381,388 378,393 373,398 369,403 365,407 360,412 355,416 350,422 345,425 339,429 333,433 327,437 321,440 315,443 308,446 302,449 295,452 288,454 280,456 272,459 265,460 257,461 248,463 240,464 231,464 222,465">
          <text:p/>
        </draw:polygon>
        <draw:path draw:style-name="gr3" draw:text-style-name="P3" draw:layer="layout" svg:width="0.409cm" svg:height="0.464cm" svg:x="18.673cm" svg:y="22.035cm" svg:viewBox="0 0 410 465" svg:d="M209 465h-10l-9-1h-9l-9-2-9-1-9-1-8-2-9-2-7-3-9-2-7-3-7-3-7-4-7-4-7-4-7-5-6-5-6-6-6-5-5-6-5-6-5-6-5-7-5-7-4-7-4-7-4-8-3-8-4-8-3-9-3-9-2-9-2-10-2-10-2-10-1-10-1-11-1-11v-12-11-13-12l1-12 1-11 2-11 2-11 2-10 2-10 3-9 4-9 3-9 4-8 4-8 4-7 5-8 5-6 5-7 5-6 5-6 6-6 6-5 6-5 6-5 7-4 6-4 7-4 7-3 7-4 8-2 7-3 8-2 8-3 8-1 7-2 8-1 9-1 8-1 8-1h8 8 11l10 1h10l9 2 9 2 9 2 9 2 8 3 8 3 9 3 7 4 7 5 7 4 7 4 6 5 6 6 6 5 5 6 5 6 5 7 5 7 4 7 4 7 4 7 4 8 3 8 4 8 2 9 3 9 2 9 2 9 2 10 2 10 1 9 2 11 1 10 1 10v11 11l1 11v3h-289v6l1 5v6l1 5v5 6l1 5 1 5 1 5v5l1 5 2 4 1 4 1 5 2 4 2 4 2 4 1 4 2 4 3 3 2 4 3 3 2 3 2 3 3 3 3 3 4 2 3 3 3 2 4 2 3 2 4 2 4 1 4 1 4 2 5 1h4l5 1h5 5 6 5l6-1 5-1 5-1 5-2 5-1 5-2 3-2 5-3 4-3 3-3 3-3 3-4 3-4 3-4 2-4 3-5 1-5 2-5 111 9-2 4-1 4-2 4-2 4-2 4-2 4-3 4-2 4-2 5-3 4-3 4-3 4-3 4-3 4-4 4-3 5-4 3-4 4-4 4-5 4-4 4-5 3-5 4-5 3-6 3-6 3-6 3-6 2-7 3-7 2-6 2-7 2-8 2-7 2-8 1-8 1-9 1h-9l-9 1zM209 73h-4-3l-4 1h-3-3l-4 1-3 1-3 1-3 1-4 1-3 1-3 2-2 1-3 2-3 2-3 2-2 2-3 2-2 3-2 2-3 3-2 3-2 3-2 3-2 3-1 3-2 4-2 4-1 4-2 4-1 4-1 4-1 5-1 5-1 5-1 5v5l-1 5v6 5h173l-1-10-1-10-2-10-2-8-2-9-3-8-3-7-4-7-4-6-4-6-5-5-5-4-5-5-6-3-6-3-6-3-7-1-7-2-7-1z">
          <text:p/>
        </draw:path>
        <draw:polygon draw:style-name="gr3" draw:text-style-name="P3" draw:layer="layout" svg:width="0.582cm" svg:height="0.475cm" svg:x="0.193cm" svg:y="16.022cm" svg:viewBox="0 0 583 476" draw:points="583,476 0,476 0,17 94,17 94,354 241,354 241,42 336,42 336,354 489,354 489,0 583,0">
          <text:p/>
        </draw:polygon>
        <draw:polygon draw:style-name="gr3" draw:text-style-name="P3" draw:layer="layout" svg:width="0.465cm" svg:height="0.407cm" svg:x="0.319cm" svg:y="15.553cm" svg:viewBox="0 0 466 408" draw:points="326,0 332,0 338,0 344,1 350,2 356,3 362,5 368,7 373,9 379,11 385,14 390,16 394,20 399,23 404,26 408,30 412,34 417,38 421,43 425,47 428,53 432,58 435,63 438,69 441,75 444,82 447,89 449,95 452,102 454,109 456,116 458,124 459,132 461,140 462,148 463,156 464,165 465,174 465,182 465,192 466,201 465,210 465,218 465,226 465,234 464,242 463,249 463,257 461,264 460,271 459,278 458,285 457,291 455,298 453,304 451,310 449,316 447,322 445,328 442,333 439,338 436,343 433,348 430,353 426,357 423,362 419,366 415,370 411,374 406,378 402,381 397,385 392,388 387,391 382,394 375,397 370,399 364,402 357,404 351,406 345,408 329,305 333,304 337,303 340,302 343,301 346,300 349,298 352,296 355,295 357,293 360,292 362,290 364,288 366,286 368,284 370,282 372,280 373,277 375,275 376,273 378,270 380,267 381,265 382,262 382,259 384,256 384,253 385,250 386,247 386,244 387,240 387,237 387,233 388,230 388,226 388,222 388,218 388,214 388,210 389,205 389,201 389,197 388,193 388,190 388,186 388,182 388,178 388,175 387,171 387,168 387,164 386,161 386,158 385,154 384,151 384,148 382,145 382,143 381,140 380,137 379,134 378,132 375,130 374,127 372,125 371,123 369,121 368,119 366,118 364,116 362,115 360,113 358,112 355,111 353,110 350,109 348,109 345,108 342,108 339,108 336,108 333,108 330,108 327,109 324,109 321,110 318,112 316,113 313,114 311,116 309,118 307,120 305,122 303,125 301,127 300,130 298,133 297,136 295,139 294,142 293,146 291,149 290,153 289,157 288,161 287,165 286,169 284,173 283,178 282,182 281,187 281,192 280,197 278,201 277,206 276,211 275,217 274,222 273,227 271,232 270,237 269,243 268,249 266,254 265,260 263,265 262,271 260,277 259,282 257,288 256,293 253,298 252,303 250,309 247,314 245,319 243,324 240,328 238,333 235,337 232,342 229,346 226,350 222,354 218,357 215,361 211,364 207,368 203,371 199,374 194,376 190,379 185,381 179,383 174,385 168,386 162,387 156,388 149,389 143,390 136,390 130,390 124,389 118,388 112,388 106,387 100,385 95,384 89,382 84,380 79,377 74,375 70,372 65,369 60,366 56,362 52,358 48,354 44,350 40,345 37,341 33,336 30,331 27,325 24,320 21,314 18,308 16,302 14,295 12,289 10,282 8,275 6,267 5,259 4,252 3,243 2,235 1,227 1,218 0,209 0,200 0,193 0,186 1,179 2,172 2,165 3,158 4,152 5,145 6,139 7,132 9,126 10,120 12,114 14,108 16,103 18,97 21,92 23,86 26,81 29,75 32,70 35,66 38,61 42,57 45,53 49,48 53,45 57,41 62,37 66,34 71,31 76,28 81,25 86,22 91,20 97,17 102,15 108,14 115,12 121,10 132,114 129,115 126,116 123,116 120,118 117,118 114,119 112,121 110,122 107,123 105,125 103,126 101,128 99,130 97,131 96,133 94,135 93,137 91,139 90,141 88,143 87,145 86,148 85,150 84,152 83,155 82,157 82,160 81,163 81,166 80,168 79,172 79,174 79,178 78,181 78,184 78,187 78,190 78,193 78,197 78,200 78,208 78,216 78,223 79,230 80,236 82,242 83,248 84,253 86,258 88,262 90,266 93,270 96,273 99,276 102,278 106,280 110,281 114,282 119,283 124,283 126,283 129,283 132,282 135,282 137,281 139,280 142,279 144,278 146,276 148,275 150,273 151,271 153,269 155,267 156,264 158,262 159,259 161,257 162,254 163,251 165,248 166,244 167,241 168,237 169,234 170,230 171,226 172,222 173,218 174,214 174,210 175,205 176,201 177,196 178,192 179,187 180,182 181,177 183,172 184,167 185,161 187,155 188,149 190,143 191,137 193,131 194,125 196,119 198,113 199,107 202,101 203,95 205,89 208,83 210,77 212,72 215,67 218,62 221,57 224,52 227,47 230,43 234,39 238,35 241,31 246,27 250,24 254,21 259,17 264,15 269,12 274,9 280,7 285,5 292,4 298,2 304,1 311,0 318,0">
          <text:p/>
        </draw:polygon>
        <draw:polygon draw:style-name="gr3" draw:text-style-name="P3" draw:layer="layout" svg:width="0.56cm" svg:height="0.261cm" svg:x="0.223cm" svg:y="15.247cm" svg:viewBox="0 0 561 262" draw:points="561,99 560,109 560,118 558,127 556,136 554,144 551,152 547,159 543,166 538,172 533,178 527,183 521,188 514,192 506,195 498,198 489,201 480,203 470,204 459,205 448,206 185,206 185,262 106,262 106,200 0,163 0,91 106,91 106,4 185,4 185,91 417,91 423,90 429,90 435,89 440,88 445,87 450,86 454,85 458,82 462,80 465,78 468,75 471,73 473,69 475,66 477,62 478,58 479,54 480,50 480,45 481,40 481,38 481,35 480,33 480,31 480,29 480,27 480,26 480,24 479,21 479,19 478,18 478,15 478,14 477,12 477,10 477,8 476,6 476,4 475,2 475,0 547,0 548,4 549,8 550,13 552,17 553,23 554,27 555,32 555,37 556,41 557,46 558,51 558,56 559,61 559,66 560,71 560,77 560,82 561,87 561,93">
          <text:p/>
        </draw:polygon>
        <draw:path draw:style-name="gr3" draw:text-style-name="P3" draw:layer="layout" svg:width="0.613cm" svg:height="0.116cm" svg:x="0.162cm" svg:y="15.061cm" svg:viewBox="0 0 614 117" svg:d="M86 117h-86v-117h86zM614 117h-447v-117h447z">
          <text:p/>
        </draw:path>
        <draw:polygon draw:style-name="gr3" draw:text-style-name="P3" draw:layer="layout" svg:width="0.456cm" svg:height="0.644cm" svg:x="0.319cm" svg:y="14.301cm" svg:viewBox="0 0 457 645" draw:points="457,379 205,379 200,379 195,379 190,379 185,379 180,380 176,380 171,380 167,381 162,382 158,382 154,383 149,384 145,385 141,386 138,387 134,388 130,390 127,391 124,392 121,394 118,396 115,397 112,399 109,401 107,403 104,405 102,408 100,410 98,412 96,415 95,418 93,421 92,423 91,426 90,429 89,433 88,436 88,439 88,443 88,446 88,450 88,453 88,457 89,460 90,464 91,467 92,470 94,473 95,476 97,479 99,482 101,484 103,487 106,490 108,492 111,495 114,497 117,500 120,502 124,504 127,506 131,508 134,510 138,512 142,513 147,515 151,516 155,518 160,519 165,520 169,521 174,522 179,523 184,524 189,524 194,525 200,525 205,526 211,526 216,526 457,526 457,642 109,642 106,642 103,642 100,642 97,642 94,642 91,642 88,642 85,642 82,642 79,642 76,642 73,642 70,642 67,642 64,643 62,643 59,643 56,643 53,643 50,643 47,644 45,644 42,644 40,644 37,644 35,644 32,644 30,644 28,644 26,644 23,644 21,644 20,644 17,645 16,645 14,645 13,645 11,645 10,645 9,645 9,535 10,535 11,534 12,534 14,534 16,534 17,533 19,533 21,533 23,533 25,533 27,533 29,532 32,532 34,532 36,532 39,532 41,532 44,532 46,531 49,531 52,531 54,531 57,531 60,531 62,531 65,530 67,530 70,530 73,530 76,530 78,530 81,530 83,530 85,530 88,529 90,529 92,529 94,529 96,529 98,529 98,527 88,523 78,519 70,514 62,509 54,503 46,498 40,492 34,487 28,481 23,474 19,467 15,461 12,454 9,446 6,439 4,431 2,423 1,415 0,406 0,397 0,387 1,378 3,368 4,360 6,351 9,343 13,336 16,328 21,321 26,315 31,309 36,303 42,298 49,293 56,289 64,285 71,281 80,278 89,275 98,273 98,270 93,268 87,265 82,263 77,260 72,258 68,255 64,253 59,250 56,247 52,245 48,242 45,239 41,236 38,233 35,230 32,227 29,224 27,221 24,217 22,214 20,211 17,207 15,204 14,200 12,197 10,193 9,188 8,184 6,181 5,177 4,173 4,169 3,165 2,160 2,156 1,152 1,147 0,143 0,138 0,134 0,126 1,119 2,113 3,106 4,100 5,94 7,88 9,82 11,77 14,72 16,67 19,62 22,57 26,53 29,48 33,45 37,41 41,37 45,34 50,30 55,27 59,24 65,22 70,19 75,17 81,14 87,12 92,10 98,9 105,7 111,6 117,5 124,4 130,3 137,2 144,1 151,0 158,0 165,0 172,0 457,0 457,115 205,115 200,115 195,115 190,115 185,116 180,116 176,117 171,117 167,118 162,118 158,119 154,120 149,120 145,121 141,122 138,124 134,125 130,126 127,127 124,129 121,130 118,132 115,134 112,136 109,138 107,140 104,142 102,144 100,147 98,149 96,151 95,154 93,157 92,160 91,163 90,166 89,169 88,172 88,176 88,179 88,183 88,186 88,191 88,194 89,197 90,200 91,204 92,207 93,210 95,213 97,216 99,218 100,221 102,224 105,227 107,229 110,231 113,234 115,236 119,239 122,241 125,243 129,245 132,246 136,248 139,250 144,251 148,253 152,254 156,255 161,257 165,258 170,259 175,260 180,260 185,261 190,262 195,263 200,263 206,263 211,263 457,263">
          <text:p/>
        </draw:polygon>
        <draw:path draw:style-name="gr3" draw:text-style-name="P3" draw:layer="layout" svg:width="0.464cm" svg:height="0.452cm" svg:x="0.32cm" svg:y="13.772cm" svg:viewBox="0 0 465 453" svg:d="M465 314l-1 6v7 6l-1 6-1 6v5l-2 6-1 5-1 5-2 6-2 5-2 5-2 4-3 5-2 4-3 4-3 5-3 3-3 4-3 4-4 3-3 4-4 3-4 3-5 2-4 3-4 4-5 2-5 2-5 2-5 2-5 2-6 1-6 1-6 1-6 1-5 1h-7l-6 1h-6-8l-8-1-7-1-7-1-7-1-6-1-6-2-6-2-6-2-6-3-5-3-5-4-5-3-5-4-4-4-5-4-4-4-3-4-4-4-3-5-4-5-3-5-3-5-2-6-3-5-2-6-3-6-2-6-1-6-2-6-2-7-1-7-1-6-1-7-1-7-1-7v-7l-1-7v-7-7l-2-96h-23-5-4-4l-5 1h-4-4l-4 1-3 1h-4l-3 1-3 1-4 1-2 1-4 1-2 1-3 2-2 1-3 2-2 1-2 2-2 1-2 2-2 2-1 2-2 2-1 2-2 2-1 3-1 2v2l-2 3v2l-1 3v2l-1 3v3l-1 3v3 3 3 3 3 3 2l1 3v2 3l1 2v3l1 2v2l1 2 1 3 1 2 1 1 1 3 1 1 2 2 1 2 1 2 2 1 1 2 2 1 2 2 1 1 3 1 2 1 2 2 2 1 3 1 2 1 3 1 3 1 2 1h3l3 1 4 1h3l4 1h3l-6 121-6-1-5-1-6-1-5-2-6-2-5-2-5-2-5-2-5-2-5-3-5-3-4-3-5-3-4-3-5-3-4-4-4-4-4-4-4-5-3-4-4-5-3-5-3-5-3-6-3-5-2-6-3-6-2-7-3-6-1-7-2-7-2-7-2-7-1-8-1-8-1-8v-8l-1-9v-9-9-8-8l1-8v-8l1-7 1-8 2-7 1-7 2-7 2-6 2-7 3-6 2-6 3-6 3-6 3-5 3-5 4-5 4-5 4-5 4-4 5-5 4-3 5-4 5-4 5-3 5-4 6-2 5-3 6-3 6-2 7-2 6-2 7-1 6-1 7-1 7-2h8 7l8-1h163 3 3 3 3 3 3 2 3l3-1h2 3 2l2-1h2l2-1h3l2-1 1-1h3l1-1 2-1 3-1 1-1 1-1 1-1 2-1 1-1 1-1 1-2 1-1 1-2v-1l1-2 1-2v-2l1-2v-2-2-2-2-3-3-2-3-2l-1-3v-2-3l-1-3v-2h63v2 2l1 2v2l1 2v2l1 1v2 2l1 2 1 1v2 2l1 1v2 2l1 1v2 1 2l1 2v1 2 2 2l1 1v2 2 2 2 2l1 2v2 2 2 2 2 3 2 2 9l-1 8-1 8-1 7-2 6-3 7-2 6-4 5-3 5-4 4-5 5-4 3-6 3-6 3-6 3-6 2-7 2-8 2-7 1-8 1v3l8 4 7 5 8 6 7 5 7 6 6 6 6 7 6 6 5 7 4 7 5 7 4 8 3 8 3 8 3 9 2 9 2 9 1 10v10zM248 179l1 59v4 3l1 4v4 3l1 4v3 4l1 3v4l1 3v3l1 3 1 3 1 3 1 3 1 3 1 3 2 3 1 2 1 2 2 3 2 2 2 2 1 2 3 2 2 2 2 2 3 1 2 2 3 2 3 1 4 1 3 1h4l4 1 3 1h5 4 5 6 6l5-1 6-1 5-1 4-2 4-2 4-2 4-2 3-3 3-3 3-3 3-4 2-3 2-4 1-4 1-5 1-4v-5l1-4v-5l-1-4v-5l-1-3-1-5-1-4-1-4-1-3-2-4-3-4-2-4-2-3-2-3-2-3-3-4-2-2-3-4-3-2-3-3-3-2-3-3-3-2-4-3-3-2-4-2-3-2-4-2-4-1-4-2-4-1-4-2-4-1-4-1-4-1h-4l-4-1-5-1h-4-4-4z">
          <text:p/>
        </draw:path>
        <draw:polygon draw:style-name="gr3" draw:text-style-name="P3" draw:layer="layout" svg:width="0.56cm" svg:height="0.261cm" svg:x="0.223cm" svg:y="13.506cm" svg:viewBox="0 0 561 262" draw:points="561,98 560,108 560,117 558,127 556,135 554,143 551,151 547,158 543,165 538,171 533,177 527,182 521,187 514,191 506,194 498,199 489,201 480,203 470,205 459,205 448,206 185,206 185,262 106,262 106,200 0,162 0,90 106,90 106,5 185,5 185,90 417,90 423,90 429,89 435,88 440,87 445,86 450,85 454,84 458,81 462,79 465,77 468,74 471,72 473,68 475,65 477,61 478,57 479,53 480,49 480,44 481,39 481,37 481,35 480,32 480,30 480,29 480,26 480,25 480,23 479,21 479,19 478,18 478,16 478,14 477,12 477,10 477,8 476,6 476,4 475,2 475,0 547,0 548,4 549,8 550,13 552,18 553,22 554,26 555,31 555,36 556,41 557,45 558,50 558,55 559,60 559,65 560,71 560,76 560,81 561,87 561,92">
          <text:p/>
        </draw:polygon>
        <draw:path draw:style-name="gr3" draw:text-style-name="P3" draw:layer="layout" svg:width="0.464cm" svg:height="0.409cm" svg:x="0.32cm" svg:y="13.054cm" svg:viewBox="0 0 465 410" svg:d="M465 199l-1 11v9l-1 9-1 9-1 9-2 9-1 8-2 9-3 8-2 7-4 8-3 7-4 7-3 7-5 7-4 6-5 7-5 6-5 5-6 6-6 5-6 6-7 4-7 5-8 4-7 4-8 4-8 4-8 3-9 3-9 3-9 2-10 3-10 1-10 2-10 1-11 1-11 1h-12l-12 1-12-1h-12l-12-1-11-1-11-2-11-2-10-2-10-2-9-3-9-3-9-4-8-4-8-4-8-4-7-5-7-4-6-5-7-6-5-5-6-6-5-6-5-6-5-6-4-7-4-6-4-7-4-7-3-8-3-7-2-7-3-8-2-7-2-8-1-8-1-8-1-8-1-8-1-9v-8-9-11l1-10v-10l2-9 1-9 3-9 2-9 2-8 4-8 3-8 4-7 4-7 5-7 4-7 5-6 6-6 5-6 6-5 6-5 7-5 6-5 7-4 7-5 8-3 8-4 8-3 8-3 9-3 9-3 9-2 9-2 10-2 9-2 10-1 10-1 11-2 10-1h11 11 11 3v287h5 6 5 6l5-1h5l6-1 5-1h4l5-1 5-1 5-2 4-1 5-1 4-2 4-2 4-1 4-2 3-3 4-2 4-2 3-2 3-3 3-3 3-2 2-4 3-2 3-4 2-3 3-4 2-3 1-4 2-4 1-4 1-4 1-5 1-4v-6l1-5v-5-6l-1-5v-6l-1-5-1-6-2-4-2-5-1-4-2-4-4-5-3-3-3-4-3-3-4-3-4-3-4-3-4-2-5-2-5-2-6-2 10-110 4 2 4 2 4 1 4 2 4 2 4 2 4 3 4 2 5 3 5 2 4 3 4 3 4 3 4 3 4 4 4 3 4 4 4 4 4 5 3 4 4 4 3 5 3 5 4 6 3 5 3 6 2 6 3 6 3 6 2 7 2 6 2 7 2 8 1 8 2 7 1 8 1 9v9 9zM73 199v4 4l1 4v3l1 4v3l1 3 1 4 1 3 1 3 1 3 2 3 1 3 2 3 2 2 2 3 2 2 2 3 2 2 3 3 3 2 3 2 2 2 4 2 3 2 3 1 4 2 4 2 4 1 4 2 4 1 4 2 5 1h4l5 1 5 1 6 1h5 6l5 1v-175l-10 1-10 1-10 2-9 2-8 2-8 3-7 3-7 4-6 4-6 4-5 5-5 5-4 5-3 6-3 6-3 6-2 6-1 8-1 7z">
          <text:p/>
        </draw:path>
        <draw:path draw:style-name="gr3" draw:text-style-name="P3" draw:layer="layout" svg:width="0.622cm" svg:height="0.427cm" svg:x="0.162cm" svg:y="12.563cm" svg:viewBox="0 0 623 428" svg:d="M614 114h-1-1l-1 1h-1-1-2-1l-2 1h-1-2-2-2-1l-3 1h-1-2-3l-2 1h-2-2-2-2-2l-3 1h-2-2-2-3l-2 1h-2-2-2-2-2-2-2-2-2-1v2l8 4 8 4 7 5 7 5 7 6 6 6 5 6 5 6 5 7 4 7 4 7 3 8 3 8 2 8 2 9 2 8 1 10 1 9v10l1 10-1 8v8l-1 8-1 8-2 7-2 7-2 7-3 7-2 7-4 6-3 6-4 6-5 5-4 5-5 6-5 5-5 5-5 4-6 4-6 5-7 4-6 3-7 4-7 3-7 3-8 3-7 3-8 2-8 2-8 2-9 2-9 2-9 1-9 1-9 1-9 1-10 1h-9l-10 1h-10-10l-10-1h-10l-9-1-10-1-9-1-9-1-9-2-9-1-9-2-8-2-8-3-8-2-8-3-7-3-7-3-7-4-7-3-6-4-7-4-6-5-6-4-5-5-5-5-5-5-5-6-4-5-4-6-4-6-4-7-3-6-3-7-3-8-2-7-2-7-1-8-2-8v-9l-1-8v-9-5-4-4l1-4v-4-5l1-4 1-4v-4l1-4 1-4 1-4 2-4 1-4 1-4 1-4 2-3 2-4 1-4 2-3 2-3 2-4 3-3 2-3 2-3 3-3 2-4 3-2 3-4 3-2 3-3 3-3 3-2 4-3 3-2 4-3 3-2 4-2 5-2 4-2v-1h-1-1-1-1-1-2-1-1-2-1-2-2-1-2-2-2-2-2-2-2-2-2-2-2l-2 1h-3-2-2-2-2-2-3-2-2-2-2-3-2-2-2-164v-117h517 6 7 6 6l6-1h5 6 6l5-1h5 5 5 4l4-1h4 4 4 3l3-1h3zM388 119h-9l-8 1h-8l-8 1h-7l-7 1-7 1-7 1-6 2-6 1-6 2-5 2-5 2-5 2-5 2-5 2-4 2-4 3-4 3-3 2-4 3-3 3-3 3-2 2-3 4-2 3-3 3-1 3-2 3-1 4-2 3-1 4-1 3-1 4v3l-1 4-1 3v3 4 3 5 4l1 4v5l1 4 1 3 1 4 1 4 2 4 1 3 2 3 2 4 2 3 3 3 3 3 2 3 3 2 4 3 3 3 3 2 4 2 5 3 4 2 4 2 5 1 5 2 5 2 5 1 5 2 6 1 6 1 6 1 7 1 6 1h7l7 1h8 7l8 1h8l29-1 26-3 23-5 19-6 17-8 14-10 11-12 7-14 5-15 1-18v-3-4-3l-1-4-1-3v-3l-2-4-1-3-1-4-1-3-2-4-2-3-2-3-2-4-2-3-3-3-3-3-3-3-3-3-3-3-4-2-4-2-4-3-5-2-4-2-5-3-5-2-5-2-6-2-6-1-6-2-7-1-6-2-8-1-7-1h-7l-8-1h-9l-8-1z">
          <text:p/>
        </draw:path>
        <draw:path draw:style-name="gr3" draw:text-style-name="P3" draw:layer="layout" svg:width="0.464cm" svg:height="0.451cm" svg:x="0.32cm" svg:y="11.796cm" svg:viewBox="0 0 465 452" svg:d="M465 315l-1 6v6 6l-1 6-1 6v6l-2 6-1 5-1 6-2 5-2 4-2 5-2 5-3 5-2 4-3 4-3 4-3 4-3 4-3 4-4 3-3 3-4 3-4 4-5 2-4 3-4 2-5 3-5 2-5 2-5 2-5 1-6 2-6 1-6 1-6 1-5 1h-7-6-6-8-8l-7-1-7-1-7-1-6-1-6-2-6-2-6-3-6-2-5-3-5-3-5-4-5-3-4-4-5-4-4-4-3-4-4-5-3-4-4-5-3-5-3-5-2-6-3-5-2-6-3-6-2-6-1-6-2-6-2-7-1-6-1-7-1-7-1-7-1-7v-7l-1-7v-7-7l-2-96h-23-5-4-4-5l-4 1h-4l-4 1h-3l-4 1-3 1-3 1-4 1-2 1-4 1-2 1-3 1-2 2-3 1-2 2-2 1-2 2-2 2-2 2-1 2-2 2-1 2-2 2-1 2-1 3v2l-2 3v2l-1 3v3l-1 2v3l-1 3v3 3 3 3 2 3 3l1 3v2 3l1 2v2l1 3v2l1 2 1 2 1 2 1 2 1 2 1 2 2 2 1 2 1 1 2 2 1 1 2 2 2 2 1 1 3 1 2 2 2 1 2 1 3 1 2 1 3 1 3 1 2 1h3l3 1h4l3 1h4l3 1-6 121-6-1-5-1-6-1-5-2-6-2-5-2-5-2-5-2-5-2-5-3-5-3-4-3-5-3-4-3-5-4-4-4-4-3-4-5-4-4-3-5-4-4-3-5-3-5-3-6-3-6-2-5-3-7-2-6-3-6-1-7-2-7-2-7-2-8-1-7-1-8-1-8v-9l-1-8v-9-9-8-8l1-8v-8l1-8 1-7 2-7 1-7 2-7 2-7 2-6 3-7 2-6 3-6 3-6 3-5 3-5 4-5 4-5 4-5 4-4 5-4 4-5 5-4 5-3 5-3 5-3 6-3 5-3 6-3 6-2 7-2 6-2 7-1 6-2 7-1h7l8-1 7-1h8 163 3 3 3 3 3 3 2l3-1h3 2 3l2-1h2 2l2-1 3-1h2l1-1 3-1h1l2-1 3-1 1-1 1-1 1-1 2-1 1-1 1-2 1-1 1-2 1-1v-2l1-1 1-2v-2l1-2v-2-2-2-3-2-3-2-3-2l-1-3v-3-2l-1-2v-3h63v2 2l1 2v2l1 2v2l1 1v2 2l1 2 1 1v2 2l1 1v2 2l1 1v2 2 1l1 2v1 2 2 2l1 2v1 2 2 2 2l1 1v3 2 2 2 2 3 2 2 9l-1 8-1 7-1 8-2 7-3 6-2 6-4 5-3 5-4 4-5 4-4 4-6 3-6 3-6 4-6 2-7 2-8 2-7 1-8 1v3l8 4 7 5 8 6 7 5 7 6 6 6 6 6 6 7 5 7 4 7 5 8 4 7 3 8 3 8 3 9 2 9 2 9 1 10v9zM248 180l1 59v4 4l1 3v4 3l1 4v3 4l1 3v4l1 3v3l1 3 1 3 1 3 1 3 1 3 1 3 2 2 1 3 1 3 2 2 2 2 2 2 1 2 3 2 2 2 2 2 3 1 2 2 3 1 3 2 4 1 3 1h4l4 1 3 1h5 4 5 6 6l5-1 6-1 5-1 4-2 4-2 4-2 4-2 3-3 3-3 3-4 3-3 2-4 2-4 1-3 1-5 1-4v-5l1-4v-5l-1-4v-4l-1-5-1-4-1-4-1-4-1-4-2-3-3-4-2-3-2-4-2-4-2-3-3-3-2-3-3-3-3-2-3-3-3-3-3-2-3-3-4-2-3-2-4-2-3-2-4-2-4-1-4-2-4-1-4-2-4-1-4-1-4-1-4-1h-4l-5-1h-4-4-4z">
          <text:p/>
        </draw:path>
        <draw:polygon draw:style-name="gr3" draw:text-style-name="P3" draw:layer="layout" svg:width="0.456cm" svg:height="0.261cm" svg:x="0.319cm" svg:y="11.485cm" svg:viewBox="0 0 457 262" draw:points="457,258 114,258 111,258 108,258 105,258 102,258 99,258 96,258 93,258 90,258 87,258 83,259 80,259 77,259 74,259 71,259 68,259 65,259 62,259 59,259 56,259 53,259 50,259 47,259 44,260 41,260 39,260 36,260 34,260 31,260 29,260 26,260 24,261 22,261 20,261 18,261 16,261 14,261 13,261 11,261 10,261 9,262 9,151 10,150 11,150 12,150 14,150 16,150 18,150 20,149 22,149 24,149 26,149 29,149 31,149 34,149 36,148 39,148 42,148 44,148 47,148 50,148 53,147 56,147 59,147 62,147 64,147 67,147 70,147 73,147 76,146 79,146 82,146 84,146 87,146 90,146 92,146 94,146 97,146 99,146 101,146 103,146 105,146 105,144 100,142 95,140 90,138 86,137 82,135 77,133 73,131 69,129 65,127 61,125 57,124 53,122 50,120 47,118 43,116 40,114 37,112 34,110 31,107 28,105 26,103 23,100 21,98 18,95 16,92 15,89 12,86 11,83 9,80 8,76 6,73 5,70 4,66 3,62 2,58 2,54 1,50 0,45 0,40 0,36 0,33 0,32 0,30 0,27 1,25 1,24 1,21 2,19 2,18 2,15 3,13 3,12 3,10 4,8 4,6 5,5 5,3 5,2 6,1 6,0 104,0 103,2 103,4 102,6 102,9 101,11 101,13 101,15 100,18 100,20 100,22 99,25 99,27 99,30 98,32 98,35 98,37 97,40 97,43 97,46 97,49 98,58 99,66 101,74 103,81 106,88 110,94 115,101 120,106 126,112 133,117 140,122 148,126 157,129 166,134 176,136 187,138 198,140 210,141 223,142 237,142 457,142">
          <text:p/>
        </draw:polygon>
        <draw:polygon draw:style-name="gr3" draw:text-style-name="P3" draw:layer="layout" svg:width="0.56cm" svg:height="0.262cm" svg:x="0.223cm" svg:y="11.2cm" svg:viewBox="0 0 561 263" draw:points="561,98 560,108 560,118 558,127 556,135 554,143 551,151 547,160 543,166 538,172 533,178 527,184 521,188 514,192 506,196 498,199 489,202 480,203 470,205 459,205 448,206 185,206 185,263 106,263 106,200 0,164 0,90 106,90 106,5 185,5 185,90 417,90 423,90 429,89 435,89 440,88 445,87 450,86 454,84 458,82 462,80 465,77 468,75 471,72 473,69 475,65 477,62 478,58 479,53 480,49 480,44 481,39 481,37 481,35 480,33 480,31 480,29 480,27 480,25 480,23 479,21 479,20 478,18 478,16 478,14 477,13 477,10 477,9 476,7 476,4 475,2 475,0 547,0 548,4 549,9 550,13 552,18 553,22 554,27 555,32 555,36 556,41 557,46 558,51 558,56 559,61 559,65 560,71 560,76 560,81 561,87 561,93">
          <text:p/>
        </draw:polygon>
        <draw:polygon draw:style-name="gr3" draw:text-style-name="P3" draw:layer="layout" svg:width="0.613cm" svg:height="0.406cm" svg:x="0.162cm" svg:y="10.725cm" svg:viewBox="0 0 614 407" draw:points="256,292 246,287 237,283 228,277 220,272 212,266 205,260 198,253 192,247 187,240 182,233 178,226 174,218 170,211 167,202 164,194 162,186 161,177 160,168 159,158 159,148 159,140 159,133 160,125 161,118 162,111 163,104 165,98 167,92 169,86 172,80 175,75 178,69 181,64 184,60 188,55 191,50 195,46 199,42 204,38 208,35 213,31 218,28 223,25 228,22 234,19 239,17 245,15 251,13 257,11 263,9 269,7 276,5 282,4 289,3 296,2 302,1 309,1 317,1 324,0 331,0 614,0 614,117 364,117 358,117 354,117 349,117 344,118 339,118 334,118 330,119 325,120 321,120 316,121 312,122 308,123 304,124 300,125 296,127 292,128 289,129 285,131 282,133 279,135 276,137 273,139 270,141 267,143 265,146 263,148 260,151 258,154 257,157 255,159 253,163 252,166 250,169 249,173 248,177 247,180 247,184 246,188 246,193 246,197 246,201 246,205 247,209 247,213 248,217 249,221 251,224 252,228 254,232 255,235 257,238 259,242 262,245 264,248 267,251 269,254 272,257 275,260 278,262 282,265 285,267 289,269 293,272 297,274 301,275 305,278 309,279 314,281 318,283 323,284 327,285 332,286 337,287 343,288 348,289 353,290 358,290 364,290 369,291 375,291 614,291 614,407 0,407 0,291 168,291 171,291 174,291 176,291 179,291 181,291 184,291 187,291 190,291 192,291 195,291 198,291 200,291 203,291 205,291 208,292 211,292 213,292 216,292 218,292 220,292 223,292 225,292 227,292 229,293 231,293 234,293 235,293 237,293 240,293 241,293 243,293 245,293 247,293 248,293 250,293 251,293 253,294 254,294 255,294 256,294">
          <text:p/>
        </draw:polygon>
        <draw:polygon draw:style-name="gr3" draw:text-style-name="P3" draw:layer="layout" svg:width="0.456cm" svg:height="0.261cm" svg:x="0.319cm" svg:y="10.356cm" svg:viewBox="0 0 457 262" draw:points="457,259 114,259 111,259 108,259 105,259 102,259 99,259 96,259 93,259 90,259 87,259 83,259 80,259 77,259 74,259 71,259 68,259 65,259 62,260 59,260 56,260 53,260 50,260 47,260 44,260 41,260 39,260 36,260 34,260 31,261 29,261 26,261 24,261 22,261 20,261 18,261 16,261 14,261 13,261 11,262 10,262 9,262 9,150 10,150 11,150 12,150 14,150 16,149 18,149 20,149 22,149 24,149 26,149 29,148 31,148 34,148 36,148 39,148 42,147 44,147 47,147 50,147 53,147 56,147 59,146 62,146 64,146 67,146 70,146 73,146 76,146 79,146 82,146 84,145 87,145 90,145 92,145 94,145 97,145 99,145 101,145 103,145 105,145 105,143 100,141 95,140 90,138 86,136 82,134 77,133 73,131 69,129 65,127 61,126 57,124 53,122 50,120 47,118 43,116 40,114 37,112 34,110 31,108 28,105 26,103 23,101 21,98 18,95 16,92 15,90 12,86 11,83 9,80 8,77 6,74 5,70 4,66 3,62 2,59 2,54 1,50 0,46 0,41 0,36 0,34 0,32 0,30 0,28 1,26 1,24 1,22 2,20 2,18 2,16 3,14 3,12 3,10 4,8 4,7 5,5 5,4 5,2 6,1 6,0 104,0 103,2 103,5 102,7 102,9 101,11 101,14 101,16 100,18 100,20 100,23 99,25 99,28 99,30 98,32 98,35 98,38 97,41 97,43 97,47 97,50 98,58 99,66 101,74 103,81 106,88 110,95 115,101 120,107 126,113 133,117 140,122 148,126 157,130 166,133 176,135 187,138 198,139 210,140 223,141 237,141 457,141">
          <text:p/>
        </draw:polygon>
        <draw:path draw:style-name="gr3" draw:text-style-name="P3" draw:layer="layout" svg:width="0.464cm" svg:height="0.451cm" svg:x="0.32cm" svg:y="9.859cm" svg:viewBox="0 0 465 452" svg:d="M231 0h10l10 1h10l10 1 9 2 9 1 10 2 9 2 9 3 8 3 9 3 8 3 7 3 8 4 8 4 7 5 8 4 7 6 6 5 7 5 6 6 5 6 6 6 5 7 5 7 5 8 4 7 4 8 4 8 4 8 3 9 3 9 2 9 2 10 2 10 2 9 1 11 1 10v11l1 11-1 11v11l-1 10-1 11-2 10-2 10-2 9-2 8-3 9-3 9-4 8-4 8-4 8-4 7-5 7-5 7-5 7-5 6-6 6-6 6-6 6-7 5-6 5-8 4-7 5-8 4-8 4-8 3-8 3-8 4-9 2-8 3-10 2-9 2-9 2-10 1-9 1h-10l-11 1h-10-10-10l-9-1-10-1-9-1-9-2-9-2-9-2-8-2-9-3-8-2-8-4-9-3-7-4-8-4-7-4-7-5-7-5-6-5-7-6-6-5-6-7-5-6-5-6-5-7-5-8-4-7-4-8-4-8-4-9-3-8-3-9-3-9-2-10-2-9-1-11-2-11v-11l-1-11v-11-12l1-11v-12l2-11 1-10 2-10 2-10 3-9 3-9 3-9 4-8 4-8 4-8 4-7 5-7 5-8 5-6 5-6 6-6 6-6 7-5 6-5 7-4 7-5 7-4 7-4 8-3 8-3 8-4 8-2 9-2 9-3 9-2 9-1 9-2 9-1 10-1h9l10-1zM231 122h-15l-15 1-14 1-13 2-12 2-11 3-10 3-9 4-9 5-7 5-8 5-6 6-5 6-4 7-5 7-3 9-2 8-2 9-1 9v9 10l1 10 2 9 2 9 4 9 4 7 4 8 6 6 6 6 7 6 8 5 8 5 10 4 10 4 11 2 12 3 13 2 13 1 15 1h15 8 8 7l8-1 7-1h6l7-1 6-1 6-2 6-1 6-1 5-2 6-2 5-2 4-2 5-2 5-2 4-3 4-2 4-2 4-3 3-3 3-3 3-3 3-3 3-3 2-4 3-3 2-4 3-3 1-5 2-4 1-4 1-4 1-4 1-4v-4l1-5v-4-4-5-5l-1-5v-5l-1-4-1-5-1-4-1-5-2-4-1-4-3-4-2-4-3-3-2-4-3-3-3-3-3-4-3-3-3-3-4-2-4-3-4-3-4-2-5-2-5-2-4-3-5-1-6-2-5-2-6-1-6-2-6-1-6-1-7-1-6-1h-7l-8-1h-7-8z">
          <text:p/>
        </draw:path>
        <draw:path draw:style-name="gr3" draw:text-style-name="P3" draw:layer="layout" svg:width="0.633cm" svg:height="0.426cm" svg:x="0.318cm" svg:y="9.344cm" svg:viewBox="0 0 634 427" svg:d="M231 0h11 10l9 1h10l10 1 9 1 9 2 9 1 9 2 8 2 9 2 8 2 8 3 8 3 8 3 7 3 7 3 7 4 6 4 6 4 6 4 6 5 6 5 5 4 5 6 5 5 4 6 5 6 4 6 3 7 4 6 2 7 3 7 2 7 2 8 2 8 1 8 1 8v9l1 8-1 4v4 4 4 4l-1 4v4l-1 4-1 4-1 4-1 4v4l-1 3-2 4-1 4-1 3-2 4-1 5-2 3-2 4-2 4-2 3-2 3-2 4-2 3-3 3-3 4-3 3-2 3-3 3-3 3-4 3-3 3-4 2-3 3-4 3-4 2-4 2-4 3-5 2v2h1 1 1 1 1 1 1 2 2l1-1h2 2 2 1 3 2 2 2 2 2 2 3 2l2-1h2 3 2 3 2 2 3 2 2 3 2 2 2 2 2 173v116h-521-7-6-7-6-7-6l-6 1h-5-6-5-5l-6 1h-4-5-4-4l-4 1h-4-3-3v-113h1 1 1l1-1h1 2 1 1 2l2-1h1 2 2 2 2l2-1h2 2 2 2 3 2 2l2-1h2 2 3 2 3 2 2 2 2 2 2 2 2 2 2v-2l-9-4-8-5-7-5-7-6-7-5-6-6-6-7-5-6-4-7-5-7-3-7-3-9-3-8-3-8-2-9-1-8-2-9-1-9v-10l-1-9 1-9v-8l1-8 1-8 2-7 2-7 2-7 3-7 3-6 3-7 4-6 3-6 4-5 5-6 5-5 4-5 6-5 5-4 6-5 6-4 6-3 6-4 7-4 7-3 8-3 7-3 7-3 8-2 9-2 8-3 9-1 8-2 9-2 9-1 9-1 10-1h9l10-1h10zM231 121h-14l-14 1-14 1-12 1-12 3-11 2-10 3-10 4-8 4-8 4-7 5-6 5-6 6-4 6-5 7-3 7-3 8-1 7-1 9-1 9v3l1 4v3 4l1 3 1 4 1 3 1 5 1 3 2 4 1 3 2 3 2 3 2 4 2 3 3 3 3 3 3 3 3 2 3 3 4 3 4 3 4 2 4 2 5 2 5 2 5 2 5 3 6 1 6 2 6 2 6 1 7 1 6 1 8 1 7 1 8 1h8 9l9 1 8-1h9 8l7-1 8-1 7-1 7-1 7-1 6-1 6-2 6-2 5-1 5-2 5-2 5-2 5-3 4-2 4-2 4-3 3-2 4-3 3-3 3-3 3-3 2-3 3-3 2-3 2-3 2-4 1-3 1-3 2-4 1-4 1-4 1-3v-4l1-3v-3-4-3-5-4l-1-4v-4l-1-5-1-3-1-4-1-4-2-3-1-4-2-3-2-4-3-3-2-3-3-3-3-3-3-2-3-3-3-3-4-2-4-2-4-2-5-2-4-3-5-1-5-2-5-2-5-1-6-2-6-1-6-1-6-1-6-1-7-1-7-1h-7l-7-1h-8-7z">
          <text:p/>
        </draw:path>
        <draw:path draw:style-name="gr3" draw:text-style-name="P3" draw:layer="layout" svg:width="0.464cm" svg:height="0.451cm" svg:x="0.32cm" svg:y="8.825cm" svg:viewBox="0 0 465 452" svg:d="M231 0h10 10l10 1 10 1 9 1 9 2 10 2 9 2 9 3 8 2 9 3 8 3 7 4 8 4 8 4 7 4 8 5 7 5 6 5 7 6 6 6 5 6 6 6 5 7 5 7 5 7 4 8 4 7 4 9 4 8 3 8 3 10 2 9 2 9 2 10 2 10 1 10 1 11v11l1 11-1 11v10l-1 11-1 10-2 10-2 9-2 9-2 9-3 9-3 8-4 9-4 8-4 7-4 8-5 7-5 7-5 6-5 7-6 6-6 6-6 5-7 7-6 5-8 4-7 4-8 5-8 3-8 4-8 3-8 3-9 3-8 3-10 2-9 2-9 1-10 1-9 1-10 1-11 1h-10-10l-10-1h-9l-10-1-9-2-9-1-9-2-9-2-8-2-9-3-8-3-8-3-9-3-7-4-8-4-7-5-7-4-7-5-6-6-7-6-6-6-6-6-5-6-5-7-5-7-5-7-4-8-4-7-4-8-4-9-3-8-3-9-3-10-2-9-2-10-1-10-2-11v-10l-1-11v-11-12l1-12v-11l2-11 1-10 2-10 2-10 3-9 3-10 3-8 4-8 4-9 4-7 4-8 5-7 5-7 5-6 5-6 6-6 6-6 7-5 6-5 7-5 7-4 7-4 7-4 8-4 8-3 8-3 8-2 9-3 9-2 9-2 9-1 9-2 9-1 10-1 9-1h10zM231 121l-15 1h-15l-14 2-13 2-12 2-11 3-10 3-9 4-9 4-7 5-8 6-6 6-5 6-4 7-5 7-3 8-2 8-2 9-1 9v10 10l1 10 2 8 2 9 4 8 4 8 4 7 6 7 6 6 7 6 8 5 8 4 10 4 10 4 11 3 12 2 13 2 13 2 15 1h15 8 8l7-1h8l7-1 6-1h7l6-2 6-1 6-1 6-2 5-1 6-2 5-2 4-2 5-2 5-2 4-3 4-2 4-3 4-3 3-2 3-3 3-3 3-3 3-4 2-3 3-3 2-4 3-4 1-3 2-4 1-4 1-4 1-4 1-4v-4l1-5v-4-4-6-5l-1-5v-4l-1-5-1-4-1-5-1-4-2-4-1-4-3-4-2-4-3-4-2-3-3-4-3-3-3-3-3-3-3-3-4-3-4-3-4-2-4-3-5-2-5-2-4-2-5-2-6-1-5-2-6-2-6-1-6-1-6-1-7-1-6-1-7-1h-8-7l-8-1z">
          <text:p/>
        </draw:path>
        <draw:path draw:style-name="gr3" draw:text-style-name="P3" draw:layer="layout" svg:width="0.622cm" svg:height="0.427cm" svg:x="0.162cm" svg:y="8.33cm" svg:viewBox="0 0 623 428" svg:d="M614 113h-1-1l-1 1h-1-1-2-1l-2 1h-1-2-2-2l-1 1h-3-1-2-3l-2 1h-2-2-2-2-2l-3 1h-2-2-2l-3 1h-2-2-2-2-2-2-2-2-2-2-1v2l8 4 8 4 7 5 7 5 7 6 6 6 5 6 5 6 5 7 4 7 4 7 3 8 3 8 2 8 2 9 2 9 1 9 1 9v10l1 10-1 8v8l-1 8-1 8-2 7-2 7-2 7-3 7-2 7-4 6-3 6-4 6-5 5-4 6-5 5-5 5-5 5-5 4-6 4-6 5-7 4-6 3-7 4-7 3-7 4-8 3-7 3-8 2-8 2-8 2-9 2-9 2-9 1-9 2-9 1h-9l-10 1-9 1h-10-10-10-10l-10-1-9-1-10-1-9-1-9-1-9-1-9-2-9-2-8-2-8-3-8-2-8-3-7-3-7-4-7-4-7-3-6-4-7-4-6-5-6-4-5-5-5-5-5-5-5-6-4-5-4-6-4-6-4-7-3-6-3-7-3-8-2-7-2-7-1-8-2-8v-9l-1-8v-9-5-4-4l1-4v-4-5l1-4 1-4v-4l1-4 1-4 1-4 2-4 1-4 1-4 1-4 2-3 2-4 1-3 2-4 2-3 2-4 3-3 2-3 2-3 3-3 2-4 3-2 3-3 3-3 3-3 3-3 3-2 4-3 3-2 4-3 3-2 4-2 5-2 4-2v-1h-1-1-1-1-1-2-1-1-2-1-2-2-1-2-2-2-2-2-2-2-2l-2 1h-2-2-2-3-2-2-2-2-2-3-2-2-2-2-3-2-2-2-164v-116h517 6 7 6 6l6-1h5 6 6l5-1h5 5 5 4l4-1h4 4 4 3l3-1h3zM388 118h-9l-8 1h-8l-8 1h-7l-7 1-7 1-7 1-6 2-6 1-6 2-5 2-5 2-5 2-5 2-5 2-4 3-4 2-4 3-3 2-4 3-3 3-3 3-2 2-3 4-2 3-3 3-1 3-2 3-1 4-2 3-1 4-1 3-1 4v3l-1 4-1 3v4 3 4 4 4l1 4v5l1 4 1 4 1 3 1 4 2 4 1 3 2 4 2 3 2 3 3 3 3 3 2 3 3 3 4 2 3 3 3 2 4 3 5 2 4 2 4 2 5 1 5 2 5 2 5 1 5 2 6 1 6 1 6 1 7 1 6 1h7l7 1 8 1h7 8 8l29-1 26-3 23-4 19-7 17-8 14-10 11-12 7-14 5-15 1-18v-3-4-3l-1-3-1-4v-3l-2-4-1-3-1-4-1-3-2-4-2-3-2-3-2-3-2-4-3-3-3-3-3-2-3-3-3-3-4-3-4-2-4-3-5-2-4-2-5-3-5-2-5-1-6-3-6-1-6-2-7-1-6-2-8-1-7-1h-7l-8-1h-9l-8-1z">
          <text:p/>
        </draw:path>
        <draw:polygon draw:style-name="gr3" draw:text-style-name="P3" draw:layer="layout" svg:width="0.464cm" svg:height="0.413cm" svg:x="0.32cm" svg:y="7.593cm" svg:viewBox="0 0 465 414" draw:points="465,202 464,212 464,223 463,232 462,242 460,252 459,261 457,270 454,279 451,287 448,295 445,303 441,310 437,318 433,325 428,332 423,338 418,344 413,350 407,356 401,361 395,367 389,371 382,376 374,380 367,385 360,388 352,392 344,395 336,398 328,401 319,404 311,406 302,408 293,410 283,411 274,412 264,413 254,414 244,414 234,414 223,414 212,414 202,413 191,412 182,411 172,409 162,407 153,405 144,403 135,400 126,397 118,393 110,390 102,386 95,382 87,378 81,373 74,368 68,363 61,358 56,352 50,346 45,340 39,334 35,328 30,321 26,314 22,307 19,299 15,291 13,283 10,274 8,266 5,257 4,248 2,239 1,230 0,220 0,210 0,200 0,192 0,183 1,175 2,167 3,159 4,152 5,144 7,137 9,130 11,123 14,116 16,110 19,104 22,98 25,92 28,86 32,80 35,75 39,70 43,65 47,60 51,55 56,51 60,47 65,43 70,39 75,35 80,32 85,28 90,25 96,22 101,19 107,16 113,14 119,12 124,10 130,8 137,6 143,5 149,4 155,122 148,123 142,124 135,126 130,128 124,130 119,133 114,136 109,139 104,143 100,146 96,151 93,155 90,160 87,165 85,170 83,176 81,182 80,189 80,195 80,202 80,212 81,220 83,228 86,236 89,243 93,249 98,256 104,261 111,266 118,271 126,275 135,279 144,282 154,285 165,287 177,289 189,290 202,291 215,292 229,292 259,291 285,289 309,284 329,278 346,270 359,259 370,248 379,234 384,218 385,201 385,194 384,188 383,182 382,176 380,170 378,165 374,160 371,155 367,150 364,145 359,141 354,137 349,134 343,131 337,127 331,125 324,122 317,121 309,119 301,118 306,0 313,1 319,2 325,4 331,5 337,7 343,9 349,11 354,14 360,16 366,19 372,22 378,25 383,30 389,33 393,37 398,42 403,46 408,50 413,55 417,60 421,65 425,70 429,76 433,81 437,87 440,93 443,100 446,107 449,113 452,120 454,127 456,135 458,143 460,150 461,158 463,166 463,175 464,184 464,193">
          <text:p/>
        </draw:polygon>
        <draw:path draw:style-name="gr3" draw:text-style-name="P3" draw:layer="layout" svg:width="0.464cm" svg:height="0.451cm" svg:x="0.32cm" svg:y="7.084cm" svg:viewBox="0 0 465 452" svg:d="M231 0h10l10 1 10 1h10l9 2 9 2 10 1 9 3 9 2 8 3 9 3 8 3 7 4 8 3 8 4 7 5 8 5 7 5 6 5 7 5 6 6 5 6 6 7 5 7 5 6 5 8 4 7 4 8 4 8 4 8 3 9 3 9 2 9 2 10 2 10 2 9 1 11 1 11v11l1 11-1 10v11l-1 10-1 10-2 10-2 10-2 9-2 9-3 8-3 9-4 8-4 8-4 9-4 7-5 7-5 7-5 7-5 6-6 6-6 6-6 6-7 5-6 5-8 4-7 5-8 4-8 4-8 3-8 4-8 3-9 3-8 2-10 2-9 2-9 2-10 1-9 1-10 1h-11-10-10-10l-9-1-10-1-9-1-9-1-9-3-9-1-8-3-9-2-8-3-8-4-9-3-7-4-8-4-7-4-7-5-7-5-6-5-7-6-6-5-6-6-5-7-5-6-5-7-5-7-4-8-4-9-4-8-4-8-3-9-3-9-3-9-2-9-2-10-1-11-2-10v-11l-1-11v-11-12l1-11v-12l2-10 1-11 2-10 2-9 3-10 3-9 3-9 4-8 4-8 4-8 4-7 5-7 5-7 5-7 5-6 6-6 6-5 7-5 6-5 7-5 7-5 7-4 7-4 8-3 8-3 8-3 8-3 9-2 9-3 9-1 9-2 9-1 9-2 10-1h9l10-1zM231 122h-15l-15 1-14 1-13 2-12 2-11 3-10 4-9 4-9 4-7 5-8 5-6 6-5 7-4 6-5 8-3 8-2 8-2 9-1 9v10 10l1 9 2 9 2 9 4 8 4 8 4 7 6 6 6 6 7 6 8 5 8 5 10 4 10 4 11 2 12 3 13 2 13 1 15 1h15 8 8 7l8-1h7l6-1 7-1 6-1 6-1 6-2 6-1 5-2 6-2 5-2 4-1 5-3 5-2 4-2 4-3 4-2 4-3 3-3 3-3 3-3 3-3 3-3 2-4 3-3 2-4 3-3 1-4 2-4 1-4 1-4 1-4 1-4v-4l1-4v-4-5-5-5l-1-5v-5l-1-4-1-5-1-4-1-4-2-5-1-4-3-3-2-4-3-4-2-4-3-3-3-3-3-4-3-3-3-3-4-2-4-3-4-3-4-2-5-2-5-2-4-3-5-1-6-2-5-1-6-2-6-1-6-2-6-1h-7l-6-2h-7l-8-1h-7-8z">
          <text:p/>
        </draw:path>
        <draw:polygon draw:style-name="gr3" draw:text-style-name="P3" draw:layer="layout" svg:width="0.456cm" svg:height="0.409cm" svg:x="0.328cm" svg:y="6.59cm" svg:viewBox="0 0 457 410" draw:points="0,294 251,294 256,294 261,294 266,293 271,293 276,292 281,292 285,291 290,291 295,290 299,289 303,289 307,288 311,286 315,285 319,284 323,283 326,281 329,279 333,278 336,276 339,274 342,272 345,270 347,267 350,265 352,263 354,260 357,257 359,254 361,252 363,248 364,245 365,242 367,238 367,234 369,231 369,227 369,223 370,218 370,214 370,210 369,206 369,202 368,198 367,194 366,191 365,187 364,183 363,180 361,176 359,173 357,169 353,166 351,163 348,160 346,157 343,154 340,151 336,149 333,146 330,144 326,141 322,138 318,136 314,135 310,133 306,131 302,129 297,128 292,126 287,125 283,124 278,123 272,122 267,121 262,120 256,120 251,120 245,119 240,119 0,119 0,3 347,3 350,3 353,3 357,3 360,3 363,3 366,3 369,3 372,3 375,3 378,3 381,3 384,3 387,3 390,3 393,3 396,3 399,3 402,3 405,3 407,2 410,2 413,2 415,2 418,2 420,2 423,2 425,2 427,1 430,1 432,1 434,1 436,1 438,1 440,0 442,0 443,0 445,0 446,0 447,0 448,0 448,111 447,111 446,111 445,111 443,111 442,111 440,112 438,112 437,112 435,112 433,112 430,113 428,113 426,113 423,113 421,113 419,113 416,113 413,114 411,114 408,114 406,114 403,114 400,114 397,114 395,114 392,115 390,115 387,115 384,115 382,115 379,115 377,115 374,115 372,115 370,115 367,115 365,115 363,115 361,115 359,115 359,118 369,123 379,127 388,133 396,138 403,145 411,151 417,157 423,164 429,171 433,178 438,185 442,193 445,200 448,209 451,217 453,225 455,234 456,243 456,253 457,263 456,271 456,278 455,285 455,293 453,300 452,306 450,313 448,319 446,325 443,331 440,336 438,342 435,347 431,352 428,356 424,361 420,365 416,369 412,373 407,377 403,380 398,383 393,386 388,389 382,392 377,394 371,396 365,398 359,400 352,402 345,403 339,405 333,406 326,407 319,408 312,409 305,409 298,409 291,410 284,410 0,410">
          <text:p/>
        </draw:polygon>
        <draw:polygon draw:style-name="gr3" draw:text-style-name="P3" draw:layer="layout" svg:width="0.456cm" svg:height="0.409cm" svg:x="0.319cm" svg:y="6.069cm" svg:viewBox="0 0 457 410" draw:points="457,116 205,116 200,116 195,116 190,116 185,117 180,117 176,118 171,118 167,119 162,120 158,120 154,121 149,122 145,123 141,125 138,126 134,127 130,129 127,130 124,132 121,134 118,136 115,138 112,140 109,143 107,145 104,148 102,150 100,153 98,156 96,159 95,162 93,165 92,169 91,172 90,176 89,180 88,183 88,187 88,192 88,196 88,200 88,204 88,208 89,212 90,216 91,220 92,224 94,227 95,231 97,234 99,238 101,241 103,244 106,247 108,250 111,253 114,257 117,260 120,262 124,265 127,267 131,270 134,272 138,274 142,276 147,278 151,279 155,281 160,283 165,284 169,285 174,286 179,287 184,289 189,289 194,290 200,290 205,291 211,291 216,291 457,291 457,407 109,407 106,407 103,407 100,407 97,407 94,407 91,407 88,407 85,407 82,407 79,407 76,407 73,407 70,407 67,407 64,407 62,408 59,408 56,408 53,408 50,408 47,408 45,409 42,409 40,409 37,409 35,409 32,409 30,409 28,409 26,409 23,409 21,409 20,409 17,410 16,410 14,410 13,410 11,410 10,410 9,410 9,299 10,299 11,299 12,299 14,299 16,299 17,298 19,298 21,298 23,298 25,298 27,298 29,297 32,297 34,297 36,297 39,297 41,297 44,296 46,296 49,296 52,296 54,296 57,296 60,296 62,295 65,295 67,295 70,295 73,295 76,295 78,295 81,295 83,295 85,295 88,294 90,294 92,294 94,294 96,294 98,294 98,292 88,287 78,283 70,277 62,272 54,266 46,260 40,253 34,246 28,239 23,232 19,225 15,218 12,210 9,202 6,193 4,185 2,176 1,167 0,157 0,148 0,140 1,132 2,125 3,117 4,110 5,103 7,97 9,91 11,85 14,79 16,74 19,68 22,64 26,59 29,54 33,49 37,45 41,41 45,37 50,34 55,30 59,27 65,24 70,21 75,19 81,16 87,14 92,12 98,10 105,8 111,7 117,5 124,4 130,3 137,3 144,2 151,1 158,1 165,0 172,0 457,0">
          <text:p/>
        </draw:polygon>
        <draw:polygon draw:style-name="gr3" draw:text-style-name="P3" draw:layer="layout" svg:width="0.56cm" svg:height="0.262cm" svg:x="0.223cm" svg:y="5.745cm" svg:viewBox="0 0 561 263" draw:points="561,98 560,108 560,118 558,127 556,137 554,145 551,152 547,160 543,166 538,172 533,178 527,184 521,188 514,192 506,196 498,199 489,202 480,203 470,205 459,206 448,206 185,206 185,263 106,263 106,200 0,164 0,90 106,90 106,5 185,5 185,90 417,90 423,90 429,89 435,89 440,88 445,87 450,86 454,84 458,82 462,80 465,77 468,75 471,72 473,69 475,65 477,62 478,58 479,53 480,49 480,44 481,39 481,37 481,35 480,33 480,31 480,29 480,27 480,25 480,23 479,21 479,20 478,18 478,16 478,14 477,13 477,10 477,9 476,7 476,4 475,2 475,0 547,0 548,4 549,9 550,13 552,18 553,22 554,27 555,32 555,36 556,41 557,46 558,51 558,56 559,61 559,66 560,71 560,76 560,82 561,87 561,93">
          <text:p/>
        </draw:polygon>
        <draw:polygon draw:style-name="gr9" draw:text-style-name="P1" draw:layer="layout" svg:width="4.991cm" svg:height="3.329cm" svg:x="32.915cm" svg:y="9.48cm" svg:viewBox="0 0 4992 3330" draw:points="0,3330 4992,3330 4992,0 0,0">
          <text:p/>
        </draw:polygon>
        <draw:polygon draw:style-name="gr3" draw:text-style-name="P3" draw:layer="layout" svg:width="0.561cm" svg:height="0.655cm" svg:x="33.119cm" svg:y="9.773cm" svg:viewBox="0 0 562 656" draw:points="350,105 350,656 212,656 212,105 0,105 0,0 562,0 562,105">
          <text:p/>
        </draw:polygon>
        <draw:polygon draw:style-name="gr3" draw:text-style-name="P3" draw:layer="layout" svg:width="0.293cm" svg:height="0.513cm" svg:x="33.753cm" svg:y="9.915cm" svg:viewBox="0 0 294 514" draw:points="3,514 3,129 3,125 3,122 3,119 3,115 3,112 3,108 3,105 3,101 3,98 3,94 3,91 3,87 3,84 3,80 3,77 3,73 2,70 2,65 2,62 2,59 2,55 2,52 2,49 2,46 2,43 1,40 1,37 1,34 1,32 1,29 1,26 1,24 1,22 1,19 1,17 0,16 0,14 0,12 0,11 0,10 125,10 125,11 126,12 126,13 126,15 126,17 127,19 127,22 127,24 127,26 127,29 127,32 128,35 128,37 128,40 128,43 128,46 129,49 129,52 129,55 129,59 129,62 129,65 130,68 130,73 130,76 130,79 130,83 130,86 130,89 130,92 131,96 131,98 131,101 131,104 131,107 131,109 131,111 131,114 131,116 131,118 133,118 135,113 137,107 139,102 141,97 143,92 145,87 147,83 149,78 151,73 153,68 155,64 157,60 159,55 161,52 163,48 166,44 168,41 171,37 173,34 176,31 178,28 181,25 184,23 187,20 190,18 194,16 197,13 200,12 204,10 208,8 212,6 215,5 220,4 224,3 228,2 233,1 238,0 243,0 248,0 254,0 256,0 258,0 261,0 263,0 265,0 268,0 270,1 272,1 274,1 276,2 279,2 281,3 283,3 285,4 287,4 288,5 290,5 292,6 293,6 294,7 294,117 292,116 289,116 287,115 284,115 281,114 279,114 276,114 274,113 271,113 269,112 266,112 263,111 261,111 258,111 255,111 252,110 249,110 245,110 242,110 238,110 229,110 220,111 211,114 203,116 195,120 188,124 180,129 174,135 168,142 162,150 157,158 152,167 148,177 145,187 142,199 140,211 137,224 136,237 135,251 135,267 135,514">
          <text:p/>
        </draw:polygon>
        <draw:path draw:style-name="gr3" draw:text-style-name="P3" draw:layer="layout" svg:width="0.46cm" svg:height="0.522cm" svg:x="34.098cm" svg:y="9.915cm" svg:viewBox="0 0 461 523" svg:d="M236 523h-11l-10-1h-11l-10-2-10-1-9-2-10-2-9-2-9-3-9-3-9-3-8-4-8-4-8-5-8-4-7-5-8-5-6-6-7-6-6-7-6-6-6-8-5-7-5-8-5-8-5-8-4-9-4-9-4-9-3-10-3-10-3-10-2-11-2-11-2-12-2-12-1-12-1-12v-13-14-14l1-14v-13l2-13 2-13 2-12 2-11 3-11 3-11 4-10 4-9 4-9 5-10 5-8 5-8 5-8 6-7 6-7 6-7 6-6 7-6 7-6 7-5 8-5 7-5 8-4 8-4 8-3 8-3 9-3 8-3 9-2 9-2 9-2 9-1 9-2 9-1h9l9-1h10 12l11 1 11 1 11 2 10 1 10 3 10 2 9 3 9 4 8 4 9 4 8 5 7 5 8 5 7 6 7 6 6 6 6 7 6 7 6 7 5 7 5 8 5 8 4 9 4 9 4 9 3 9 4 10 2 10 3 10 3 11 2 10 2 11 1 11 1 12 2 11 1 12v12l1 13v13 3h-323v6 7l1 6v6 6l1 5 1 6 1 6v6l1 5 2 6 1 5 2 5 1 5 2 4 2 5 2 5 2 4 2 4 3 4 2 4 3 4 3 3 3 3 3 4 3 3 4 3 4 2 3 3 4 2 4 2 5 2 4 2 5 1 4 2 5 1 5 1h6 5l6 1 6-1h7l6-1 6-1 6-1 5-2 6-1 5-3 4-2 5-3 4-3 4-4 4-3 3-4 4-5 3-4 2-5 3-6 2-5 2-6 123 10-2 4-1 5-2 4-3 5-2 4-2 5-3 5-2 4-3 5-3 5-4 5-3 4-3 5-4 4-4 5-4 5-4 4-5 4-4 4-5 5-6 3-5 4-6 4-6 3-6 4-6 3-7 3-7 3-7 3-7 3-8 3-8 2-8 1-9 2-8 2-10 1-9 1h-10l-11 1zM236 83h-4-4-4l-4 1h-3l-4 1-4 1-3 1-4 1-4 1-3 2-3 1-3 2-4 2-3 2-3 2-3 3-3 2-2 3-3 3-2 3-3 3-2 3-2 4-2 3-2 4-2 4-2 5-2 4-1 5-2 4-1 5-2 5-1 6v5l-1 6-1 6v6l-1 6v6h195l-1-12-1-11-2-11-2-9-3-10-3-9-4-8-4-8-4-6-5-7-5-6-6-5-6-5-6-3-7-4-7-2-7-3-8-1-8-1z">
          <text:p/>
        </draw:path>
        <draw:path draw:style-name="gr3" draw:text-style-name="P3" draw:layer="layout" svg:width="0.508cm" svg:height="0.522cm" svg:x="34.618cm" svg:y="9.915cm" svg:viewBox="0 0 509 523" svg:d="M156 523h-7l-7-1h-7l-7-1h-6l-7-1-7-2-6-1-6-2-6-2-6-2-5-2-5-3-5-2-5-3-5-3-5-3-4-4-4-3-4-4-4-4-4-4-4-5-3-4-3-5-3-5-3-5-3-5-2-5-2-6-2-6-2-6-1-6-2-6-1-6-1-7-1-7v-6l-1-8v-7-8l1-9 1-8 1-8 1-8 2-7 2-7 2-7 3-6 2-6 4-7 3-5 4-6 4-5 4-5 4-6 5-4 5-5 5-4 5-4 6-4 5-3 6-3 6-3 7-3 6-3 7-2 7-2 8-2 7-2 7-2 7-1 8-2 7-1 8-1 8-1h8l8-1h8 8l108-3v-25-5-6-4-5l-1-5-1-5v-4l-1-4-1-4-1-3-1-4-1-4-1-3-1-3-2-3-1-4-2-2-1-3-2-2-2-3-2-2-2-2-2-2-2-2-2-2-3-1-2-1-3-2-2-1-3-1-3-1-3-1-3-1h-3l-3-1h-3l-3-1h-3-4-3-4-3-3-3l-3 1h-3-3l-2 1-3 1h-2l-3 1-2 1h-3l-2 1-2 1-3 2-2 1-2 2-2 1-1 2-2 1-2 2-2 2-1 2-2 2-2 3-1 2-1 2-1 3-2 2-1 3-1 3-1 3-1 3v4l-1 3-1 4-1 4v4l-1 4-137-6 1-7 2-6 1-7 2-6 2-6 2-6 2-6 3-5 3-6 2-6 4-5 3-5 4-5 3-5 4-5 4-5 5-4 4-5 5-4 5-4 6-4 6-4 5-3 7-3 7-4 6-3 7-2 7-3 7-3 8-2 8-2 8-2 9-1 8-2 9-1 9-1 9-1h10l10-1h10 10l8 1h10l8 1 9 1 8 1 8 2 8 1 8 3 7 2 7 2 7 3 7 3 7 3 6 3 6 4 6 4 6 4 5 4 5 5 5 4 5 5 5 5 4 6 4 5 4 6 3 6 3 6 4 6 2 7 3 7 2 7 2 7 2 8 2 7 1 8 1 8v8l1 9v9 184 3 4 3 3 4 3 3l1 3v3 2 3l1 3 1 3v2l1 3v2l1 2 1 2v2l1 2 1 2 1 2 1 1 1 2 2 2 1 1 1 1 2 1 1 2 2 1 2 1h1l2 1 2 1h2 2l3 1h2 3 2 3 3 3 3l3-1h3 2l3-1h3l3-1v71l-2 1h-3l-2 1h-2l-2 1h-2l-2 1h-2l-2 1h-2l-2 1h-1l-3 1h-1-2l-2 1h-2-2l-1 1h-3-1-2l-2 1h-2-2-2l-2 1h-2-2-2l-2 1h-3-2-2-3-2-3-2-3-3-9l-9-1-9-1-8-2-8-2-7-3-6-3-6-3-6-4-5-5-4-5-4-6-4-5-3-7-3-7-3-7-2-8-2-8-2-9-1-9h-2l-6 9-5 9-6 8-7 8-6 8-7 7-7 6-8 7-7 5-8 6-9 5-8 4-9 4-10 4-9 2-10 3-11 2-10 1-12 1zM308 281h-67l-4 1h-4-4l-4 1h-4-4l-4 1h-4l-4 1h-4l-4 1h-3l-4 1-3 1-3 1-3 1-4 2-3 1-3 2-3 1-3 2-2 1-3 3-2 2-3 2-2 2-2 3-2 3-1 2-2 3-2 3-1 4-1 3-1 4-1 5-1 4-1 4v5l-1 5v5 7l1 7 1 6 1 6 2 5 1 6 3 4 2 5 3 4 3 3 3 4 4 3 4 2 4 3 4 2 5 1 4 1 6 1 4 1h6 5l5-1h5l4-1 5-1 4-1 5-2 4-1 4-2 5-2 4-2 3-2 4-3 4-2 3-3 4-3 3-3 3-3 3-4 3-3 3-3 3-4 2-4 2-4 3-4 2-4 2-4 2-4 2-5 1-4 2-5 1-4 1-5 1-5 1-4 1-5 1-5v-4-5-5z">
          <text:p/>
        </draw:path>
        <draw:polygon draw:style-name="gr3" draw:text-style-name="P3" draw:layer="layout" svg:width="0.293cm" svg:height="0.63cm" svg:x="35.132cm" svg:y="9.806cm" svg:viewBox="0 0 294 631" draw:points="184,631 172,631 162,630 151,628 141,626 132,623 124,620 116,616 108,611 101,606 94,600 88,593 83,586 79,578 75,568 71,559 68,549 66,539 64,528 64,516 63,503 63,207 0,207 0,119 70,119 111,0 194,0 194,119 289,119 289,207 194,207 194,468 194,475 194,482 195,489 196,495 197,500 199,506 201,510 203,515 205,519 208,522 210,526 214,529 218,531 221,534 225,536 230,537 235,538 240,539 245,540 251,540 253,540 256,540 258,540 260,539 262,539 264,539 267,539 269,539 271,538 273,538 275,538 277,537 279,537 281,536 283,536 285,536 287,535 290,534 292,534 294,533 294,615 290,617 285,618 280,619 275,621 270,622 264,623 260,624 254,625 249,626 243,627 238,628 232,628 227,629 221,630 215,630 209,630 203,631 197,631 191,631">
          <text:p/>
        </draw:polygon>
        <draw:polygon draw:style-name="gr3" draw:text-style-name="P3" draw:layer="layout" svg:width="0.725cm" svg:height="0.513cm" svg:x="35.5cm" svg:y="9.915cm" svg:viewBox="0 0 726 514" draw:points="300,514 300,231 300,225 300,220 300,214 299,209 299,204 298,198 298,193 297,188 297,183 296,178 295,173 294,168 293,164 292,159 291,155 289,151 288,147 286,143 285,140 283,136 281,133 279,129 277,126 275,123 273,120 270,118 267,115 265,113 262,111 259,109 256,107 253,105 250,104 246,102 243,101 239,101 236,100 232,99 228,99 224,99 220,99 216,99 212,100 208,101 204,102 201,103 197,104 194,106 191,108 188,110 184,112 181,114 178,116 175,119 172,122 170,125 167,128 164,132 161,135 159,139 157,143 155,147 153,151 151,156 149,160 147,165 145,170 144,175 142,180 141,185 140,191 139,196 137,202 137,207 136,213 135,219 135,225 135,231 135,238 134,244 134,514 4,514 4,123 4,120 4,116 4,113 4,110 4,107 3,103 3,100 3,96 3,93 3,90 3,86 3,83 3,79 3,76 3,73 3,68 3,65 3,62 2,59 2,56 2,53 2,50 2,47 2,44 2,41 2,38 2,36 2,33 2,30 1,28 1,26 1,23 1,21 1,19 1,17 1,15 1,14 0,12 0,11 0,10 125,10 125,11 125,12 125,13 125,15 125,17 126,19 126,21 126,23 126,25 127,28 127,30 127,32 127,35 127,38 128,40 128,43 128,46 128,49 128,52 128,55 129,58 129,60 129,64 129,66 129,71 129,73 129,77 130,79 130,83 130,85 130,88 130,91 130,94 130,97 130,99 130,102 131,104 131,106 131,108 131,110 133,110 137,99 143,89 148,79 154,68 160,60 166,52 172,44 179,37 185,31 192,26 200,21 208,16 215,12 224,9 232,6 241,4 250,2 260,1 269,0 279,0 290,0 301,1 312,2 322,4 331,7 340,10 349,13 357,18 364,23 372,28 378,34 385,40 392,47 397,54 402,62 407,72 411,81 414,90 418,100 420,110 423,110 426,104 428,98 431,93 434,87 437,82 440,77 443,72 446,66 449,62 452,58 455,53 458,49 461,46 465,42 468,38 471,35 475,32 479,29 482,26 486,24 490,21 494,19 498,17 502,14 506,13 510,11 514,9 518,8 523,6 527,5 531,4 536,3 541,2 546,2 550,1 555,1 560,0 565,0 570,0 576,0 584,0 591,0 599,1 606,2 614,4 620,5 627,7 633,9 639,12 645,14 651,18 656,21 661,24 667,28 671,32 676,36 680,41 684,46 688,50 692,55 695,61 699,66 701,73 705,79 707,85 710,91 712,98 714,104 716,111 718,118 719,125 721,132 722,140 723,147 724,154 725,162 725,170 726,178 726,186 726,194 726,514 596,514 596,231 596,225 596,220 596,214 596,209 595,204 595,198 594,193 594,188 593,183 592,178 591,173 590,168 589,164 588,159 587,155 586,151 584,147 583,143 581,140 579,136 577,133 575,129 573,126 571,123 569,120 566,118 564,115 561,113 558,111 555,109 552,107 549,105 546,104 543,102 539,101 536,101 532,100 528,99 524,99 520,99 516,99 512,99 509,100 505,101 501,101 498,103 494,104 491,105 487,107 484,109 481,111 478,113 475,116 472,118 469,121 467,124 464,127 461,130 459,134 456,138 454,141 452,145 450,149 448,153 446,157 444,162 443,166 441,171 439,176 438,181 437,186 436,192 435,197 434,202 433,208 432,214 432,220 431,226 431,232 431,238 431,514">
          <text:p/>
        </draw:polygon>
        <draw:path draw:style-name="gr3" draw:text-style-name="P3" draw:layer="layout" svg:width="0.459cm" svg:height="0.522cm" svg:x="36.322cm" svg:y="9.915cm" svg:viewBox="0 0 460 523" svg:d="M236 523h-11l-11-1h-10l-10-2-10-1-10-2-10-2-10-2-8-3-10-3-8-3-8-4-8-4-8-5-7-4-8-5-7-5-7-6-6-6-6-7-6-6-6-8-6-7-5-8-5-8-4-8-4-9-4-9-4-9-3-10-3-10-3-10-3-11-2-11-2-12-1-12-1-12-1-12v-13-14-14-14l1-13 1-13 2-13 2-12 3-11 2-11 4-11 4-10 3-9 5-9 4-10 5-8 5-8 5-8 6-7 6-7 6-7 6-6 7-6 7-6 7-5 8-5 7-5 8-4 8-4 8-3 8-3 8-3 9-3 9-2 9-2 9-2 9-1 9-2 9-1h10l9-1h10 11l11 1 12 1 10 2 11 1 9 3 10 2 10 3 8 4 9 4 8 4 8 5 8 5 7 5 7 6 7 6 7 6 6 7 6 7 5 7 6 7 5 8 4 8 4 9 5 9 3 9 4 9 3 10 3 10 3 10 2 11 2 10 2 11 2 11 1 12 1 11 1 12 1 12v13 13 3h-324l1 6v7 6 6l1 6v5l1 6 1 6 1 6 1 5 1 6 1 5 2 5 2 5 1 4 2 5 2 5 2 4 3 4 2 4 3 4 3 4 2 3 5 3 3 4 3 3 4 3 3 2 4 3 4 2 4 2 4 2 5 2 4 1 5 2 5 1 5 1h5 6l5 1 7-1h7l6-1 6-1 6-1 5-2 5-1 5-3 5-2 5-3 4-3 4-4 4-3 3-4 3-5 3-4 3-5 2-6 3-5 2-6 123 10-2 4-2 5-2 4-2 5-2 4-3 5-2 5-3 4-3 5-3 5-3 5-3 4-4 5-3 4-4 5-4 5-5 4-4 4-5 4-5 5-5 3-5 4-6 4-6 3-6 4-7 3-6 3-7 3-7 3-8 3-7 3-8 2-9 1-8 2-9 2-9 1-10 1h-10l-10 1zM236 83h-4-4-4l-4 1h-4l-3 1-4 1-4 1-3 1-4 1-3 2-4 1-3 2-3 2-3 2-3 2-3 3-3 2-2 3-4 3-3 3-2 3-2 3-2 4-3 3-2 4-1 4-2 5-2 4-2 5-1 4-2 5-1 5-1 6-1 5-1 6-1 6v6 6l-1 6h197l-1-12-2-11-1-11-3-9-2-10-3-9-4-8-4-8-4-6-5-7-6-6-5-5-6-5-7-3-6-4-7-2-8-3-8-1-8-1z">
          <text:p/>
        </draw:path>
        <draw:polygon draw:style-name="gr3" draw:text-style-name="P3" draw:layer="layout" svg:width="0.46cm" svg:height="0.513cm" svg:x="36.877cm" svg:y="9.915cm" svg:viewBox="0 0 461 514" draw:points="330,514 330,231 330,225 330,220 330,214 330,209 329,204 329,198 328,193 327,188 327,183 326,178 325,173 324,168 323,164 321,159 320,155 318,151 316,147 314,143 313,140 311,136 308,133 306,129 303,126 301,123 298,120 295,118 292,115 289,113 286,111 283,109 279,107 275,105 271,104 267,102 264,101 259,101 255,100 250,99 246,99 241,99 236,99 231,99 227,100 222,101 218,102 214,103 210,104 205,106 202,108 197,110 194,112 190,114 186,116 183,119 180,122 176,125 173,128 170,132 167,135 164,139 162,143 159,147 157,151 154,156 151,160 149,165 147,170 145,175 143,180 142,185 140,191 139,196 138,202 137,207 136,213 135,219 135,225 135,231 134,238 134,244 134,514 3,514 3,123 3,120 3,116 3,113 3,110 3,107 3,103 3,100 3,96 3,93 3,90 3,86 3,83 3,79 3,76 3,73 3,68 3,65 2,62 2,59 2,56 2,53 2,50 2,47 2,44 2,41 2,38 1,36 1,33 1,30 1,28 1,26 1,23 1,21 0,19 0,17 0,15 0,14 0,12 0,11 0,10 124,10 125,11 125,12 125,13 125,15 125,17 125,19 126,21 126,23 126,25 126,28 126,30 126,32 127,35 127,38 127,40 127,43 127,46 128,49 128,52 128,55 128,58 129,60 129,64 129,66 129,71 129,73 129,77 129,79 129,83 130,85 130,88 130,91 130,94 130,97 130,99 130,102 130,104 130,106 130,108 130,110 132,110 138,99 143,89 149,79 157,68 163,60 170,52 177,44 184,37 192,31 200,26 208,21 216,16 225,12 234,9 243,6 253,4 263,2 273,1 284,0 295,0 304,0 313,0 321,1 329,2 337,4 345,5 352,7 359,9 366,12 372,14 378,18 384,21 390,24 395,28 400,32 405,36 410,41 415,46 419,50 423,55 427,61 430,66 434,73 437,79 440,85 443,91 446,98 448,104 450,111 452,118 453,125 455,132 456,140 458,147 458,154 459,162 460,170 460,178 460,186 461,194 461,514">
          <text:p/>
        </draw:polygon>
        <draw:polygon draw:style-name="gr3" draw:text-style-name="P3" draw:layer="layout" svg:width="0.294cm" svg:height="0.63cm" svg:x="37.407cm" svg:y="9.806cm" svg:viewBox="0 0 295 631" draw:points="184,631 173,631 162,630 152,628 142,626 133,623 125,620 116,616 109,611 102,606 95,600 89,593 84,586 79,578 75,568 72,559 69,549 67,539 65,528 64,516 64,503 64,207 0,207 0,119 71,119 111,0 193,0 193,119 290,119 290,207 193,207 193,468 193,475 194,482 195,489 195,495 197,500 198,506 200,510 202,515 205,519 207,522 210,526 213,529 217,531 221,534 225,536 230,537 234,538 240,539 246,540 251,540 254,540 256,540 259,540 261,539 263,539 265,539 267,539 269,539 272,538 273,538 275,538 278,537 279,537 281,536 284,536 286,536 288,535 291,534 293,534 295,533 295,615 290,617 285,618 280,619 275,621 271,622 265,623 260,624 255,625 249,626 243,627 238,628 232,628 226,629 221,630 215,630 209,630 203,631 197,631 190,631">
          <text:p/>
        </draw:polygon>
        <draw:polygon draw:style-name="gr2" draw:text-style-name="P2" draw:layer="layout" svg:width="0.61cm" svg:height="0.632cm" svg:x="33.108cm" svg:y="10.72cm" svg:viewBox="0 0 611 633" draw:points="0,633 611,633 611,0 0,0">
          <text:p/>
        </draw:polygon>
        <draw:polygon draw:style-name="gr3" draw:text-style-name="P3" draw:layer="layout" svg:width="0.56cm" svg:height="0.581cm" svg:x="33.133cm" svg:y="10.745cm" svg:viewBox="0 0 561 582" draw:points="0,582 561,582 561,0 0,0">
          <text:p/>
        </draw:polygon>
        <draw:polygon draw:style-name="gr2" draw:text-style-name="P2" draw:layer="layout" svg:width="0.61cm" svg:height="0.631cm" svg:x="33.108cm" svg:y="11.352cm" svg:viewBox="0 0 611 632" draw:points="0,632 611,632 611,0 0,0">
          <text:p/>
        </draw:polygon>
        <draw:polygon draw:style-name="gr4" draw:text-style-name="P4" draw:layer="layout" svg:width="0.56cm" svg:height="0.581cm" svg:x="33.133cm" svg:y="11.377cm" svg:viewBox="0 0 561 582" draw:points="0,582 561,582 561,0 0,0">
          <text:p/>
        </draw:polygon>
        <draw:polygon draw:style-name="gr2" draw:text-style-name="P2" draw:layer="layout" svg:width="0.61cm" svg:height="0.632cm" svg:x="33.108cm" svg:y="11.983cm" svg:viewBox="0 0 611 633" draw:points="0,633 611,633 611,0 0,0">
          <text:p/>
        </draw:polygon>
        <draw:polygon draw:style-name="gr5" draw:text-style-name="P5" draw:layer="layout" svg:width="0.56cm" svg:height="0.582cm" svg:x="33.133cm" svg:y="12.008cm" svg:viewBox="0 0 561 583" draw:points="0,583 561,583 561,0 0,0">
          <text:p/>
        </draw:polygon>
        <draw:polygon draw:style-name="gr3" draw:text-style-name="P3" draw:layer="layout" svg:width="0.394cm" svg:height="0.486cm" svg:x="33.969cm" svg:y="10.793cm" svg:viewBox="0 0 395 487" draw:points="316,487 55,72 55,75 55,79 56,82 56,85 56,89 56,92 56,95 56,99 57,102 57,106 57,108 57,111 57,114 57,117 57,121 57,124 57,127 58,130 58,133 58,137 58,139 58,143 58,145 58,148 58,151 58,154 58,156 58,159 58,162 58,164 58,487 0,487 0,0 76,0 340,417 339,414 339,410 339,407 339,404 339,400 338,397 338,394 338,390 338,387 338,384 338,381 337,378 337,375 337,372 337,368 337,365 337,362 337,359 337,355 336,352 336,349 336,345 336,342 336,339 336,335 336,332 336,329 336,326 336,322 336,319 336,0 395,0 395,487">
          <text:p/>
        </draw:polygon>
        <draw:path draw:style-name="gr3" draw:text-style-name="P3" draw:layer="layout" svg:width="0.333cm" svg:height="0.386cm" svg:x="34.45cm" svg:y="10.899cm" svg:viewBox="0 0 334 387" svg:d="M334 194v19l-1 18-2 17-4 16-4 15-4 14-6 13-6 12-8 11-8 11-9 8-10 9-10 7-12 6-12 5-13 5-13 3-14 2-16 2h-16-8-7l-7-1-8-1-7-1-7-1-6-1-7-2-6-2-6-2-6-3-6-3-6-3-6-3-5-3-5-4-5-4-4-4-5-4-5-5-3-5-4-5-4-6-4-6-3-5-3-7-3-6-3-7-4-6-2-7-2-8-2-8-1-8-2-8-1-8-1-9-1-9v-9l-1-10v-9l2-37 5-33 8-30 13-25 15-21 18-17 22-14 25-10 28-5 32-2h9 8l8 1 8 1 7 1 8 1 7 2 7 1 7 2 6 3 6 2 6 3 6 3 5 4 6 3 5 4 4 3 5 5 5 4 4 5 4 5 3 5 4 5 3 6 3 6 3 6 3 7 2 6 3 7 2 8 1 8 2 7 1 8 2 8 1 8 1 9v9l1 9v9zM269 194v-9-8l-1-8v-8l-1-7v-7l-1-7-1-6-2-6-1-6-1-5-2-6-1-5-2-6-2-4-2-5-2-4-2-4-3-4-2-3-3-3-3-4-2-2-4-3-2-2-4-2-3-3-4-1-3-2-4-2-4-1-3-1-4-1-4-1-4-1h-5l-4-1h-5-4-5-4-5-4l-5 1-4 1h-5l-4 1-4 1-4 1-4 2-4 1-3 2-4 2-3 2-3 2-4 3-3 3-3 2-2 4-3 3-3 3-2 4-3 4-2 4-2 5-2 4-2 6-2 5-1 6-2 5-1 6-1 6-2 6v7l-1 7-1 7v8 7l-1 8v9 8l1 8v9 7l1 7 1 7 1 7 1 7 1 6 2 6 1 5 2 5 2 6 2 5 2 4 2 4 2 5 3 4 2 3 3 4 2 3 3 3 3 3 3 3 3 2 3 3 3 2 4 1 3 2 4 2 3 1 4 1 4 1 4 1 4 1h4l4 1h4 4 4 5 5 4l5-1h4l4-1 4-1 5-1 4-1 3-1 4-1 4-2 4-2 3-2 3-3 4-2 3-2 3-3 2-3 3-4 3-3 2-4 3-4 2-4 2-5 2-4 2-5 2-5 1-6 2-5 1-6 2-6 1-7 1-7v-7l1-7v-7l1-9v-8z">
          <text:p/>
        </draw:path>
        <draw:polygon draw:style-name="gr3" draw:text-style-name="P3" draw:layer="layout" svg:width="0.063cm" svg:height="0.512cm" svg:x="35.056cm" svg:y="10.767cm" svg:viewBox="0 0 64 513" draw:points="0,513 0,0 64,0 64,513">
          <text:p/>
        </draw:polygon>
        <draw:path draw:style-name="gr3" draw:text-style-name="P3" draw:layer="layout" svg:width="0.062cm" svg:height="0.512cm" svg:x="35.213cm" svg:y="10.767cm" svg:viewBox="0 0 63 513" svg:d="M0 60v-60h63v60zM0 513v-374h63v374z">
          <text:p/>
        </draw:path>
        <draw:path draw:style-name="gr3" draw:text-style-name="P3" draw:layer="layout" svg:width="0.317cm" svg:height="0.525cm" svg:x="35.352cm" svg:y="10.9cm" svg:viewBox="0 0 318 526" svg:d="M159 526h-6-6l-7-1h-5l-6-1-5-1h-6l-5-1-6-1-5-2-5-1-4-2-5-1-4-2-5-2-4-2-4-2-4-2-3-2-4-2-3-3-4-3-3-2-3-3-3-3-3-3-2-3-3-3-2-3-3-3-2-4-2-3-2-4-1-4-2-3-1-4-2-4-1-4-1-4-1-4 62-9 1 5 2 5 2 4 2 5 3 4 3 3 3 4 3 4 4 3 4 3 4 2 5 2 5 3 5 2 6 1 6 2h6l6 1 6 1h7 4l4-1h4 4l4-1h4l3-1 4-1 4-1 3-1 4-1 3-2 3-1 3-2 3-2 3-2 3-2 2-2 3-3 2-2 3-3 2-3 2-3 2-3 2-3 2-3 2-4 1-3 2-4 1-5 1-4 1-4 2-5v-5l1-4 1-5v-6-5l1-6v-6-61h-1l-1 3-2 3-2 2-1 3-2 3-2 3-1 2-2 3-2 3-2 3-2 2-3 2-2 3-2 2-3 3-2 2-3 2-2 2-3 2-3 2-3 2-3 2-3 2-3 3-4 1-3 2-4 1-3 2-4 1-4 1-4 1-4 1-4 1-4 1-5 1h-4l-4 1h-5-5-5-7-7l-6-1-7-1-6-1-6-1-6-2-5-1-6-2-5-3-5-2-4-4-5-3-5-3-4-3-4-4-4-4-4-4-3-5-3-4-3-5-3-5-3-5-3-6-2-6-2-6-3-6-1-7-2-7-2-6-1-8-1-7-1-7-1-9-1-8-1-8v-8l-1-9v-9-9-9-9l1-8v-9l1-8 1-8 1-8 1-7 1-8 1-7 2-7 2-7 2-6 2-7 2-6 2-6 3-6 3-5 3-6 3-5 4-4 4-5 3-5 4-4 5-4 4-3 5-4 5-3 5-3 5-3 5-2 6-3 6-2 6-1 6-2 7-1 7-1 7-1h7 8 8l7 1h8l7 2 7 1 7 2 6 3 7 3 6 2 6 4 5 4 5 4 6 4 5 5 4 5 5 5 4 6 4 6 3 6 4 6v-1-2-2-2-2-2-2-2-2l1-2v-2-2-2-2-2-2-2-2-2l1-2v-2-2-1-2l1-2v-2-1-1-2-1-2-1l1-1v-1-1-1-1h60v1 1 1 1 1 1 1 2 1 2 1 2 2l-1 1v2 2 2 2 2 2 2 2 3l-1 2v2 3 2 3 2 3 2 3 2 3 2 3 3 2 3 286 15l-1 15-2 13-4 13-3 12-5 12-5 10-6 10-6 9-7 8-8 8-9 7-10 6-10 4-12 5-12 4-13 2-14 2-14 2zM254 192l-1-8v-7-7l-1-7v-7l-1-6-2-7-1-6-1-6-2-5-2-6-2-5-1-5-3-5-2-5-2-4-2-4-3-5-3-3-2-4-3-3-3-4-3-2-3-4-3-2-3-3-3-2-4-2-3-2-4-2-3-1-4-2-3-1-4-1-4-1-3-1h-4l-4-1h-3-4-5-4l-4 1h-5l-4 1-4 1-4 1-4 1-3 2-4 1-3 2-3 2-4 2-3 2-3 3-2 3-3 3-2 3-3 3-2 3-2 4-2 4-2 4-2 4-2 5-1 4-2 5-1 5-1 5-2 6-1 6-1 5v7l-1 6-1 6v7 7l-1 7v7 8 8 8l1 7v7 7l1 7 1 6v6l1 6 1 6 2 5 1 6 1 5 2 4 1 5 2 4 2 4 2 4 2 4 2 3 2 3 2 3 3 3 3 3 2 3 3 2 3 2 3 2 3 2 4 1 3 1 4 2 4 1 3 1 4 1h4l4 1h5 4 5 4 3 4l4-1 3-1h4l4-1 3-2 4-1 3-2 4-1 3-2 4-2 3-2 3-3 3-2 3-3 3-3 3-4 3-3 3-3 3-4 2-4 3-4 2-4 2-5 2-5 2-5 2-5 2-5 2-6 1-5 1-6 2-7 1-6v-7l1-7v-7-7z">
          <text:p/>
        </draw:path>
        <draw:polygon draw:style-name="gr3" draw:text-style-name="P3" draw:layer="layout" svg:width="0.298cm" svg:height="0.512cm" svg:x="35.764cm" svg:y="10.767cm" svg:viewBox="0 0 299 513" draw:points="61,202 63,199 65,195 67,192 70,188 72,185 74,182 76,179 79,176 81,173 83,170 86,168 88,165 91,163 94,160 96,158 99,156 102,154 104,152 107,150 110,148 113,147 116,145 119,144 122,142 125,141 128,140 132,139 135,138 138,137 142,136 145,135 149,134 152,134 156,133 160,133 164,132 168,132 172,132 176,132 180,132 187,132 194,132 200,133 207,133 213,134 218,135 224,137 229,138 234,140 239,141 243,144 248,146 252,148 256,150 259,153 263,156 266,159 269,162 272,165 275,169 278,172 280,176 282,180 284,183 286,188 288,192 290,196 291,201 292,205 293,210 294,215 295,221 296,226 296,231 297,236 297,242 298,247 298,253 299,258 299,264 299,513 236,513 236,276 236,272 236,267 236,262 236,258 235,254 235,250 235,246 234,242 234,238 233,235 232,231 231,227 231,224 230,221 229,217 228,214 227,211 225,209 223,206 222,204 220,201 218,199 216,197 214,195 212,193 210,192 207,190 204,188 201,187 198,186 195,185 192,184 188,183 185,182 181,181 177,181 173,180 168,180 164,180 159,180 155,180 151,180 146,180 142,181 138,182 134,182 130,183 127,185 123,186 119,188 116,189 112,191 109,193 106,195 103,197 100,199 97,202 94,205 91,207 89,210 86,213 84,216 82,219 80,224 78,227 76,231 74,234 73,238 71,242 70,246 68,250 67,255 66,259 65,263 65,268 64,273 63,278 63,283 63,287 63,293 63,513 0,513 0,0 63,0 63,133 63,135 63,138 63,140 63,142 62,145 62,147 62,149 62,151 62,154 62,156 62,158 62,160 62,163 62,165 62,167 62,169 62,171 62,173 61,175 61,177 61,179 61,181 61,182 61,184 61,186 61,188 61,189 61,190 61,192 61,193 61,195 60,196 60,197 60,198 60,199 60,200 60,201 60,202">
          <text:p/>
        </draw:polygon>
        <draw:polygon draw:style-name="gr3" draw:text-style-name="P3" draw:layer="layout" svg:width="0.18cm" svg:height="0.462cm" svg:x="36.118cm" svg:y="10.822cm" svg:viewBox="0 0 181 463" draw:points="181,455 178,455 175,456 172,457 170,458 167,458 164,459 161,459 158,460 155,460 151,461 148,461 145,461 142,462 139,462 135,462 132,462 128,463 125,463 121,463 117,463 103,462 91,460 79,455 70,449 62,442 55,432 50,422 46,409 44,395 43,378 43,130 0,130 0,85 45,85 64,0 105,0 105,85 175,85 175,130 105,130 105,365 105,370 105,375 106,380 106,384 107,388 108,392 109,395 110,398 112,401 114,403 116,405 118,407 120,408 123,410 126,411 129,412 132,413 136,413 140,413 144,414 146,414 148,414 150,413 151,413 154,413 156,413 158,413 159,413 161,413 163,412 164,412 166,412 168,411 170,411 171,411 173,410 175,410 177,410 179,409 181,409">
          <text:p/>
        </draw:polygon>
        <draw:polygon draw:style-name="gr3" draw:text-style-name="P3" draw:layer="layout" svg:width="0.661cm" svg:height="0.485cm" svg:x="33.914cm" svg:y="11.425cm" svg:viewBox="0 0 662 486" draw:points="519,486 440,486 356,177 355,174 354,171 354,169 353,166 352,163 351,159 350,156 349,153 349,149 348,146 347,142 346,139 345,135 344,132 344,128 343,125 342,122 342,118 341,115 340,112 339,108 338,104 338,100 337,97 336,93 335,89 334,85 333,81 333,77 332,73 331,77 330,81 329,85 328,89 327,93 326,97 326,101 325,105 324,108 323,112 323,116 322,119 321,122 320,126 319,129 319,132 318,136 317,139 316,143 315,146 314,150 314,153 313,157 312,160 311,163 311,166 309,169 309,171 308,174 307,177 223,486 144,486 0,0 69,0 157,308 158,312 159,317 160,321 161,326 162,330 163,334 164,339 166,343 167,347 168,351 169,356 170,360 171,364 172,368 173,371 174,375 175,379 175,383 176,386 177,389 178,394 179,397 180,401 181,405 181,409 182,413 183,417 184,420 185,424 185,427 186,423 187,418 188,413 190,408 191,404 192,399 193,394 194,390 195,385 196,381 197,378 197,377 198,375 198,373 198,371 199,369 199,366 200,364 200,362 201,360 202,358 202,356 202,354 203,352 203,350 204,347 204,345 205,344 205,341 206,339 206,337 207,335 207,333 208,331 208,329 209,327 209,325 210,323 210,321 211,320 211,318 212,316 212,314 213,312 214,310 214,309 214,307 215,305 215,304 216,302 300,0 363,0 447,302 448,304 448,305 449,307 449,309 450,310 450,312 451,314 451,316 452,318 452,320 453,321 453,323 454,325 454,327 455,329 455,331 456,333 456,335 457,337 457,339 458,341 458,343 459,345 459,347 460,350 460,351 461,353 462,356 462,358 462,360 463,362 463,364 464,366 464,368 465,370 465,372 466,374 466,376 467,378 467,380 468,385 469,389 470,394 471,399 472,403 474,408 475,413 476,418 477,423 478,427 478,426 478,425 479,424 479,423 480,421 480,420 481,418 481,416 482,413 482,411 483,408 483,405 484,402 485,399 486,396 486,393 487,389 488,386 489,382 489,378 490,375 491,371 492,367 493,363 494,359 495,355 496,351 497,347 498,343 499,339 500,335 501,331 502,327 503,323 504,319 505,316 506,312 507,308 593,0 662,0">
          <text:p/>
        </draw:polygon>
        <draw:polygon draw:style-name="gr3" draw:text-style-name="P3" draw:layer="layout" svg:width="0.297cm" svg:height="0.511cm" svg:x="34.626cm" svg:y="11.399cm" svg:viewBox="0 0 298 512" draw:points="60,203 62,199 64,196 66,192 68,189 71,186 73,182 76,180 78,177 80,174 83,171 85,169 88,166 90,163 92,161 95,159 98,157 101,155 103,153 106,151 109,149 112,148 115,146 118,144 121,143 124,142 127,141 131,139 134,138 137,138 141,137 144,136 148,135 151,135 155,134 159,134 163,133 167,133 171,133 175,133 179,133 186,133 193,133 200,133 206,134 212,135 218,136 223,137 228,139 233,141 238,142 242,144 247,147 251,149 255,151 259,154 262,157 265,160 269,163 271,166 275,169 278,173 280,176 282,180 284,184 286,188 288,193 290,197 291,202 292,206 293,211 294,216 295,221 296,226 297,231 297,236 298,241 298,247 298,252 298,258 298,264 298,512 235,512 235,276 235,271 235,267 235,262 235,258 234,254 234,250 234,246 233,242 233,238 232,234 231,231 231,227 230,224 229,221 228,218 227,215 225,212 224,210 223,207 221,205 219,202 217,200 215,198 213,196 211,194 209,192 206,191 203,189 200,188 198,187 194,186 191,185 188,184 184,183 180,182 176,181 172,181 168,181 163,181 158,180 154,181 150,181 145,181 141,182 137,182 133,183 130,184 126,186 122,187 118,188 115,190 112,192 108,194 105,196 102,198 99,200 96,203 93,205 91,208 88,211 85,214 83,217 81,220 79,223 77,227 75,230 73,234 72,238 70,242 69,246 67,250 66,254 65,259 64,263 64,268 63,273 62,277 62,282 62,287 62,293 62,512 0,512 0,0 62,0 62,134 62,136 62,138 62,141 62,143 62,145 62,148 62,150 62,152 61,155 61,157 61,159 61,161 61,163 61,166 61,168 61,170 61,172 61,174 61,176 60,178 60,180 60,181 60,183 60,185 60,187 60,188 60,190 60,191 60,193 60,194 60,196 60,197 60,198 59,199 59,200 59,202 59,203">
          <text:p/>
        </draw:polygon>
        <draw:path draw:style-name="gr3" draw:text-style-name="P3" draw:layer="layout" svg:width="0.062cm" svg:height="0.511cm" svg:x="35.017cm" svg:y="11.399cm" svg:viewBox="0 0 63 512" svg:d="M0 59v-59h63v59zM0 512v-373h63v373z">
          <text:p/>
        </draw:path>
        <draw:polygon draw:style-name="gr3" draw:text-style-name="P3" draw:layer="layout" svg:width="0.18cm" svg:height="0.462cm" svg:x="35.137cm" svg:y="11.454cm" svg:viewBox="0 0 181 463" draw:points="181,455 178,455 175,456 172,457 170,457 167,458 164,458 161,459 158,459 155,460 152,461 149,461 146,461 143,462 140,462 136,462 133,462 129,463 126,463 122,463 118,463 104,462 92,459 80,455 71,449 62,442 56,432 51,421 47,409 45,395 44,378 44,129 0,129 0,83 46,83 64,0 106,0 106,83 175,83 175,129 106,129 106,365 106,370 106,375 107,380 107,384 108,388 109,391 110,395 111,398 113,401 114,403 116,405 118,407 121,408 124,410 126,411 130,412 133,413 137,413 141,413 145,414 147,414 149,414 150,413 152,413 154,413 156,413 157,413 159,413 161,413 162,412 164,412 166,411 168,411 170,411 171,410 173,410 175,410 177,409 179,409 181,409">
          <text:p/>
        </draw:polygon>
        <draw:path draw:style-name="gr3" draw:text-style-name="P3" draw:layer="layout" svg:width="0.331cm" svg:height="0.386cm" svg:x="35.352cm" svg:y="11.531cm" svg:viewBox="0 0 332 387" svg:d="M65 206v6 5l1 6v6l1 5v6l1 6 1 5 1 5 1 5 1 5 2 5 1 4 2 4 2 5 2 4 2 4 2 4 2 4 3 3 2 4 3 3 3 3 3 3 3 3 3 3 4 2 3 3 4 2 4 2 5 2 4 1 4 2 5 1 5 1 5 1 5 1h4 6l5 1 8-1h8l7-1 7-1 6-1 7-2 6-2 5-3 6-3 5-2 4-4 5-3 4-4 4-4 3-4 3-4 3-5 3-4 2-5 2-5 54 16-1 3-1 3-2 3-1 4-2 3-2 3-1 3-2 3-2 3-2 3-3 3-2 3-2 3-3 3-2 3-3 3-3 3-4 3-3 2-3 2-4 3-4 2-4 3-4 2-4 2-5 2-4 2-5 2-5 2-5 1-6 2-5 1-6 1-6 1-6 1-7 1h-6l-7 1h-8-7-16l-15-2-15-2-15-4-13-4-12-6-11-6-11-7-10-9-9-9-8-11-7-11-7-12-5-13-5-14-4-16-3-15-2-19-2-18v-18-11-10l1-9 1-10 1-9 2-9 1-8 3-8 2-8 2-7 3-7 3-7 3-7 3-6 4-6 3-6 4-5 4-6 5-5 4-4 5-5 4-4 5-4 6-3 4-4 6-3 5-3 6-2 6-3 6-2 6-2 6-2 7-1 7-2 6-1 7-1 6-1h7 7 7 9 9l8 1 9 1 8 1 7 2 8 2 7 2 7 3 6 3 6 3 6 3 6 4 5 4 5 4 5 4 5 5 5 5 4 5 4 5 3 5 4 6 3 5 3 6 3 7 3 6 2 7 2 7 2 6 2 7 1 8 2 7 1 8 1 7 1 8 1 8v8l1 8v9 8 8zM268 158l-1-11-2-11-2-10-2-9-3-9-3-9-4-7-4-7-4-7-5-5-5-6-6-4-6-4-6-4-7-3-8-2-7-2-8-1-9-1h-9-3-3-4-3l-3 1h-4l-3 1-3 1h-3l-4 2-3 1-4 1-3 1-4 2-3 1-3 2-4 2-2 2-4 3-2 2-3 3-3 2-2 4-3 3-3 3-2 4-2 3-2 5-3 4-2 4-2 4-2 5-1 5-1 5-2 6-1 5-1 6v6l-1 7v6z">
          <text:p/>
        </draw:path>
        <draw:path draw:style-name="gr3" draw:text-style-name="P3" draw:layer="layout" svg:width="0.468cm" svg:height="0.485cm" svg:x="33.912cm" svg:y="12.057cm" svg:viewBox="0 0 469 486" svg:d="M401 486l-56-142h-221l-56 142h-68l198-486h75l196 486zM264 132l-2-3-1-3-1-3-1-3-1-2-1-3-1-3-1-3-1-2-1-3-1-3-1-3-1-3-1-2-1-3-1-2v-3l-1-2-1-2-1-3-1-2v-2l-1-2-1-2v-3l-1-1v-2l-1-2-1-2v-1l-1-1v-2l-1-1v-1-1-1l-1-1v-1-1 1l-1 1v1 1 1l-1 1v1l-1 2v1l-1 1v2l-1 2v2l-1 2-1 2v2l-1 2-1 2-1 2-1 3v2l-1 3-1 2-1 3-1 3-1 2-1 3-1 3-1 3-1 2v3l-2 3-1 3-1 3-1 2v3l-1 3-2 3-1 2-62 160h182z">
          <text:p/>
        </draw:path>
        <draw:polygon draw:style-name="gr3" draw:text-style-name="P3" draw:layer="layout" svg:width="0.495cm" svg:height="0.379cm" svg:x="34.428cm" svg:y="12.163cm" svg:viewBox="0 0 496 380" draw:points="218,380 218,143 218,138 218,132 218,127 217,122 217,118 217,113 216,109 216,105 215,101 215,97 214,94 213,90 212,87 211,84 210,81 209,78 208,75 206,73 205,70 203,68 201,66 199,64 198,62 196,60 194,58 192,57 189,55 187,54 185,53 182,52 179,51 177,50 174,50 171,49 167,49 164,48 161,48 157,48 154,48 150,47 146,48 142,48 138,48 135,49 131,49 128,50 124,51 121,52 118,54 114,55 111,57 108,58 105,61 102,62 100,64 97,67 94,69 92,72 89,75 87,78 85,81 83,84 81,87 79,90 77,94 76,98 74,102 73,105 71,110 70,114 69,118 68,123 67,127 66,132 66,137 65,142 65,147 64,152 64,159 64,164 64,380 3,380 3,86 3,84 3,81 3,79 2,76 2,74 2,72 2,69 2,67 2,64 2,61 2,59 2,56 2,54 2,51 2,49 2,46 2,44 2,42 2,39 2,37 2,35 2,32 2,30 2,28 2,26 2,24 1,22 1,20 1,19 1,17 1,15 1,14 1,13 1,11 1,10 1,9 0,8 0,7 0,6 59,6 59,7 59,8 59,9 59,11 59,12 59,13 60,14 60,16 60,17 60,19 60,20 60,22 60,24 60,26 60,27 60,29 60,31 60,33 60,35 60,37 61,39 61,41 61,43 61,45 61,47 61,49 61,51 62,53 62,55 62,57 62,59 62,61 62,62 62,64 62,66 62,67 62,69 62,70 63,70 64,67 66,64 68,61 70,58 71,55 73,52 75,49 77,46 79,43 81,41 83,38 85,36 87,33 89,31 91,29 93,27 96,25 98,23 101,21 103,19 106,17 108,15 111,14 114,12 117,11 120,9 123,8 126,7 129,6 133,5 136,4 140,3 143,2 147,1 151,1 155,0 159,0 163,0 167,0 172,0 180,0 188,0 196,1 203,2 210,4 216,6 222,8 228,10 233,13 239,17 243,20 248,24 252,28 256,33 259,38 263,44 266,50 269,56 271,63 273,70 274,70 276,67 277,64 279,61 281,58 283,55 284,52 287,49 288,46 290,43 293,41 295,38 297,36 299,33 301,31 304,29 306,27 309,25 311,23 314,21 317,19 319,17 322,15 325,14 328,12 331,11 335,9 338,8 341,7 344,6 348,5 351,4 355,3 359,2 362,1 366,1 370,0 374,0 378,0 383,0 387,0 392,0 398,0 404,0 409,1 414,1 419,2 424,3 428,4 432,6 436,7 441,9 445,11 448,12 452,14 455,17 459,19 462,22 465,25 468,27 470,31 473,34 475,37 477,41 480,45 482,49 483,53 485,57 487,62 488,67 490,72 491,76 492,82 493,87 494,93 494,99 495,105 495,111 495,117 496,124 496,131 496,380 434,380 434,143 434,138 434,132 434,127 434,122 434,118 433,113 433,109 432,105 432,101 431,97 430,94 429,90 428,87 428,84 426,81 425,78 424,75 422,73 421,70 419,68 418,66 416,64 414,62 412,60 410,58 408,57 406,55 403,54 401,53 397,52 395,51 392,50 389,50 386,49 383,49 379,48 376,48 373,48 369,48 365,47 361,48 358,48 354,48 350,49 347,49 343,50 340,51 336,52 333,54 330,55 327,56 324,58 321,60 318,62 315,64 312,66 310,69 307,71 305,74 302,76 300,80 298,83 296,86 294,89 293,93 291,97 289,100 288,104 287,109 285,113 284,117 283,122 282,127 282,131 281,136 280,141 280,147 280,152 280,159 280,164 280,380">
          <text:p/>
        </draw:polygon>
        <draw:path draw:style-name="gr3" draw:text-style-name="P3" draw:layer="layout" svg:width="0.317cm" svg:height="0.518cm" svg:x="35.015cm" svg:y="12.031cm" svg:viewBox="0 0 318 519" svg:d="M318 324l-1 37-4 33-7 30-10 25-12 21-15 18-18 14-21 9-23 6-26 2h-8-8l-8-2-8-1-7-1-7-1-6-3-7-2-6-2-6-3-5-3-5-4-5-4-5-4-5-5-4-5-5-6-4-6-3-6-4-7h-1v2 2 2 1 2 2 2 2 2 2l-1 2v2 2 1 2 2 2 1 2 2l-1 1v2 2 1 1 2 1 1l-1 2v1 1 1 1 1 1 1 1h-61v-1-1-1-1-1-1-2l1-1v-1-2-1-2-2-2-1-2-2-2-2-2-2-2-3l1-2v-2-3-2-3-2-2-3-2-3-3-2-3-2-3-3-435h63v147 2 2 2 2 2 2 2 2 2 1 3 1l-1 2v1 2 2 1 2 2 1 2 2 1 2 1 2 2 1 2 1h1l4-7 3-6 4-7 5-5 4-5 4-5 5-5 6-4 5-4 5-3 6-3 6-3 7-2 6-2 7-2 7-1 8-1 8-1h8 8 14l13 1 12 3 12 3 10 4 10 6 10 6 8 7 8 8 7 9 6 10 6 11 5 12 4 13 4 14 3 15 2 16 2 16 1 18zM253 326v-8-7l-1-7v-7-7l-1-6v-6l-1-7-1-5-1-6-1-5-1-6-1-5-2-5-1-4-2-5-1-4-2-4-2-4-2-3-3-4-2-3-2-3-3-3-2-3-3-2-3-3-3-2-3-2-4-1-3-2-4-2-3-1-4-1-4-1h-4l-4-1h-5-4l-5-1-5 1h-4-5l-4 1h-5l-4 1-5 1-3 1-4 2-4 1-4 2-4 2-3 2-3 2-3 3-4 2-2 3-3 3-3 3-3 4-2 3-3 4-2 4-2 5-2 4-1 5-2 5-2 5-1 5-2 6-1 6-1 6-1 6-1 7-1 7v7l-1 7v8 8 8 8 7 8l1 7v6l1 7 1 7 1 6 1 6 1 5 2 5 1 5 2 5 2 5 1 5 2 4 2 4 2 4 3 4 2 4 3 3 3 3 3 3 2 3 4 2 3 3 3 2 3 1 4 2 4 2 3 1 4 1 4 1 4 2h5l4 1 4 1h5 5 5 4 4l5-1h4l4-1 4-1 3-1 4-1 3-1 4-2 3-2 3-1 3-2 3-3 3-2 3-3 2-3 3-2 2-4 2-3 2-4 2-4 2-4 2-4 2-4 1-5 2-5 1-5 1-5 1-6 1-6 2-6v-6l1-6 1-7v-7-7l1-8v-7z">
          <text:p/>
        </draw:path>
        <draw:path draw:style-name="gr3" draw:text-style-name="P3" draw:layer="layout" svg:width="0.331cm" svg:height="0.386cm" svg:x="35.392cm" svg:y="12.163cm" svg:viewBox="0 0 332 387" svg:d="M65 206v6 5 6l1 6v5l1 5 1 6v5l1 5 1 5 2 5 1 4 2 5 1 4 2 5 2 4 2 4 3 4 2 4 2 3 3 4 2 3 4 3 2 3 4 3 3 3 3 2 4 3 4 2 4 2 4 2 4 1 4 2 5 1 4 1 5 1 5 1h5 5l6 1 8-1h7l8-1 8-1 6-2 6-1 6-2 6-3 5-3 5-3 5-3 4-4 5-3 3-4 4-4 3-4 3-5 2-4 3-5 1-5 55 16-1 3-2 3-1 3-2 3-1 4-2 2-2 4-2 3-2 3-2 3-2 3-2 3-3 3-2 3-3 3-3 3-3 3-3 2-3 3-4 2-3 3-4 2-4 2-4 3-5 2-4 2-5 2-5 2-5 1-5 2-5 2-6 1-6 2-6 1-6 1-6 1h-8l-7 1h-7-7-16l-16-2-14-2-14-5-13-4-12-6-12-6-10-8-10-8-9-9-8-11-8-11-6-12-6-13-4-15-4-15-4-16-2-17-1-18v-19-10-10l1-10 1-9 1-9 2-9 1-8 2-8 2-8 3-7 2-8 3-6 3-7 4-6 3-6 4-6 4-6 4-5 4-5 5-4 4-5 5-4 5-4 5-4 5-3 6-3 5-3 6-3 6-2 6-2 6-2 6-2 6-1 7-2 6-1 7-1 6-1h7 6 7 10 8l10 1 8 1 8 1 8 2 7 2 7 2 7 3 7 3 6 3 6 3 5 4 6 4 5 4 5 4 5 5 4 4 4 5 4 6 4 5 4 6 3 5 3 6 3 7 2 6 3 6 2 7 2 7 1 7 2 8 2 7 1 8 1 7 1 8v8l1 8v8 8l1 8v9zM268 158l-1-11-2-11-2-10-3-10-2-8-4-9-3-7-4-7-4-7-5-5-6-6-5-4-6-5-7-3-7-3-7-2-8-2-9-2-8-1h-10-3-3l-3 1h-3-3l-4 1-3 1-3 1h-4l-3 1-4 1-3 2-3 1-3 2-4 1-3 2-3 2-3 2-3 3-3 2-3 2-2 3-3 3-2 4-3 3-2 4-3 3-2 4-2 4-2 5-2 4-2 5-1 5-2 5-1 6-1 5-1 6-1 6v7 6z">
          <text:p/>
        </draw:path>
        <draw:polygon draw:style-name="gr3" draw:text-style-name="P3" draw:layer="layout" svg:width="0.176cm" svg:height="0.379cm" svg:x="35.801cm" svg:y="12.163cm" svg:viewBox="0 0 177 380" draw:points="2,380 2,93 2,91 2,88 2,86 2,84 2,81 2,79 2,76 2,74 2,72 2,69 2,67 2,64 2,62 2,60 2,57 2,55 2,52 2,50 1,48 1,46 1,43 1,41 1,39 1,37 1,34 1,32 1,30 1,28 1,26 1,24 1,22 1,20 1,19 1,17 0,15 0,13 0,11 0,9 0,8 0,6 59,6 60,8 60,9 60,11 60,13 60,15 60,17 60,19 60,20 60,23 60,25 60,27 60,29 60,31 61,33 61,35 61,37 61,39 61,41 61,43 61,45 61,48 61,50 61,52 62,54 62,56 62,58 62,60 62,62 62,64 62,66 62,68 62,70 62,72 62,73 62,75 62,76 62,78 62,80 62,81 62,82 64,82 65,78 66,74 67,70 69,66 70,63 72,59 73,55 75,52 76,49 77,46 79,43 81,39 82,37 84,34 85,31 87,29 89,26 91,24 93,22 95,20 97,18 99,16 101,14 103,12 106,11 108,9 111,8 113,7 116,6 119,5 121,4 125,3 127,2 131,1 134,1 137,0 141,0 145,0 148,0 152,0 154,0 155,0 157,0 158,0 160,0 161,0 162,0 164,0 165,1 167,1 168,1 169,1 170,1 172,2 173,2 174,2 175,2 176,2 176,3 177,3 177,60 176,60 175,59 173,59 172,58 170,58 169,58 168,58 166,58 164,57 163,57 161,57 160,57 158,57 156,57 154,57 152,56 150,56 148,56 146,56 144,56 140,56 136,57 132,57 128,58 124,59 121,60 117,61 114,62 111,64 108,66 105,68 102,70 99,72 97,75 94,78 92,80 90,83 87,86 85,90 83,93 82,96 80,100 78,104 77,108 75,111 74,116 73,120 71,124 70,129 70,134 69,138 68,143 67,148 67,153 66,159 66,164 65,170 65,175 65,180 65,186 65,380">
          <text:p/>
        </draw:polygon>
        <draw:path draw:style-name="gr3" draw:text-style-name="P3" draw:layer="layout" svg:width="0.647cm" svg:height="0.786cm" svg:x="0.685cm" svg:y="0.193cm" svg:viewBox="0 0 648 787" svg:d="M648 250v10l-1 10-1 10-1 10-2 10-1 10-3 9-2 10-3 9-4 10-3 9-4 9-4 9-5 9-5 8-5 9-6 7-6 8-6 8-8 7-7 7-7 7-8 7-9 6-8 6-10 5-9 6-10 5-10 4-11 5-11 4-11 4-12 3-12 3-13 2-13 2-14 1-13 2h-14-15-196v277h-165v-787h354 15l14 1 14 1 14 1 14 1 12 3 13 2 12 2 12 4 11 3 11 4 10 4 10 4 10 5 9 5 9 5 9 6 8 5 8 7 7 6 7 7 7 7 6 7 6 8 6 7 5 8 5 9 4 8 4 9 4 9 3 9 3 9 3 10 2 10 2 10 2 11 1 10 1 11 1 11zM482 252v-11l-2-12-1-10-3-10-3-11-4-9-5-8-5-8-7-7-7-7-7-6-9-5-9-5-10-4-10-3-12-3-12-3-12-1-14-1h-14-171v256h175 7l7-1h7l7-1 7-1 6-1 6-1 6-1 5-2 5-2 5-2 6-2 5-2 4-3 5-2 4-3 4-3 4-3 4-3 4-4 3-3 3-4 3-4 3-4 3-3 3-5 2-4 2-4 2-5 2-5 1-5 1-5 2-5 1-5 1-5 1-6v-5l1-6v-6z">
          <text:p/>
        </draw:path>
        <draw:polygon draw:style-name="gr3" draw:text-style-name="P3" draw:layer="layout" svg:width="0.352cm" svg:height="0.615cm" svg:x="1.446cm" svg:y="0.364cm" svg:viewBox="0 0 353 616" draw:points="4,616 4,153 4,149 4,145 4,141 4,137 4,133 4,129 4,124 4,120 4,116 4,112 4,108 4,103 4,99 4,95 4,91 4,86 3,82 3,78 3,74 3,70 3,67 3,63 3,59 2,55 2,51 2,48 2,44 2,41 2,38 2,35 2,32 2,28 1,26 1,23 1,21 1,19 1,16 1,15 0,13 0,11 151,11 151,13 151,14 152,16 152,18 152,20 152,23 152,26 153,28 153,32 153,35 153,38 153,41 154,45 154,48 154,52 154,55 155,59 155,63 155,67 155,70 155,74 156,78 156,82 156,86 156,90 156,94 156,98 157,102 157,106 157,110 157,113 157,117 158,120 158,123 158,127 158,130 158,133 158,135 158,138 158,140 160,140 162,134 165,127 167,121 170,115 172,109 174,103 177,98 179,92 181,87 184,82 186,76 189,72 191,67 194,62 196,57 199,53 202,49 205,45 208,41 211,38 214,34 218,31 221,27 225,24 229,21 233,19 237,16 241,14 245,12 250,10 254,8 259,6 264,5 269,3 275,2 280,1 286,1 292,0 298,0 305,0 307,0 310,0 313,0 316,0 319,0 321,1 324,1 327,1 329,2 332,2 335,3 337,3 340,4 342,5 344,5 347,6 348,6 350,7 352,7 353,8 353,139 350,139 347,138 344,137 341,136 338,136 335,135 332,135 329,134 326,134 323,134 319,133 316,133 313,132 310,132 306,132 303,131 299,131 295,131 291,131 286,131 275,131 264,133 253,135 244,138 234,142 225,148 217,154 209,161 202,169 195,178 189,188 183,199 178,211 174,224 171,237 168,251 165,267 164,283 163,300 162,319 162,616">
          <text:p/>
        </draw:polygon>
        <draw:path draw:style-name="gr3" draw:text-style-name="P3" draw:layer="layout" svg:width="0.552cm" svg:height="0.626cm" svg:x="1.86cm" svg:y="0.364cm" svg:viewBox="0 0 553 627" svg:d="M284 627h-13-13l-12-1-12-2-12-1-12-3-11-2-12-3-11-3-10-4-10-4-10-4-10-5-9-5-9-6-9-6-8-8-9-6-7-8-8-7-7-8-8-9-6-9-7-9-5-10-6-10-5-10-5-11-4-11-4-12-4-12-3-13-3-13-3-13-2-14-1-14-2-14-1-16-1-15v-16-17l1-16 2-16 1-16 2-14 3-14 2-14 4-13 4-13 4-12 5-12 5-11 6-10 6-11 5-10 7-9 7-9 8-8 7-8 8-8 8-7 8-7 8-6 9-6 9-5 9-5 10-5 10-4 10-4 10-4 10-3 10-2 11-3 11-2 10-2 11-1 11-1 12-1 10-1h12 14l14 1 13 1 13 2 12 2 12 3 12 4 11 3 10 4 10 5 11 5 9 6 9 6 9 6 9 7 8 7 8 7 7 9 7 8 7 8 6 10 6 9 6 10 5 10 5 11 5 10 4 12 4 11 3 12 3 13 3 12 3 13 2 13 2 13 2 14 1 14 1 14 1 14v15 15 5h-387v7 7l1 8v7l1 7v7l1 7 1 7 1 7 2 6 1 7 2 6 1 6 2 6 2 5 3 6 2 5 3 6 3 5 2 5 4 4 3 5 3 4 4 4 4 4 4 3 4 4 4 3 5 3 5 3 4 2 5 3 6 2 5 2 6 1 6 1 6 1 6 1h7 6 9 7l8-1 7-1 7-2 6-2 7-2 6-3 5-2 6-4 5-3 5-5 5-4 3-5 4-6 4-5 3-6 3-7 3-6 3-8 147 13-2 5-2 6-2 5-3 5-3 6-3 5-3 6-3 5-3 6-4 6-4 6-4 5-4 6-4 5-5 6-5 5-5 6-6 4-5 5-6 5-6 6-7 5-7 4-7 4-7 5-8 3-8 4-8 4-9 3-8 4-10 3-9 2-10 3-10 2-11 2-11 1-12 1-11 1h-13zM284 99h-5-5l-4 1h-5l-5 1-4 1-4 1-5 1-4 2-5 1-4 2-4 2-4 2-3 2-4 3-3 2-4 3-4 3-3 3-3 4-3 3-3 4-2 4-3 4-3 5-2 5-2 5-2 4-2 6-2 5-2 6-2 6-1 6-2 6-1 7-1 7v7l-1 7-1 7v8h234l-1-14-1-14-2-12-3-12-3-12-4-10-5-10-5-9-5-8-6-8-6-7-7-7-7-5-8-5-8-4-8-3-9-3-9-2-10-1z">
          <text:p/>
        </draw:path>
        <draw:path draw:style-name="gr3" draw:text-style-name="P3" draw:layer="layout" svg:width="0.576cm" svg:height="0.839cm" svg:x="2.498cm" svg:y="0.151cm" svg:viewBox="0 0 577 840" svg:d="M425 829v-1-1-1l-1-1v-2-2-1l-1-2v-2l-1-2v-3-2-3-2l-1-3v-3-2l-1-3v-3-3-3l-1-2v-3-3-3-3l-1-3v-3-3-3-3-3l-1-3v-3-3-2-3-2-3-2h-2l-6 11-6 11-7 10-7 10-7 8-8 8-8 8-9 7-9 6-10 5-10 5-10 4-11 4-10 3-12 3-12 2-12 2-13 1-13 1h-13-12l-11-1-10-1-10-1-11-3-9-2-10-3-9-4-9-4-8-4-8-5-8-5-8-6-8-6-7-6-7-7-6-7-6-8-6-7-6-8-5-9-5-9-5-9-4-9-4-10-4-10-4-10-3-11-3-11-3-11-3-12-2-12-1-12-2-12-2-12-1-13-1-13v-13l-1-13v-13-14l1-13v-13l1-13 1-13 2-12 2-13 2-12 2-12 3-11 2-12 4-11 3-10 4-11 4-10 5-10 4-9 5-9 5-9 6-8 6-8 6-8 6-7 7-8 7-7 8-7 8-6 8-5 8-6 9-4 9-5 9-4 10-3 10-3 10-3 11-2 11-2 11-1 11-1h12 6 6l6 1h6l5 1h6l6 1 5 1 6 1 5 1 6 2 5 1 5 2 6 1 5 2 5 2 5 2 4 2 5 3 5 2 5 3 4 3 5 3 4 3 5 3 4 3 4 4 4 3 4 4 4 5 3 4 4 5 3 4 4 5 3 4 3 5 3 6 3 5 3 5 3 6h1v-2-1-1-1-2-2-1-3l-1-1v-2-3-2-2-3-2-3-2-3-3-2-3-3-3-4-3-3-3-3-3-3-3-2-4-2-3-3-3-3-3-3-220h157v698 8 9 8 8 8 8 7l1 8v7 7l1 7v6 6l1 6v6 5l1 4v5 4 4zM418 524v-12-11l-1-11-1-10-1-11-1-9-1-10-2-9-2-8-2-8-2-8-3-7-2-7-3-7-3-6-3-6-3-6-4-6-3-5-4-5-3-4-4-4-4-4-4-4-4-3-4-3-4-3-5-3-4-2-5-2-5-1-4-2-5-2-4-1-5-1-5-1h-4l-5-1h-5-5-6-6l-5 1-6 1-5 1-5 1-6 1-5 2-5 2-5 2-4 3-4 3-5 3-3 3-5 4-4 4-3 3-4 5-3 5-3 4-4 5-2 6-3 6-3 6-2 6-3 6-2 7-2 8-2 7-1 7-2 8-1 9-2 8-1 9v10l-1 9-1 10v10 11 11l1 39 4 35 6 31 8 26 12 23 13 18 16 15 19 10 21 6 23 2h5 5l4-1 5-1h5l4-1 5-2 4-1 5-2 5-2 5-2 4-3 5-2 4-3 4-3 4-4 4-4 4-4 4-4 4-5 3-5 4-5 3-6 3-6 4-6 2-6 3-8 3-7 2-7 2-8 3-9 1-8 2-9 2-10 1-10 1-10 1-11 1-11v-11z">
          <text:p/>
        </draw:path>
        <draw:path draw:style-name="gr3" draw:text-style-name="P3" draw:layer="layout" svg:width="0.157cm" svg:height="0.828cm" svg:x="3.229cm" svg:y="0.151cm" svg:viewBox="0 0 158 829" svg:d="M0 116v-116h158v116zM0 829v-605h158v605z">
          <text:p/>
        </draw:path>
        <draw:polygon draw:style-name="gr3" draw:text-style-name="P3" draw:layer="layout" svg:width="0.557cm" svg:height="0.626cm" svg:x="3.512cm" svg:y="0.364cm" svg:viewBox="0 0 558 627" draw:points="288,627 273,627 259,626 246,625 233,624 220,622 207,619 195,617 184,613 173,609 162,605 151,600 141,595 131,590 121,584 112,578 103,571 94,564 86,557 78,549 71,541 64,533 58,524 51,515 46,506 40,496 35,486 30,476 26,465 21,455 18,443 14,432 11,420 9,408 6,395 4,383 3,370 1,357 0,344 0,330 0,317 0,302 0,287 2,273 3,259 5,245 7,232 9,219 12,207 16,195 19,183 23,171 28,160 33,149 38,138 43,128 49,118 55,109 61,100 69,92 76,83 83,75 91,68 99,61 108,54 118,48 127,42 137,36 146,31 156,26 167,21 178,17 189,14 201,11 213,8 225,6 237,3 250,2 263,1 276,0 290,0 301,0 313,1 324,2 334,3 345,4 355,6 365,8 375,10 385,13 394,16 403,19 411,22 420,26 428,30 436,34 444,39 451,43 459,48 466,54 472,59 479,64 485,70 491,76 497,82 502,88 507,94 512,101 517,108 521,115 525,122 529,130 533,137 537,145 540,153 543,160 545,169 548,177 550,185 552,193 554,202 396,209 394,200 392,192 390,183 387,175 384,168 381,161 377,154 372,147 368,141 362,136 357,130 351,126 344,122 337,118 330,115 322,112 314,110 305,109 296,108 287,108 274,108 263,110 252,112 241,116 232,121 223,127 215,133 207,141 200,150 194,160 189,171 184,182 180,195 176,209 173,223 170,239 168,255 167,273 166,291 166,310 167,350 170,386 176,417 185,444 196,467 210,486 226,501 244,511 265,517 289,519 297,519 306,518 314,517 322,515 330,512 337,509 344,505 351,501 357,497 363,491 369,485 375,479 380,472 384,464 388,456 391,447 394,438 397,428 399,418 401,407 558,414 557,423 555,431 554,439 551,447 549,455 547,463 543,471 540,479 537,487 533,495 529,502 524,509 520,517 515,524 509,530 504,537 498,544 492,550 486,556 479,562 472,568 465,573 458,579 450,584 442,589 434,594 425,598 416,602 407,606 398,610 388,613 378,616 368,619 357,621 346,623 335,625 324,626 312,627 300,627">
          <text:p/>
        </draw:polygon>
        <draw:polygon draw:style-name="gr3" draw:text-style-name="P3" draw:layer="layout" svg:width="0.353cm" svg:height="0.756cm" svg:x="4.117cm" svg:y="0.233cm" svg:viewBox="0 0 354 757" draw:points="220,757 206,757 194,756 181,754 170,751 159,748 149,744 139,739 130,733 121,727 114,720 106,712 100,703 95,694 90,683 85,672 82,660 79,648 78,635 77,620 76,605 76,249 0,249 0,142 84,142 133,0 231,0 231,142 347,142 347,249 231,249 231,563 232,571 232,580 233,587 234,595 235,601 237,608 240,613 242,619 245,624 248,628 252,632 256,636 260,639 264,642 269,644 275,646 281,647 288,648 294,649 301,649 304,649 307,649 309,649 312,649 315,648 317,648 320,648 323,648 325,647 327,647 330,646 332,646 334,645 337,645 340,644 342,644 345,643 348,642 351,642 354,641 354,738 348,740 342,742 336,744 330,745 324,746 318,748 311,749 305,750 299,751 292,752 285,753 278,754 271,755 264,755 257,756 250,756 243,757 235,757 228,757">
          <text:p/>
        </draw:polygon>
        <draw:path draw:style-name="gr3" draw:text-style-name="P3" draw:layer="layout" svg:width="0.552cm" svg:height="0.626cm" svg:x="4.528cm" svg:y="0.364cm" svg:viewBox="0 0 553 627" svg:d="M283 627h-12-13l-12-1-13-2-12-1-11-3-12-2-11-3-11-3-10-4-12-4-10-4-9-5-9-5-9-6-9-6-9-8-8-6-8-8-7-7-7-8-7-9-7-9-6-9-5-10-6-10-5-10-5-11-4-11-4-12-4-12-4-13-2-13-3-13-2-14-2-14-1-14-1-16-1-15v-16-17l1-16 1-16 2-16 2-14 2-14 3-14 4-13 3-13 5-12 5-12 5-11 6-10 5-11 6-10 7-9 6-9 7-8 8-8 7-8 9-7 8-7 8-6 9-6 9-5 9-5 10-5 10-4 10-4 10-4 11-3 10-2 11-3 10-2 11-2 11-1 11-1 11-1 12-1h11 14l13 1 14 1 12 2 13 2 12 3 11 4 11 3 11 4 11 5 9 5 10 6 9 6 9 6 8 7 8 7 8 7 8 9 7 8 6 8 7 10 6 9 5 10 6 10 5 11 4 10 4 12 4 11 4 12 3 13 3 12 2 13 2 13 3 13 1 14 2 14 1 14 1 14v15 15 5h-387v7 7 8l1 7v7l1 7 1 7 1 7 1 7 1 6 2 7 1 6 2 6 2 6 2 5 2 6 3 5 2 6 3 5 3 5 3 4 3 5 4 4 3 4 4 4 5 3 3 4 5 3 5 3 4 3 5 2 5 3 5 2 6 2 6 1 6 1 6 1 6 1h6 7 8 8l8-1 7-1 7-2 7-2 6-2 6-3 6-2 5-4 5-3 5-5 4-4 5-5 3-6 4-5 3-6 3-7 3-6 2-8 148 13-2 5-2 6-3 5-2 5-3 6-3 5-3 6-3 5-4 6-4 6-3 6-4 5-4 6-5 5-4 6-5 5-6 6-5 4-6 5-6 5-6 6-6 5-7 4-7 4-7 5-8 3-8 4-8 4-9 3-9 4-9 3-9 2-10 3-10 2-11 2-11 1-12 1-12 1h-12zM283 99h-4-5l-5 1h-4l-5 1-4 1-5 1-4 1-5 2-4 1-4 2-4 2-4 2-3 2-4 3-4 2-3 3-3 3-4 3-3 4-3 3-3 4-3 4-2 4-3 5-2 5-3 5-2 4-2 6-2 5-1 6-2 6-1 6-2 6-1 7-1 7-1 7v7l-1 7v8h234l-1-14-2-14-2-12-3-12-3-12-4-10-4-10-5-9-5-8-6-8-6-7-7-7-7-5-8-5-8-4-9-3-8-3-10-2-9-1z">
          <text:p/>
        </draw:path>
        <draw:path draw:style-name="gr3" draw:text-style-name="P3" draw:layer="layout" svg:width="0.576cm" svg:height="0.839cm" svg:x="5.166cm" svg:y="0.151cm" svg:viewBox="0 0 577 840" svg:d="M425 829v-1-1l-1-1v-1-2-2l-1-1v-2-2l-1-2v-3-2l-1-3v-2-3-3l-1-2v-3-3-3l-1-3v-2-3-3l-1-3v-3-3-3-3l-1-3v-3-3-3-3-3-2-3-2-3-2h-3l-5 11-6 11-7 10-7 10-7 8-8 8-8 8-9 7-9 6-10 5-10 5-10 4-11 4-12 3-11 3-12 2-12 2-13 1-13 1h-14-11l-11-1-10-1-11-1-10-3-9-2-10-3-9-4-9-4-8-4-8-5-8-5-8-6-7-6-7-6-7-7-7-7-6-8-6-7-5-8-5-9-5-9-5-9-4-9-4-10-4-10-4-10-3-11-4-11-2-11-2-12-3-12-2-12-1-12-2-12-1-13-1-13v-13l-1-13v-13-14l1-13v-13l1-13 1-13 2-12 2-13 1-12 3-12 2-11 3-12 3-11 4-10 4-11 4-10 4-10 5-9 5-9 5-9 6-8 6-8 6-8 6-7 7-8 7-7 7-7 8-6 8-5 8-6 9-4 9-5 9-4 10-3 10-3 10-3 11-2 10-2 12-1 11-1h12 6 6l6 1h5l6 1h6l5 1 6 1 6 1 5 1 6 2 5 1 5 2 6 1 5 2 6 2 5 2 4 2 5 3 5 2 5 3 4 3 4 3 5 3 4 3 4 3 4 4 5 3 3 4 4 5 4 4 4 5 3 4 3 5 4 4 3 5 3 6 3 5 3 5 2 6h2v-2-1-1-1-2-2-1-3l-1-1v-2-3-2-2-3-2-3-2-3-3-2-3-3-3-4-3-3-3-3-3l-1-3v-3-2-4-2-3-3-3-3-3-3-220h157v698 8 9 8l1 8v8 8 7 8l1 7v7l1 7v6 6 6l1 6v5 4 5l1 4v4zM418 524v-12-11l-1-11-1-10-1-11-1-9-2-10-1-9-2-8-2-8-2-8-3-7-3-7-2-7-3-6-3-6-3-6-4-6-3-5-4-5-4-4-3-4-4-4-4-4-4-3-4-3-5-3-4-3-5-2-4-2-5-1-4-2-5-2-5-1-4-1-5-1h-6l-5-1h-4-5-6-6l-5 1-6 1-5 1-6 1-5 1-5 2-5 2-4 2-5 3-5 3-4 3-4 3-4 4-4 4-3 3-4 5-3 5-4 4-3 5-3 6-2 6-3 6-2 6-3 6-2 7-2 8-2 7-2 7-1 8-1 9-2 8-1 9-1 10v9l-1 10v10 11 11l1 39 4 35 6 31 8 26 11 23 14 18 16 15 18 10 21 6 24 2h5 4l5-1 4-1h6l5-1 5-2 4-1 5-2 5-2 4-2 5-3 4-2 5-3 4-3 4-4 4-4 4-4 4-4 4-5 3-5 4-5 3-6 3-6 3-6 3-6 3-8 2-7 3-7 2-8 2-9 3-8 1-9 2-10 1-10 1-10 1-11v-11l1-11z">
          <text:p/>
        </draw:path>
        <draw:path draw:style-name="gr3" draw:text-style-name="P3" draw:layer="layout" svg:width="0.61cm" svg:height="0.626cm" svg:x="6.168cm" svg:y="0.364cm" svg:viewBox="0 0 611 627" svg:d="M186 627h-8-9l-8-1-8-1-8-1-8-1-7-2-8-1-7-2-7-3-7-2-6-3-7-3-6-3-6-3-5-4-6-4-5-4-5-4-5-4-5-5-4-6-4-6-4-5-4-6-4-6-3-6-3-6-3-6-3-7-2-7-2-7-2-7-2-8-2-7-1-8v-8l-1-9v-8l-1-9 1-10v-10l1-10 1-10 2-9 2-9 2-8 3-8 3-8 4-8 4-7 4-7 4-6 5-7 5-6 5-5 6-6 6-5 6-5 6-4 7-5 6-4 7-4 8-4 7-3 8-3 8-3 8-3 8-2 9-3 9-2 9-1 9-2 9-1 9-2 9-1h10l9-1 11-1h10l130-2v-31l-1-6v-6-6-6l-1-6-1-5v-5l-1-5-1-5-2-4-1-5-1-4-1-4-2-4-2-3-1-4-2-4-2-3-2-3-2-3-3-2-2-3-3-2-2-3-3-1-3-2-2-2-4-2-3-1-3-1-4-1-3-1-3-1-4-1-4-1h-3l-4-1h-4-4-4-4-4-4-4l-3 1h-4l-3 1h-3l-3 1-4 1h-3l-3 2-2 1-3 1-3 1-2 1-4 2-2 2-3 2-2 2-2 2-2 2-2 2-2 2-2 3-2 3-2 2-1 3-2 3-1 4-2 3-1 4-1 3-1 4-1 4-1 5-1 4-1 4v5l-1 5-163-8 1-8 2-7 2-8 2-7 2-8 3-7 3-7 3-6 3-7 3-7 4-6 4-7 4-6 5-6 5-6 4-5 6-5 5-6 6-5 6-5 7-4 6-5 8-4 7-4 8-4 7-3 9-4 8-3 9-3 9-2 9-3 10-2 10-2 11-2 11-2 11-1 11-1h12l12-1h12 11l11 1h11l10 1 11 2 9 1 10 2 10 2 9 3 9 2 8 3 9 3 8 4 8 3 7 5 8 4 7 4 7 5 6 5 6 6 6 6 6 5 6 7 5 6 4 6 5 7 4 7 4 8 4 8 3 7 3 9 3 8 3 9 2 9 2 9 1 9 1 10 1 10v10 11 220 4 4 4l1 4v4 3 4l1 4v3 3l1 4v3l1 3v3l1 3 1 3 1 3 1 2 1 3v2l2 2 1 2 1 2 2 2 1 2 1 2 2 1 2 2 2 1 1 1 3 1 2 1 2 1 2 1 3 1h3 2l3 1h3 3 4 3 4l3-1h4 3l4-1h3l3-1 4-1v86l-3 1-3 1h-2l-3 1-3 1h-2l-3 1h-2l-2 1h-2l-3 1h-2l-2 1-2 1h-3l-2 1h-2-2l-2 1h-3-2l-2 1h-3-2-2l-3 1h-2-3-2l-3 1h-2-3-3l-2 1h-3-3-3-3-3-4-11l-11-1-11-2-9-2-9-3-9-3-8-3-7-5-6-5-6-5-6-6-4-7-5-8-4-8-3-8-4-9-2-9-3-10-1-10-2-11h-3l-7 11-6 10-7 10-8 9-8 10-8 8-9 8-9 9-9 7-9 6-11 6-10 5-10 5-12 4-11 4-12 2-14 3-13 1-13 1zM370 335l-81 2h-5-5l-4 1h-5-5l-5 1h-5l-4 1h-5l-5 1-4 1h-4l-5 2-5 1-4 1-4 1-4 1-3 2-4 2-3 2-4 2-3 2-3 2-3 3-2 3-3 3-3 3-2 3-2 3-2 4-2 4-2 4-1 4-2 5-1 4-1 6v5l-1 6v6 6 9l1 7 1 8 1 7 2 7 2 6 2 5 3 6 4 5 3 4 4 4 5 4 5 3 5 3 5 2 5 2 6 1 6 1 7 1h7 6l5-1h6l5-1 6-1 5-2 6-1 5-2 5-2 5-3 5-2 5-3 4-3 5-3 4-4 4-3 4-4 3-3 4-4 3-4 4-5 3-4 3-5 3-4 3-5 2-5 3-5 2-5 2-6 2-5 2-5 1-6 2-5 1-6 1-6 1-5 1-6v-5-6l1-6z">
          <text:p/>
        </draw:path>
        <draw:polygon draw:style-name="gr3" draw:text-style-name="P3" draw:layer="layout" svg:width="0.352cm" svg:height="0.615cm" svg:x="6.846cm" svg:y="0.364cm" svg:viewBox="0 0 353 616" draw:points="4,616 4,153 4,149 4,145 4,141 4,137 4,133 4,129 4,124 4,120 4,116 4,112 4,108 4,103 4,99 4,95 3,91 3,86 3,82 3,78 3,74 3,70 3,67 2,63 2,59 2,55 2,51 2,48 2,44 2,41 2,38 2,35 1,32 1,28 1,26 1,23 1,21 1,19 1,16 0,15 0,13 0,11 150,11 151,13 151,14 151,16 151,18 151,20 152,23 152,26 152,28 153,32 153,35 153,38 153,41 153,45 154,48 154,52 154,55 154,59 154,63 155,67 155,70 155,74 155,78 155,82 156,86 156,90 156,94 156,98 156,102 156,106 156,110 157,113 157,117 157,120 157,123 157,127 157,130 157,133 157,135 157,138 158,140 160,140 162,134 165,127 167,121 169,115 172,109 174,103 176,98 179,92 181,87 183,82 186,76 188,72 191,67 193,62 196,57 199,53 202,49 205,45 208,41 211,38 214,34 217,31 221,27 225,24 228,21 232,19 237,16 240,14 245,12 249,10 254,8 258,6 264,5 269,3 274,2 280,1 286,1 292,0 298,0 305,0 307,0 310,0 313,0 316,0 318,0 321,1 324,1 326,1 329,2 332,2 335,3 337,3 340,4 342,5 344,5 346,6 348,6 350,7 352,7 353,8 353,139 350,139 347,138 344,137 341,136 338,136 335,135 332,135 329,134 325,134 322,134 319,133 316,133 313,132 309,132 306,132 302,131 298,131 294,131 290,131 286,131 275,131 264,133 253,135 243,138 234,142 225,148 216,154 209,161 201,169 195,178 188,188 183,199 178,211 174,224 170,237 167,251 165,267 163,283 162,300 162,319 162,616">
          <text:p/>
        </draw:polygon>
        <draw:polygon draw:style-name="gr3" draw:text-style-name="P3" draw:layer="layout" svg:width="0.353cm" svg:height="0.756cm" svg:x="7.229cm" svg:y="0.233cm" svg:viewBox="0 0 354 757" draw:points="221,757 207,757 194,756 182,754 170,751 159,748 149,744 139,739 131,733 122,727 114,720 107,712 101,703 95,694 90,683 86,672 83,660 80,648 78,635 77,620 77,605 77,249 0,249 0,142 85,142 134,0 232,0 232,142 347,142 347,249 232,249 232,563 232,571 232,580 234,587 235,595 236,601 238,608 240,613 243,619 246,624 249,628 252,632 256,636 260,639 265,642 270,644 275,646 281,647 287,648 294,649 301,649 303,649 306,649 309,649 312,649 314,648 317,648 320,648 322,648 325,647 327,647 329,646 332,646 334,645 337,645 340,644 343,644 346,643 348,642 351,642 354,641 354,738 348,740 342,742 335,744 329,745 323,746 317,748 311,749 304,750 298,751 292,752 285,753 278,754 272,755 265,755 258,756 250,756 243,757 236,757 228,757">
          <text:p/>
        </draw:polygon>
        <draw:polygon draw:style-name="gr3" draw:text-style-name="P3" draw:layer="layout" svg:width="0.547cm" svg:height="0.828cm" svg:x="7.676cm" svg:y="0.151cm" svg:viewBox="0 0 548 829" draw:points="154,346 161,332 168,320 175,308 182,296 190,286 198,276 207,268 215,258 225,251 234,244 244,238 254,233 266,228 276,225 288,221 299,218 311,216 324,214 336,214 349,213 360,213 371,214 381,215 390,216 400,218 409,220 418,222 426,225 434,228 442,231 449,235 456,239 463,243 470,247 476,252 482,257 488,264 493,269 498,275 503,281 508,288 512,294 516,301 520,308 524,315 527,323 530,330 533,338 535,347 538,355 540,363 541,372 543,381 545,390 546,399 547,408 547,417 548,427 548,437 548,446 548,829 392,829 392,491 392,484 392,477 391,470 391,464 390,457 390,451 389,445 388,439 388,433 387,427 385,421 384,415 382,410 381,404 379,399 377,395 375,390 373,385 370,381 368,377 365,372 363,368 360,365 357,361 353,358 350,355 346,352 342,349 339,346 334,344 330,341 326,340 321,338 317,336 312,335 306,334 301,333 296,332 290,332 284,332 279,332 273,332 268,333 262,334 257,335 251,337 246,338 241,340 236,342 231,345 227,347 223,350 218,353 214,356 210,360 206,363 202,367 199,372 195,376 192,380 188,385 186,390 182,395 180,400 177,406 174,411 172,417 170,423 168,429 165,436 164,442 162,449 161,456 160,462 159,469 158,476 157,483 157,491 157,498 157,506 157,829 0,829 0,0 157,0 157,226 157,229 157,233 157,237 157,240 157,244 156,247 156,251 156,255 156,258 156,262 156,267 156,270 156,274 156,277 155,281 155,284 155,287 155,291 154,294 154,297 154,300 154,304 154,306 154,310 154,312 154,315 153,318 153,320 153,323 153,326 153,328 153,331 153,333 153,335 153,337 153,339 152,341 152,343 152,344 152,346">
          <text:p/>
        </draw:polygon>
        <draw:polygon draw:style-name="gr3" draw:text-style-name="P3" draw:layer="layout" svg:width="0.352cm" svg:height="0.615cm" svg:x="8.37cm" svg:y="0.364cm" svg:viewBox="0 0 353 616" draw:points="4,616 4,153 4,149 4,145 4,141 4,137 4,133 4,129 4,124 4,120 3,116 3,112 3,108 3,103 3,99 3,95 3,91 3,86 3,82 3,78 2,74 2,70 2,67 2,63 2,59 2,55 2,51 2,48 2,44 1,41 1,38 1,35 1,32 1,28 1,26 1,23 1,21 0,19 0,16 0,15 0,13 0,11 149,11 149,13 149,14 150,16 150,18 150,20 150,23 150,26 151,28 151,32 151,35 152,38 152,41 152,45 152,48 152,52 153,55 153,59 153,63 153,67 154,70 154,74 154,78 154,82 154,86 154,90 155,94 155,98 155,102 155,106 155,110 155,113 155,117 156,120 156,123 156,127 156,130 156,133 156,135 156,138 156,140 159,140 161,134 163,127 166,121 168,115 170,109 173,103 175,98 177,92 180,87 182,82 184,76 187,72 189,67 192,62 195,57 197,53 200,49 203,45 206,41 209,38 213,34 216,31 220,27 223,24 227,21 231,19 235,16 239,14 243,12 248,10 252,8 258,6 263,5 268,3 274,2 280,1 285,1 291,0 298,0 304,0 307,0 310,0 312,0 315,0 318,0 320,1 323,1 326,1 329,2 331,2 334,3 337,3 339,4 342,5 344,5 346,6 348,6 349,7 351,7 353,8 353,139 350,139 347,138 343,137 341,136 337,136 334,135 331,135 328,134 325,134 322,134 319,133 316,133 312,132 309,132 305,132 302,131 298,131 294,131 290,131 286,131 274,131 263,133 252,135 242,138 232,142 224,148 215,154 207,161 200,169 193,178 187,188 182,199 177,211 172,224 169,237 166,251 164,267 162,283 161,300 161,319 161,616">
          <text:p/>
        </draw:polygon>
        <draw:path draw:style-name="gr3" draw:text-style-name="P3" draw:layer="layout" svg:width="0.609cm" svg:height="0.626cm" svg:x="8.784cm" svg:y="0.364cm" svg:viewBox="0 0 610 627" svg:d="M610 313l-1 13v14l-1 13-2 13-1 13-2 13-3 12-3 12-3 12-4 11-4 12-4 11-5 10-5 11-6 10-6 10-6 9-7 9-7 9-8 9-7 8-9 7-8 8-9 7-10 8-10 6-10 6-10 5-11 6-12 5-11 4-12 4-13 3-13 3-13 2-13 3-14 1-15 1-15 1h-14-15l-14-1-14-1-14-1-13-3-13-2-12-3-12-3-12-4-12-4-10-5-11-5-11-6-10-6-9-6-10-8-9-7-8-7-9-8-7-8-8-8-7-9-7-9-6-9-6-10-5-10-6-11-5-10-5-11-4-11-3-12-4-12-3-12-2-13-2-12-2-14-2-13-1-13v-13-14-14-13l1-13 1-13 2-12 2-12 2-13 3-11 3-12 4-12 4-11 4-11 5-11 6-10 6-10 6-10 6-10 6-9 7-9 8-8 8-8 8-8 9-7 8-8 10-6 9-7 11-6 10-5 11-6 11-4 12-5 12-4 13-3 12-3 14-3 13-2 14-2 15-1 15-1h15 16l16 1 15 1 14 2 14 2 14 3 13 3 13 3 12 4 12 5 11 4 11 6 10 5 11 6 9 7 9 6 9 8 8 7 8 8 8 8 7 8 6 9 7 9 6 9 5 10 6 10 4 11 5 10 4 11 3 12 3 11 3 12 3 12 2 12 2 12 2 13 1 13 1 13v13zM446 313l-1-21-1-20-2-19-2-17-3-16-4-15-5-14-5-13-6-11-7-10-7-10-8-8-9-7-9-6-10-6-10-4-12-4-11-2-13-2h-13-13l-13 2-13 2-11 4-11 4-10 6-10 6-9 7-8 9-8 9-7 10-6 12-6 12-5 15-3 14-4 17-2 17-2 18-1 20-1 21v10l1 11v10l1 9 1 10 1 9 1 9 1 9 2 8 2 8 2 8 2 7 2 7 3 7 3 7 3 6 3 6 3 6 3 5 3 5 4 5 4 5 4 4 4 4 4 4 5 4 4 3 5 3 5 3 4 3 6 2 5 2 5 2 6 1 5 1 6 1 5 1 6 1h6 6 7 6l7-1 6-1 6-1 7-1 5-1 6-2 6-2 5-2 6-3 5-3 5-3 5-3 4-4 5-4 4-4 4-4 4-5 4-5 4-5 3-5 3-6 3-6 3-6 3-7 2-7 3-7 2-7 2-8 2-8 1-8 2-9 1-9 1-9 1-10v-9l1-10v-11z">
          <text:p/>
        </draw:path>
        <draw:path draw:style-name="gr3" draw:text-style-name="P3" draw:layer="layout" svg:width="0.576cm" svg:height="0.853cm" svg:x="9.513cm" svg:y="0.363cm" svg:viewBox="0 0 577 854" svg:d="M577 312l-1 14v14l-1 13-1 13-1 12-2 13-1 12-4 12-2 12-3 12-2 12-4 11-3 11-4 10-4 10-4 10-5 9-5 10-5 8-5 9-6 8-6 8-7 7-7 8-7 7-7 6-8 6-8 6-8 5-9 5-9 4-9 4-9 4-10 3-10 2-11 3-11 1-11 1-12 1h-11-5-6-5l-6-1h-5l-5-1h-6l-5-1-6-1-5-1-5-2-5-1-5-1-5-2-6-2-4-1-5-2-5-3-5-2-5-2-5-3-4-2-5-3-5-3-4-4-4-3-5-4-4-3-4-4-5-4-4-4-3-5-4-4-4-5-3-5-4-5-3-6-3-5-3-6-3-6h-3v1 1 1 1 1 2 1 2 2l1 2v2 3 2 3 2 3 3 2l1 3v3 3 3 3 3 4 2 4 3 3 3 4 3 3l1 3v3 3 3 3 3 3 231h-157v-702-9-9-9-8l-1-9v-8-8-8-7l-1-7v-8-7-7l-1-6v-5-6-5l-1-5v-5-4h152v1 1l1 1v1 2 2 1l1 2v2 2 2l1 3v2 3 2l1 3v3 2 3 3 3l1 3v3 4 3l1 3v3 3 3 3 3 3 3 3 3l1 2v3 3 2 3h2l6-12 6-11 7-10 7-10 8-10 8-8 8-7 9-7 9-6 10-6 10-5 11-4 10-4 11-3 11-3 12-2 12-2 12-1 13-1h13 11l11 1 11 1 10 1 10 2 10 3 10 3 9 3 9 5 8 4 8 5 8 5 8 6 7 6 7 6 7 6 6 8 7 8 5 8 6 8 5 8 5 9 5 9 4 9 5 10 3 10 4 10 3 11 3 11 3 11 3 12 3 12 2 12 2 12 1 12 1 13 1 13 1 13v13zM412 312v-20l-2-19-1-18-2-17-3-15-3-15-4-14-5-13-5-11-6-10-7-10-7-8-8-8-8-6-9-6-10-5-10-3-11-3-12-1-12-1-4 1h-5-5l-4 1-5 1-4 1-5 1-5 2-5 1-5 2-4 3-4 2-5 2-4 3-4 3-4 4-4 4-4 4-4 4-4 5-3 5-4 5-3 5-3 6-3 6-3 7-3 7-3 7-2 8-2 7-3 9-1 8-2 9-2 10-1 9-1 11v10l-1 11v12 12 12 11l1 11v10l1 10 1 10 2 9 2 9 1 9 3 8 2 7 2 8 3 7 3 6 3 7 2 6 4 6 3 5 3 5 4 5 3 5 4 4 4 4 4 4 4 3 4 3 5 4 4 2 5 3 4 2 5 1 4 2 5 2 4 1 5 1 5 1h4l5 1h5 4 6 6l6-1 5-1 6-1 5-1 5-1 5-2 5-2 5-2 5-3 4-3 4-3 5-3 3-4 4-4 4-4 3-4 4-5 3-5 3-5 3-6 3-6 3-6 2-6 3-7 2-7 2-7 2-7 1-8 2-8 2-9 1-8 1-9 1-9v-10l1-10 1-10v-11z">
          <text:p/>
        </draw:path>
        <draw:path draw:style-name="gr3" draw:text-style-name="P3" draw:layer="layout" svg:width="0.609cm" svg:height="0.626cm" svg:x="10.18cm" svg:y="0.364cm" svg:viewBox="0 0 610 627" svg:d="M610 313v13l-1 14-1 13-1 13-2 13-2 13-3 12-2 12-4 12-4 11-4 12-4 11-5 10-5 11-6 10-6 10-6 9-7 9-7 9-7 9-8 8-8 7-9 8-9 7-9 8-10 6-10 6-12 5-11 6-11 5-12 4-12 4-12 3-13 3-13 2-14 3-14 1-14 1-15 1h-15-15l-14-1-14-1-13-1-14-3-12-2-13-3-12-3-12-4-11-4-11-5-11-5-10-6-10-6-10-6-9-8-9-7-9-7-8-8-8-8-8-8-7-9-6-9-6-9-6-10-6-10-5-11-5-10-4-11-5-11-3-12-4-12-3-12-2-13-2-12-2-14-1-13-1-13-1-13v-14-14l1-13 1-13 1-13 2-12 2-12 2-13 3-11 3-12 3-12 5-11 4-11 4-11 6-10 5-10 6-10 6-10 7-9 7-9 7-8 8-8 8-8 9-7 9-8 9-6 10-7 10-6 10-5 11-6 12-4 11-5 13-4 12-3 13-3 13-3 14-2 14-2 14-1 15-1h15 16l16 1 15 1 14 2 15 2 13 3 13 3 13 3 12 4 12 5 11 4 12 6 11 5 10 6 9 7 9 6 9 8 9 7 8 8 7 8 7 8 7 9 6 9 6 9 6 10 5 10 5 11 4 10 4 11 4 12 3 11 3 12 2 12 3 12 2 12 1 13 1 13 1 13 1 13zM445 313l-1-21-1-20-1-19-3-17-3-16-4-15-4-14-6-13-6-11-6-10-8-10-8-8-8-7-10-6-10-6-10-4-11-4-12-2-12-2h-13-14l-13 2-12 2-12 4-11 4-10 6-10 6-8 7-9 9-8 9-7 10-6 12-5 12-5 15-4 14-4 17-2 17-2 18-1 20v21 10 11 10l1 9 1 10 1 9 1 9 2 9 1 8 2 8 2 8 2 7 3 7 2 7 3 7 3 6 3 6 3 6 4 5 3 5 4 5 4 5 3 4 5 4 4 4 4 4 5 3 4 3 5 3 5 3 5 2 5 2 6 2 5 1 5 1 6 1 6 1 6 1h5 6 7 7l6-1 7-1 6-1 6-1 6-1 6-2 5-2 6-2 5-3 5-3 5-3 5-3 5-4 4-4 4-4 5-4 4-5 3-5 4-5 3-5 4-6 3-6 3-6 2-7 3-7 2-7 2-7 2-8 2-8 2-8 1-9 1-9 1-9 1-10 1-9v-10l1-11z">
          <text:p/>
        </draw:path>
        <draw:path draw:style-name="gr3" draw:text-style-name="P3" draw:layer="layout" svg:width="0.576cm" svg:height="0.839cm" svg:x="10.88cm" svg:y="0.151cm" svg:viewBox="0 0 577 840" svg:d="M426 829l-1-1v-1-1-1l-1-2v-2-1-2l-1-2v-2l-1-3v-2-3-2l-1-3v-3-2-3l-1-3v-3-3-2l-1-3v-3-3-3-3l-1-3v-3-3-3-3-3-3l-1-3v-2-3-2-3-2h-2l-6 11-6 11-6 10-7 10-8 8-8 8-8 8-9 7-10 6-10 5-9 5-11 4-11 4-10 3-12 3-12 2-12 2-13 1-13 1h-13-11l-11-1-11-1-10-1-10-3-10-2-10-3-8-4-9-4-9-4-8-5-8-5-7-6-8-6-7-6-7-7-6-7-6-8-6-7-6-8-5-9-5-9-4-9-5-9-4-10-4-10-4-10-3-11-3-11-3-11-2-12-2-12-2-12-2-12-1-12-2-13v-13l-1-13v-13l-1-13 1-14v-13l1-13 1-13 1-13 1-12 2-13 2-12 2-12 3-11 3-12 3-11 4-10 3-11 4-10 5-10 4-9 5-9 6-9 5-8 6-8 6-8 7-7 6-8 7-7 8-7 8-6 7-5 8-6 9-4 9-5 10-4 9-3 10-3 10-3 11-2 11-2 11-1 12-1h12 5 6l6 1h6l6 1h5l6 1 6 1 5 1 6 1 5 2 5 1 5 2 6 1 5 2 5 2 5 2 5 2 5 3 4 2 5 3 4 3 6 3 4 3 5 3 4 3 4 4 4 3 4 4 4 5 4 4 3 5 4 4 3 5 3 4 3 5 4 6 2 5 3 5 3 6h1v-2-1-1-1-2-2-1-3-1l-1-2v-3-2-2-3-2-3-2-3-3-2-3-3-3-4-3-3-3-3-3-3-3-2-4-2-3-3-3-3-3-3-220h157v698 8 9 8 8 8 8l1 7v8 7 7l1 7v6l1 6v6 6 5l1 4v5 4 4zM418 524v-12-11l-1-11-1-10-1-11-1-9-1-10-2-9-2-8-2-8-2-8-3-7-2-7-3-7-3-6-3-6-3-6-3-6-4-5-3-5-4-4-4-4-4-4-4-4-4-3-4-3-5-3-4-3-5-2-5-2-4-1-5-2-5-2-4-1-5-1-5-1h-4l-5-1h-5-5-6-6l-5 1-6 1-5 1-5 1-6 1-5 2-5 2-4 2-5 3-4 3-4 3-4 3-4 4-4 4-4 3-4 5-3 5-3 4-3 5-3 6-3 6-3 6-2 6-3 6-2 7-2 8-2 7-1 7-2 8-1 9-1 8-1 9-1 10-1 9v10l-1 10v11 11l1 39 4 35 6 31 9 26 11 23 13 18 16 15 19 10 21 6 23 2h5 5l4-1 5-1h5l4-1 5-2 5-1 4-2 5-2 5-2 4-3 5-2 5-3 4-3 4-4 5-4 4-4 3-4 4-5 3-5 4-5 4-6 3-6 3-6 2-6 3-8 3-7 2-7 3-8 2-9 2-8 2-9 1-10 1-10 1-10 1-11 1-11v-11z">
          <text:p/>
        </draw:path>
        <draw:polygon draw:style-name="gr3" draw:text-style-name="P3" draw:layer="layout" svg:width="0.557cm" svg:height="0.626cm" svg:x="11.894cm" svg:y="0.364cm" svg:viewBox="0 0 558 627" draw:points="288,627 273,627 260,626 246,625 233,624 220,622 208,619 196,617 184,613 173,609 162,605 151,600 141,595 131,590 122,584 113,578 104,571 95,564 87,557 79,549 71,541 64,533 58,524 52,515 46,506 40,496 35,486 30,476 26,465 22,455 18,443 14,432 11,420 9,408 6,395 4,383 3,370 2,357 0,344 0,330 0,317 0,302 1,287 2,273 3,259 5,245 7,232 10,219 12,207 16,195 20,183 23,171 28,160 33,149 38,138 43,128 49,118 55,109 62,100 69,92 76,83 84,75 92,68 101,61 109,54 118,48 127,42 137,36 146,31 157,26 167,21 178,17 189,14 201,11 213,8 225,6 237,3 250,2 263,1 276,0 290,0 302,0 313,1 324,2 335,3 345,4 356,6 366,8 375,10 385,13 394,16 403,19 412,22 420,26 428,30 436,34 444,39 452,43 459,48 466,54 472,59 479,64 485,70 491,76 497,82 502,88 507,94 512,101 517,108 521,115 526,122 530,130 533,137 537,145 540,153 543,160 546,169 548,177 550,185 552,193 554,202 396,209 394,200 393,192 390,183 387,175 384,168 381,161 377,154 373,147 368,141 363,136 357,130 351,126 344,122 338,118 330,115 322,112 314,110 306,109 296,108 287,108 275,108 263,110 252,112 242,116 232,121 223,127 215,133 207,141 201,150 194,160 189,171 184,182 180,195 176,209 173,223 170,239 168,255 167,273 166,291 166,310 167,350 170,386 177,417 185,444 197,467 210,486 226,501 245,511 265,517 289,519 298,519 306,518 314,517 322,515 330,512 337,509 344,505 351,501 357,497 364,491 369,485 375,479 380,472 384,464 388,456 392,447 395,438 397,428 399,418 401,407 558,414 557,423 556,431 554,439 552,447 549,455 547,463 544,471 540,479 537,487 533,495 529,502 524,509 520,517 515,524 509,530 504,537 498,544 492,550 486,556 479,562 472,568 465,573 458,579 450,584 442,589 434,594 425,598 416,602 407,606 398,610 388,613 378,616 368,619 357,621 346,623 335,625 324,626 312,627 300,627">
          <text:p/>
        </draw:polygon>
        <draw:path draw:style-name="gr3" draw:text-style-name="P3" draw:layer="layout" svg:width="0.609cm" svg:height="0.626cm" svg:x="12.519cm" svg:y="0.364cm" svg:viewBox="0 0 610 627" svg:d="M185 627h-8-9l-8-1-8-1-8-1-8-1-7-2-8-1-7-2-7-3-7-2-6-3-6-3-7-3-5-3-6-4-6-4-5-4-5-4-5-4-5-5-4-6-4-6-4-5-4-6-4-6-3-6-3-6-3-6-3-7-2-7-2-7-2-7-2-8-1-7-1-8-1-8-1-9v-8-9-10-10l1-10 1-10 2-9 2-9 2-8 3-8 3-8 4-8 4-7 4-7 5-6 4-7 5-6 5-5 6-6 6-5 6-5 6-4 7-5 6-4 7-4 8-4 7-3 8-3 8-3 8-3 8-2 9-3 9-2 9-1 9-2 9-1 9-2 9-1h10l9-1 10-1h10l130-2v-31-6l-1-6v-6-6l-1-6v-5l-1-5-1-5-1-5-2-4-1-5-1-4-1-4-2-4-1-3-2-4-2-4-2-3-2-3-2-3-2-2-3-3-2-2-3-3-3-1-3-2-2-2-4-2-3-1-3-1-3-1-4-1-3-1-4-1-4-1h-3l-4-1h-4-4-4-4-4-4-4l-3 1h-4l-3 1h-3l-3 1-4 1h-2l-3 2-3 1-3 1-3 1-2 1-3 2-2 2-3 2-2 2-2 2-2 2-2 2-2 2-2 3-2 3-2 2-1 3-2 3-1 4-2 3-1 4-1 3-1 4-1 4-1 5-1 4-1 4v5l-1 5-163-8 1-8 2-7 2-8 2-7 2-8 3-7 3-7 3-6 3-7 3-7 4-6 4-7 4-6 5-6 5-6 4-5 6-5 5-6 6-5 6-5 7-4 7-5 7-4 7-4 8-4 8-3 8-4 8-3 9-3 9-2 10-3 9-2 10-2 11-2 10-2 11-1 12-1h11l12-1h12 12l10 1h11l10 1 11 2 9 1 10 2 10 2 9 3 9 2 8 3 9 3 8 4 8 3 7 5 8 4 7 4 7 5 6 5 7 6 6 6 5 5 6 7 5 6 4 6 5 7 4 7 5 8 3 8 4 7 2 9 3 8 3 9 2 9 2 9 1 9 1 10 1 10v10 11 220 4l1 4v4 4 4 3l1 4v4 3 3l1 4v3l1 3v3l1 3 1 3 1 3 1 2 1 3 1 2 1 2 1 2 1 2 2 2 1 2 2 2 1 1 2 2 2 1 1 1 3 1 2 1 2 1 3 1 2 1h3 2l3 1h3 3 5 3 4l3-1h4 3l4-1h3l4-1 3-1v86l-3 1-3 1h-2l-3 1-2 1h-3l-2 1h-3l-2 1h-2l-2 1h-3l-2 1-2 1h-4l-2 1h-2-2l-2 1h-2-3l-2 1h-3-2-2l-3 1h-2-3-2l-2 1h-3-3-2l-3 1h-3-3-3-3-3-3-12l-11-1-10-2-10-2-9-3-8-3-9-3-7-5-6-5-6-5-6-6-4-7-5-8-4-8-3-8-4-9-2-9-3-10-1-10-2-11h-3l-6 11-7 10-7 10-8 9-8 10-8 8-9 8-8 9-10 7-9 6-10 6-11 5-10 5-12 4-11 4-12 2-13 3-13 1-13 1zM368 335l-81 2h-5-4l-5 1h-5-5l-5 1h-5l-4 1h-5l-5 1-4 1h-4l-5 2-4 1-4 1-4 1-4 1-3 2-4 2-3 2-4 2-3 2-3 2-2 3-3 3-3 3-2 3-3 3-2 3-2 4-2 4-2 4-1 4-1 5-2 4v6l-1 5-1 6v6 6 9l1 7 1 8 1 7 2 7 2 6 2 5 4 6 3 5 4 4 3 4 5 4 5 3 5 3 5 2 5 2 6 1 6 1 6 1h7 6l5-1h6l6-1 5-1 6-2 5-1 5-2 5-2 5-3 5-2 5-3 4-3 5-3 4-4 4-3 4-4 3-3 4-4 3-4 4-5 3-4 3-5 3-4 3-5 2-5 3-5 2-5 2-6 2-5 2-5 2-6 1-5 1-6 1-6 1-5 1-6v-5l1-6v-6z">
          <text:p/>
        </draw:path>
        <draw:path draw:style-name="gr3" draw:text-style-name="P3" draw:layer="layout" svg:width="0.576cm" svg:height="0.853cm" svg:x="13.196cm" svg:y="0.363cm" svg:viewBox="0 0 577 854" svg:d="M577 312v14l-1 14v13l-1 13-2 12-1 13-2 12-2 12-2 12-3 12-3 12-3 11-3 11-4 10-4 10-5 10-4 9-5 10-6 8-5 9-6 8-6 8-6 7-7 8-7 7-8 6-7 6-9 6-8 5-8 5-9 4-9 4-10 4-10 3-10 2-10 3-11 1-12 1-11 1h-12-6-5-6l-5-1h-6l-5-1h-5l-6-1-5-1-5-1-5-2-6-1-5-1-5-2-5-2-5-1-5-2-5-3-5-2-5-2-4-3-5-2-5-3-4-3-4-4-5-3-4-4-5-3-4-4-4-4-4-4-4-5-4-4-3-5-4-5-3-5-3-6-4-5-3-6-3-6h-3v1 1 1 1l1 1v2 1 2 2 2 2 3 2 3l1 2v3 3 2 3 3 3 3 3 3l1 4v2 4 3 3 3 4 3 3 3 3 3 3 3 3 3 231h-157v-702-9-9-9-8-9-8-8l-1-8v-7-7-8l-1-7v-7-6-5l-1-6v-5-5l-1-5v-4h152l1 1v1 1 1 2l1 2v1 2 2l1 2v2 3 2l1 3v2 3 3 2l1 3v3 3 3l1 3v4 3 3 3 3 3l1 3v3 3 3 3 3 2 3 3 2 3h2l6-12 6-11 7-10 8-10 7-10 8-8 9-7 8-7 10-6 9-6 11-5 10-4 10-4 12-3 11-3 12-2 12-2 12-1 13-1h13 12l11 1 11 1 10 1 10 2 10 3 9 3 9 3 9 5 9 4 8 5 8 5 8 6 7 6 7 6 7 6 6 8 6 8 6 8 5 8 6 8 5 9 4 9 5 9 4 10 4 10 3 10 4 11 3 11 3 11 2 12 2 12 2 12 2 12 1 12 2 13 1 13v13l1 13zM413 312v-20l-1-19-2-18-2-17-3-15-3-15-4-14-4-13-6-11-6-10-6-10-8-8-7-8-9-6-9-6-10-5-11-3-11-3-11-1-12-1-5 1h-4-5l-5 1-5 1-4 1-5 1-5 2-4 1-5 2-4 3-5 2-4 2-4 3-5 3-4 4-4 4-4 4-4 4-3 5-4 5-3 5-3 5-4 6-3 6-3 7-2 7-3 7-2 8-3 7-2 9-2 8-1 9-2 10-1 9-1 11-1 10-1 11v12 12 12 11l1 11 1 10 1 10 1 10 2 9 1 9 2 9 2 8 2 7 3 8 3 7 2 6 3 7 3 6 3 6 3 5 4 5 3 5 4 5 4 4 4 4 4 4 4 3 4 3 4 4 5 2 4 3 4 2 5 1 5 2 4 2 5 1 4 1 5 1h5l4 1h5 5 6 6l5-1 6-1 5-1 6-1 5-1 5-2 5-2 5-2 5-3 4-3 5-3 4-3 4-4 4-4 4-4 3-4 3-5 3-5 4-5 3-6 3-6 2-6 3-6 2-7 2-7 2-7 2-7 2-8 2-8 1-9 1-8 1-9 1-9 1-10 1-10v-10-11z">
          <text:p/>
        </draw:path>
        <draw:polygon draw:style-name="gr3" draw:text-style-name="P3" draw:layer="layout" svg:width="0.352cm" svg:height="0.756cm" svg:x="13.833cm" svg:y="0.233cm" svg:viewBox="0 0 353 757" draw:points="221,757 208,757 195,756 183,754 171,751 160,748 149,744 140,739 131,733 122,727 115,720 108,712 101,703 96,694 91,683 87,672 83,660 81,648 79,635 78,620 77,605 77,249 0,249 0,142 85,142 134,0 232,0 232,142 347,142 347,249 232,249 232,563 232,571 233,580 234,587 235,595 237,601 238,608 241,613 243,619 246,624 249,628 253,632 256,636 261,639 266,642 270,644 276,646 281,647 288,648 294,649 301,649 304,649 307,649 310,649 312,649 315,648 317,648 320,648 322,648 325,647 327,647 330,646 332,646 335,645 337,645 340,644 342,644 345,643 348,642 351,642 353,641 353,738 348,740 342,742 336,744 330,745 324,746 317,748 311,749 305,750 298,751 292,752 286,753 279,754 272,755 265,755 258,756 251,756 244,757 236,757 229,757">
          <text:p/>
        </draw:polygon>
        <draw:polygon draw:style-name="gr3" draw:text-style-name="P3" draw:layer="layout" svg:width="0.552cm" svg:height="0.615cm" svg:x="14.27cm" svg:y="0.375cm" svg:viewBox="0 0 553 616" draw:points="157,0 157,339 157,346 157,353 158,360 158,366 158,373 159,379 160,385 161,392 162,398 163,404 164,409 165,415 167,420 168,426 170,431 172,436 174,440 176,445 179,450 181,454 184,458 187,462 190,466 193,469 196,473 199,476 203,479 206,481 210,484 214,486 218,489 223,491 227,492 232,494 237,495 242,496 247,497 253,498 259,498 264,498 270,498 276,498 281,497 286,496 291,495 296,494 301,492 306,490 311,488 316,486 320,483 325,480 329,477 334,474 338,470 342,467 346,463 350,459 353,455 357,450 360,445 363,440 366,435 369,430 371,425 374,419 376,413 379,407 381,401 382,395 384,388 386,382 387,375 388,368 389,361 391,354 391,347 392,339 392,332 392,324 392,0 549,0 549,469 549,473 549,477 549,481 549,485 549,489 549,493 549,497 549,501 549,505 549,509 549,514 549,517 549,522 549,525 549,529 550,534 550,537 550,541 550,545 550,550 550,554 550,557 551,561 551,564 551,567 551,571 551,574 551,577 551,580 552,583 552,586 552,589 552,591 552,594 552,596 553,598 553,600 553,602 553,604 553,605 404,605 404,604 404,602 403,601 403,598 403,597 403,594 403,592 402,589 402,587 401,584 401,581 401,578 401,575 401,571 400,568 400,565 400,561 400,558 399,555 399,551 399,546 399,543 399,539 399,536 399,532 398,529 398,525 398,522 398,518 398,514 398,511 397,508 397,504 397,501 397,498 397,495 397,492 397,489 397,487 397,484 394,484 388,498 381,510 374,522 367,533 359,543 351,554 342,563 333,571 323,578 313,585 304,591 294,596 283,601 272,605 261,609 249,611 237,614 225,615 212,616 199,616 188,616 178,616 168,615 158,614 149,612 140,610 131,608 123,605 115,602 107,598 100,595 92,591 85,586 79,582 72,577 66,572 61,567 55,562 50,556 45,550 40,542 36,536 32,529 28,522 25,515 22,508 18,500 16,492 13,484 11,475 9,467 7,458 5,449 4,440 3,431 2,422 1,413 1,403 0,394 0,384 0,0">
          <text:p/>
        </draw:polygon>
        <draw:polygon draw:style-name="gr3" draw:text-style-name="P3" draw:layer="layout" svg:width="0.352cm" svg:height="0.615cm" svg:x="14.973cm" svg:y="0.364cm" svg:viewBox="0 0 353 616" draw:points="4,616 4,153 4,149 4,145 4,141 4,137 4,133 4,129 4,124 4,120 4,116 4,112 4,108 4,103 4,99 4,95 4,91 3,86 3,82 3,78 3,74 3,70 3,67 3,63 2,59 2,55 2,51 2,48 2,44 2,41 2,38 2,35 2,32 2,28 1,26 1,23 1,21 1,19 1,16 1,15 0,13 0,11 149,11 150,13 150,14 150,16 150,18 151,20 151,23 151,26 151,28 151,32 152,35 152,38 152,41 153,45 153,48 153,52 153,55 153,59 154,63 154,67 154,70 154,74 154,78 155,82 155,86 155,90 155,94 155,98 155,102 156,106 156,110 156,113 156,117 156,120 156,123 156,127 157,130 157,133 157,135 157,138 157,140 159,140 161,134 164,127 166,121 168,115 171,109 173,103 175,98 178,92 180,87 183,82 185,76 187,72 190,67 192,62 195,57 198,53 201,49 204,45 207,41 210,38 213,34 216,31 220,27 224,24 228,21 232,19 235,16 240,14 244,12 249,10 253,8 258,6 263,5 268,3 273,2 279,1 285,1 291,0 297,0 304,0 306,0 309,0 312,0 315,0 317,0 320,1 323,1 325,1 328,2 331,2 334,3 336,3 340,4 342,5 344,5 346,6 348,6 350,7 351,7 353,8 353,139 350,139 347,138 344,137 341,136 337,136 334,135 331,135 328,134 325,134 322,134 318,133 315,133 312,132 308,132 305,132 301,131 297,131 293,131 289,131 285,131 274,131 263,133 252,135 243,138 233,142 224,148 216,154 208,161 201,169 193,178 187,188 182,199 177,211 173,224 169,237 166,251 164,267 162,283 162,300 161,319 161,616">
          <text:p/>
        </draw:polygon>
        <draw:path draw:style-name="gr3" draw:text-style-name="P3" draw:layer="layout" svg:width="0.552cm" svg:height="0.626cm" svg:x="15.387cm" svg:y="0.364cm" svg:viewBox="0 0 553 627" svg:d="M283 627h-14-12l-13-1-12-2-12-1-11-3-11-2-12-3-11-3-10-4-11-4-9-4-10-5-9-5-9-6-9-6-9-8-8-6-7-8-8-7-7-8-7-9-7-9-6-9-6-10-5-10-5-10-5-11-4-11-4-12-4-12-3-13-3-13-3-13-2-14-2-14-1-14-1-16-1-15v-16-17l1-16 1-16 2-16 2-14 2-14 3-14 4-13 4-13 4-12 5-12 5-11 5-10 6-11 6-10 7-9 6-9 8-8 7-8 7-8 8-7 9-7 8-6 9-6 9-5 9-5 10-5 9-4 10-4 10-4 11-3 10-2 11-3 10-2 11-2 11-1 11-1 11-1 11-1h12 14l14 1 13 1 13 2 13 2 12 3 11 4 12 3 10 4 10 5 10 5 10 6 9 6 9 6 9 7 8 7 7 7 8 9 7 8 7 8 6 10 6 9 5 10 6 10 4 11 5 10 4 12 4 11 4 12 3 13 3 12 3 13 2 13 2 13 1 14 2 14 1 14v14l1 15v15 5h-388v7 7 8l1 7v7l1 7 1 7 1 7 1 7 1 6 2 7 2 6 1 6 2 6 2 5 2 6 3 5 3 6 2 5 3 5 3 4 4 5 3 4 4 4 4 4 3 3 5 4 4 3 5 3 4 3 5 2 5 3 6 2 5 2 6 1 6 1 6 1 6 1h7 6 8 8l8-1 7-1 7-2 6-2 7-2 7-3 5-2 6-4 5-3 5-5 4-4 4-5 4-6 4-5 3-6 3-7 3-6 2-8 148 13-2 5-2 6-3 5-2 5-3 6-3 5-3 6-3 5-4 6-3 6-4 6-4 5-4 6-5 5-4 6-5 5-5 6-6 4-5 5-6 5-7 6-6 5-7 4-7 4-7 5-8 3-8 4-8 4-9 3-9 4-9 3-9 2-10 3-11 2-11 2-11 1-12 1-12 1h-12zM283 99h-5-5l-5 1h-4l-5 1-4 1-5 1-4 1-4 2-5 1-4 2-4 2-4 2-3 2-4 3-4 2-3 3-4 3-3 3-3 4-3 3-3 4-2 4-3 4-3 5-2 5-2 5-2 4-3 6-2 5-1 6-2 6-2 6-1 6-1 7-1 7-1 7-1 7v7 8h235l-1-14-1-14-3-12-2-12-4-12-3-10-5-10-5-9-5-8-6-8-6-7-7-7-8-5-8-5-8-4-8-3-9-3-10-2-9-1z">
          <text:p/>
        </draw:path>
        <draw:path draw:style-name="gr3" draw:text-style-name="P3" draw:layer="layout" svg:width="0.609cm" svg:height="0.626cm" svg:x="16.329cm" svg:y="0.364cm" svg:viewBox="0 0 610 627" svg:d="M186 627h-9-8l-8-1-8-1-8-1-8-1-8-2-7-1-7-2-7-3-7-2-6-3-7-3-6-3-6-3-5-4-6-4-5-4-5-4-5-4-5-5-4-6-4-6-5-5-3-6-4-6-3-6-3-6-3-6-3-7-3-7-2-7-1-7-2-8-2-7-1-8-1-8v-9l-1-8v-9-10l1-10 1-10 1-10 2-9 2-9 2-8 3-8 3-8 4-8 3-7 5-7 4-6 5-7 5-6 5-5 6-6 5-5 7-5 6-4 6-5 7-4 7-4 8-4 7-3 8-3 8-3 8-3 8-2 9-3 9-2 9-1 8-2 10-1 9-2 9-1h9l10-1 10-1h9l131-2v-31-6l-1-6v-6l-1-6v-6l-1-5-1-5v-5l-1-5-1-4-2-5-1-4-1-4-2-4-2-3-1-4-2-4-2-3-2-3-2-3-3-2-2-3-2-2-3-3-3-1-3-2-3-2-3-2-3-1-3-1-3-1-4-1-3-1-4-1-4-1h-3l-4-1h-5-3-5-4-3-4-4l-3 1h-4l-3 1h-3l-4 1-3 1h-3l-3 2-2 1-3 1-3 1-3 1-2 2-2 2-3 2-2 2-2 2-2 2-2 2-3 2-1 3-2 3-2 2-2 3-1 3-1 4-2 3-1 4-1 3-1 4-1 4-1 5-1 4-1 4v5l-1 5-164-8 2-8 2-7 2-8 2-7 2-8 3-7 2-7 3-6 4-7 3-7 4-6 4-7 4-6 5-6 4-6 5-5 5-5 6-6 6-5 6-5 7-4 7-5 7-4 7-4 7-4 9-3 8-4 8-3 9-3 9-2 9-3 10-2 10-2 10-2 11-2 11-1 11-1h12l12-1h12 11l11 1h11l10 1 10 2 10 1 10 2 9 2 9 3 10 2 8 3 9 3 8 4 9 3 7 5 8 4 7 4 6 5 7 5 6 6 6 6 6 5 5 7 6 6 4 6 5 7 4 7 4 8 4 8 3 7 3 9 3 8 2 9 3 9 1 9 2 9 1 10 1 10v10l1 11v220 4 4 4 4 4 3 4l1 4v3 3l1 4v3l1 3v3l1 3 1 3 1 3v2l1 3 1 2 1 2 2 2 1 2 1 2 2 2 1 2 2 1 2 2 1 1 3 1 1 1 3 1 2 1 2 1 3 1h2 3l3 1h3 3 3 4 3l4-1h4 3l4-1h3l3-1 3-1v86l-2 1-3 1h-3l-2 1-3 1h-2l-3 1h-2l-2 1h-3l-2 1h-2l-2 1-2 1h-3l-2 1h-2-2l-3 1h-2-2l-2 1h-2-3-2l-3 1h-2-3-2l-3 1h-2-3-3l-2 1h-3-3-3-3-4-3-11l-11-1-11-2-9-2-9-3-9-3-7-3-8-5-7-5-6-5-6-6-5-7-4-8-4-8-4-8-3-9-2-9-3-10-2-10-1-11h-3l-7 11-7 10-7 10-7 9-8 10-8 8-9 8-9 9-9 7-10 6-10 6-10 5-11 5-11 4-12 4-12 2-12 3-13 1-13 1zM369 335l-81 2h-5-5l-5 1h-5-4l-5 1h-5l-5 1h-4l-5 1-4 1h-5l-4 2-4 1-4 1-4 1-4 1-3 2-4 2-3 2-4 2-3 2-3 2-3 3-3 3-2 3-2 3-3 3-2 3-2 4-2 4-2 4-1 4-2 5-1 4-1 6v5l-1 6v6 6 9l1 7v8l2 7 2 7 2 6 2 5 3 6 3 5 4 4 4 4 5 4 4 3 5 3 6 2 5 2 6 1 6 1 6 1h6 6l6-1h6l6-1 5-1 5-2 6-1 5-2 5-2 5-3 5-2 4-3 5-3 4-3 4-4 5-3 4-4 3-3 4-4 3-4 4-5 3-4 3-5 3-4 3-5 2-5 3-5 2-5 2-6 2-5 2-5 2-6 1-5 1-6 1-6 1-5 1-6v-5l1-6v-6z">
          <text:p/>
        </draw:path>
        <draw:polygon draw:style-name="gr3" draw:text-style-name="P3" draw:layer="layout" svg:width="0.558cm" svg:height="0.626cm" svg:x="16.976cm" svg:y="0.364cm" svg:viewBox="0 0 559 627" draw:points="288,627 274,627 260,626 246,625 233,624 220,622 208,619 196,617 184,613 173,609 162,605 151,600 141,595 131,590 122,584 113,578 104,571 95,564 87,557 80,549 72,541 65,533 59,524 53,515 47,506 41,496 36,486 31,476 27,465 23,455 19,443 15,432 12,420 9,408 7,395 4,383 3,370 2,357 1,344 0,330 0,317 0,302 1,287 2,273 3,259 5,245 7,232 10,219 14,207 17,195 21,183 25,171 29,160 34,149 39,138 44,128 50,118 56,109 63,100 70,92 77,83 84,75 92,68 100,61 109,54 118,48 127,42 137,36 147,31 157,26 167,21 178,17 190,14 201,11 213,8 225,6 238,3 250,2 263,1 276,0 290,0 302,0 313,1 324,2 335,3 346,4 356,6 366,8 375,10 385,13 394,16 403,19 412,22 420,26 428,30 437,34 444,39 452,43 459,48 466,54 473,59 479,64 485,70 491,76 497,82 502,88 507,94 512,101 517,108 522,115 526,122 530,130 533,137 537,145 540,153 543,160 546,169 548,177 551,185 552,193 554,202 396,209 395,200 393,192 390,183 388,175 384,168 381,161 377,154 373,147 368,141 363,136 357,130 351,126 344,122 338,118 330,115 323,112 314,110 306,109 297,108 287,108 275,108 263,110 252,112 242,116 232,121 223,127 215,133 208,141 201,150 195,160 189,171 184,182 180,195 176,209 173,223 170,239 168,255 167,273 166,291 166,310 167,350 171,386 177,417 185,444 197,467 210,486 226,501 245,511 265,517 289,519 298,519 306,518 314,517 322,515 330,512 337,509 344,505 351,501 358,497 364,491 370,485 375,479 380,472 384,464 388,456 392,447 395,438 397,428 400,418 401,407 559,414 557,423 556,431 554,439 552,447 549,455 547,463 544,471 540,479 537,487 533,495 529,502 524,509 520,517 515,524 510,530 504,537 498,544 492,550 486,556 479,562 473,568 465,573 458,579 450,584 442,589 434,594 425,598 416,602 407,606 398,610 388,613 378,616 368,619 357,621 346,623 335,625 324,626 312,627 300,627">
          <text:p/>
        </draw:polygon>
        <draw:polygon draw:style-name="gr3" draw:text-style-name="P3" draw:layer="layout" svg:width="0.353cm" svg:height="0.615cm" svg:x="17.642cm" svg:y="0.364cm" svg:viewBox="0 0 354 616" draw:points="5,616 5,153 5,149 5,145 5,141 5,137 5,133 5,129 5,124 5,120 5,116 4,112 4,108 4,103 4,99 4,95 4,91 4,86 4,82 3,78 3,74 3,70 3,67 3,63 3,59 3,55 3,51 2,48 2,44 2,41 2,38 2,35 2,32 2,28 2,26 2,23 1,21 1,19 1,16 1,15 1,13 0,11 151,11 151,13 152,14 152,16 152,18 152,20 152,23 153,26 153,28 153,32 153,35 153,38 154,41 154,45 154,48 154,52 154,55 155,59 155,63 155,67 155,70 156,74 156,78 156,82 156,86 156,90 156,94 157,98 157,102 157,106 157,110 157,113 158,117 158,120 158,123 158,127 158,130 158,133 158,135 158,138 158,140 160,140 163,134 165,127 167,121 170,115 172,109 174,103 177,98 179,92 182,87 184,82 186,76 189,72 191,67 194,62 197,57 200,53 202,49 205,45 208,41 211,38 215,34 218,31 221,27 225,24 229,21 233,19 237,16 241,14 245,12 250,10 254,8 259,6 264,5 269,3 275,2 280,1 286,1 292,0 299,0 305,0 308,0 311,0 313,0 316,0 319,0 322,1 324,1 327,1 330,2 333,2 335,3 338,3 340,4 342,5 345,5 347,6 349,6 351,7 352,7 354,8 354,139 351,139 347,138 345,137 341,136 339,136 335,135 332,135 329,134 326,134 323,134 320,133 317,133 313,132 310,132 306,132 303,131 299,131 295,131 291,131 287,131 275,131 264,133 254,135 244,138 234,142 226,148 217,154 209,161 202,169 195,178 189,188 183,199 179,211 174,224 171,237 168,251 166,267 164,283 163,300 163,319 163,616">
          <text:p/>
        </draw:polygon>
        <draw:path draw:style-name="gr3" draw:text-style-name="P3" draw:layer="layout" svg:width="0.609cm" svg:height="0.626cm" svg:x="18.056cm" svg:y="0.364cm" svg:viewBox="0 0 610 627" svg:d="M610 313v13 14l-1 13-2 13-2 13-2 13-2 12-3 12-4 12-3 11-4 12-5 11-4 10-5 11-6 10-6 10-6 9-7 9-7 9-8 9-7 8-9 7-8 8-9 7-10 8-10 6-11 6-10 5-11 6-12 5-11 4-13 4-12 3-13 3-13 2-13 3-14 1-15 1-14 1h-16-14l-14-1-14-1-14-1-13-3-13-2-12-3-12-3-12-4-12-4-11-5-10-5-11-6-10-6-10-6-9-8-9-7-8-7-9-8-7-8-8-8-7-9-6-9-7-9-6-10-5-10-5-11-5-10-5-11-4-11-4-12-3-12-3-12-3-13-2-12-1-14-2-13-1-13v-13l-1-14 1-14v-13l1-13 2-13 1-12 2-12 3-13 2-11 4-12 3-12 4-11 4-11 5-11 5-10 6-10 5-10 7-10 6-9 8-9 7-8 8-8 8-8 8-7 9-8 10-6 9-7 11-6 10-5 11-6 11-4 12-5 12-4 13-3 13-3 13-3 13-2 14-2 15-1 14-1h16 16l15 1 16 1 14 2 14 2 14 3 13 3 13 3 12 4 12 5 11 4 11 6 10 5 10 6 11 7 9 6 9 8 8 7 8 8 7 8 8 8 7 9 6 9 6 9 5 10 5 10 5 11 5 10 4 11 3 12 3 11 3 12 3 12 2 12 2 12 2 13 1 13 1 13v13zM445 313v-21l-1-20-2-19-2-17-4-16-3-15-5-14-5-13-6-11-7-10-7-10-8-8-9-7-9-6-10-6-11-4-11-4-12-2-12-2h-13-13l-13 2-13 2-11 4-11 4-10 6-10 6-9 7-8 9-8 9-7 10-6 12-6 12-4 15-5 14-3 17-3 17-1 18-1 20-1 21v10l1 11v10l1 9 1 10 1 9 1 9 1 9 2 8 2 8 2 8 2 7 2 7 3 7 3 7 3 6 3 6 3 6 3 5 4 5 3 5 4 5 4 4 4 4 4 4 5 4 4 3 5 3 5 3 5 3 5 2 5 2 5 2 5 1 6 1 5 1 6 1 6 1h6 6 7 6l7-1 6-1 6-1 6-1 6-1 6-2 6-2 5-2 6-3 5-3 5-3 4-3 5-4 5-4 4-4 4-4 4-5 4-5 3-5 4-5 3-6 3-6 3-6 3-7 2-7 3-7 2-7 2-8 2-8 1-8 2-9 1-9 1-9 1-10 1-9v-10-11z">
          <text:p/>
        </draw:path>
        <draw:polygon draw:style-name="gr3" draw:text-style-name="P3" draw:layer="layout" svg:width="0.549cm" svg:height="0.626cm" svg:x="18.75cm" svg:y="0.364cm" svg:viewBox="0 0 550 627" draw:points="550,439 550,448 549,456 548,464 547,472 545,480 543,488 541,495 538,503 535,510 532,517 528,524 523,530 519,537 515,543 509,549 504,555 498,560 492,566 486,571 479,577 472,582 465,586 457,590 449,595 441,599 432,602 423,606 414,609 404,612 394,614 384,617 374,619 363,621 352,623 340,624 329,625 317,626 305,627 292,627 280,627 268,627 257,627 246,627 236,626 225,625 215,624 205,623 195,622 185,620 176,619 167,617 158,615 148,613 140,611 131,608 123,605 116,602 108,599 101,595 93,591 87,588 80,583 74,579 67,573 62,568 56,563 50,558 45,552 40,546 35,540 31,534 26,528 22,521 19,514 15,506 12,498 8,490 5,482 3,473 0,465 138,444 139,449 141,454 143,458 144,462 146,467 148,471 150,474 152,478 154,481 158,485 160,487 163,491 165,493 168,496 171,498 174,501 177,503 180,505 183,507 187,509 190,510 194,512 197,513 201,514 205,516 209,517 213,517 218,519 222,519 227,520 231,520 236,521 241,521 247,522 252,522 257,522 262,522 268,522 274,522 280,522 285,522 290,522 296,522 301,522 305,522 310,522 315,521 320,521 325,520 329,520 334,519 339,518 343,517 347,516 351,515 355,514 359,513 363,512 366,510 370,509 373,508 376,506 379,504 382,502 385,500 388,498 390,496 392,493 394,491 396,488 398,485 400,482 401,479 402,476 404,472 404,469 405,465 406,461 406,457 406,453 406,449 405,444 405,440 404,436 402,432 401,429 399,425 397,422 395,419 392,417 389,414 386,411 383,409 380,406 376,404 372,402 368,400 364,398 359,396 354,394 350,393 345,391 340,389 334,388 329,386 323,384 317,383 311,382 305,380 299,379 292,378 286,376 279,375 273,374 266,372 259,370 252,369 245,367 238,366 231,364 223,362 215,360 208,359 200,357 193,355 185,353 178,351 171,348 163,346 155,344 147,341 140,339 133,336 127,333 120,330 114,327 107,323 101,320 95,316 89,312 83,308 78,304 73,299 67,294 63,290 58,284 54,279 50,273 46,267 42,261 39,255 36,248 33,241 31,234 29,226 27,218 26,210 25,201 24,192 24,183 24,174 25,166 26,158 27,150 29,142 30,134 32,127 35,120 38,113 41,106 44,99 48,93 53,87 57,81 62,75 67,69 72,64 78,58 84,54 90,49 97,44 104,39 111,35 119,31 126,28 134,24 143,21 152,18 162,15 171,12 181,10 191,8 201,6 212,4 223,3 233,2 245,1 257,0 269,0 281,0 291,0 300,0 310,0 319,1 328,2 338,3 346,4 355,6 364,7 372,9 381,11 389,13 397,15 405,18 413,21 420,24 428,27 435,31 442,34 448,38 455,42 461,46 467,51 473,56 479,60 484,66 490,71 495,76 499,82 504,88 509,94 513,101 516,108 520,115 523,122 527,130 529,138 532,146 534,154 536,163 397,177 396,173 395,169 394,165 393,161 392,157 390,154 388,151 387,147 385,144 383,141 381,139 379,136 376,133 374,131 372,128 369,126 366,124 364,122 361,120 358,118 355,117 352,115 349,114 345,113 342,111 339,110 335,110 332,109 328,108 324,107 320,107 316,106 312,106 308,105 303,105 299,104 295,104 290,104 285,104 281,104 270,104 260,105 250,105 241,106 232,108 224,109 217,111 209,113 203,116 197,118 192,121 187,125 183,129 179,133 176,137 174,142 172,148 170,153 170,159 169,166 169,170 170,174 170,177 171,181 172,184 173,188 175,191 176,194 178,196 181,199 183,201 185,203 188,206 191,208 194,210 198,212 201,214 205,216 209,218 213,219 217,221 221,223 226,224 231,225 236,227 241,228 246,230 251,231 257,232 262,233 268,235 274,236 280,237 286,238 293,240 299,241 305,243 312,244 319,246 326,247 334,249 342,251 351,253 359,255 367,257 375,259 383,262 392,264 400,266 407,269 416,271 424,274 431,276 438,279 446,283 453,286 460,290 467,293 473,297 479,302 486,306 492,310 497,315 503,320 508,325 513,331 518,336 522,342 526,348 530,355 534,362 537,369 540,376 543,384 545,393 547,401 548,410 549,419 550,429">
          <text:p/>
        </draw:polygon>
        <draw:polygon draw:style-name="gr3" draw:text-style-name="P3" draw:layer="layout" svg:width="0.549cm" svg:height="0.626cm" svg:x="19.386cm" svg:y="0.364cm" svg:viewBox="0 0 550 627" draw:points="550,439 549,448 549,456 548,464 546,472 545,480 543,488 540,495 538,503 534,510 531,517 527,524 523,530 519,537 514,543 509,549 504,555 498,560 492,566 485,571 479,577 472,582 464,586 456,590 448,595 440,599 431,602 423,606 413,609 404,612 394,614 384,617 373,619 362,621 351,623 340,624 328,625 317,626 304,627 292,627 279,627 268,627 257,627 246,627 235,626 225,625 214,624 204,623 195,622 185,620 176,619 167,617 158,615 149,613 140,611 132,608 124,605 116,602 109,599 101,595 94,591 87,588 81,583 74,579 67,573 61,568 56,563 50,558 45,552 40,546 35,540 30,534 26,528 22,521 18,514 15,506 11,498 8,490 5,482 3,473 0,465 139,444 140,449 142,454 143,458 145,462 147,467 149,471 151,474 153,478 155,481 157,485 159,487 162,491 165,493 168,496 170,498 173,501 176,503 180,505 183,507 186,509 190,510 193,512 197,513 201,514 205,516 209,517 213,517 217,519 222,519 226,520 231,520 236,521 241,521 246,522 252,522 257,522 262,522 268,522 273,522 279,522 285,522 290,522 295,522 300,522 305,522 310,522 315,521 320,521 325,520 329,520 334,519 338,518 343,517 347,516 351,515 355,514 359,513 362,512 366,510 369,509 373,508 376,506 379,504 382,502 385,500 387,498 390,496 392,493 394,491 396,488 398,485 399,482 401,479 402,476 403,472 404,469 405,465 405,461 405,457 406,453 405,449 405,444 404,440 403,436 402,432 400,429 399,425 397,422 394,419 392,417 389,414 386,411 383,409 379,406 376,404 372,402 368,400 363,398 359,396 354,394 350,393 344,391 339,389 334,388 328,386 323,384 317,383 311,382 305,380 298,379 292,378 285,376 279,375 272,374 266,372 259,370 252,369 244,367 237,366 230,364 223,362 215,360 208,359 200,357 193,355 185,353 178,351 170,348 163,346 156,344 148,341 141,339 134,336 127,333 121,330 114,327 108,323 102,320 96,316 90,312 84,308 79,304 73,299 67,294 62,290 58,284 53,279 49,273 46,267 42,261 39,255 35,248 33,241 30,234 28,226 27,218 25,210 25,201 24,192 24,183 24,174 25,166 25,158 27,150 28,142 30,134 32,127 35,120 37,113 41,106 44,99 48,93 52,87 56,81 61,75 66,69 73,64 78,58 84,54 91,49 97,44 104,39 111,35 119,31 127,28 135,24 144,21 152,18 161,15 171,12 180,10 190,8 201,6 211,4 222,3 233,2 244,1 256,0 268,0 280,0 290,0 300,0 309,0 319,1 328,2 337,3 346,4 355,6 363,7 372,9 380,11 389,13 397,15 405,18 412,21 420,24 427,27 434,31 441,34 448,38 454,42 461,46 467,51 473,56 479,60 484,66 489,71 494,76 499,82 504,88 508,94 512,101 516,108 520,115 523,122 526,130 529,138 532,146 534,154 536,163 397,177 396,173 395,169 394,165 393,161 391,157 390,154 388,151 386,147 385,144 383,141 381,139 379,136 376,133 374,131 371,128 369,126 366,124 363,122 361,120 358,118 355,117 352,115 349,114 345,113 342,111 338,110 335,110 331,109 327,108 323,107 320,107 315,106 311,106 307,105 303,105 299,104 294,104 290,104 285,104 280,104 270,104 259,105 249,105 240,106 232,108 224,109 216,111 209,113 203,116 197,118 192,121 187,125 183,129 179,133 176,137 173,142 171,148 170,153 169,159 169,166 169,170 169,174 170,177 171,181 172,184 173,188 174,191 176,194 178,196 180,199 182,201 185,203 188,206 191,208 194,210 197,212 201,214 205,216 208,218 212,219 217,221 221,223 226,224 231,225 235,227 241,228 246,230 251,231 256,232 262,233 268,235 274,236 280,237 286,238 292,240 299,241 305,243 312,244 319,246 325,247 333,249 342,251 350,253 358,255 367,257 375,259 383,262 391,264 399,266 407,269 415,271 423,274 431,276 438,279 446,283 453,286 460,290 466,293 473,297 479,302 485,306 491,310 497,315 503,320 508,325 513,331 518,336 522,342 526,348 530,355 534,362 537,369 540,376 543,384 545,393 546,401 548,410 549,419 549,429">
          <text:p/>
        </draw:polygon>
        <draw:polygon draw:style-name="gr3" draw:text-style-name="P3" draw:layer="layout" svg:width="0.353cm" svg:height="0.756cm" svg:x="20.313cm" svg:y="0.233cm" svg:viewBox="0 0 354 757" draw:points="220,757 207,757 194,756 182,754 170,751 159,748 149,744 139,739 130,733 122,727 114,720 107,712 100,703 95,694 90,683 86,672 82,660 80,648 78,635 77,620 76,605 76,249 0,249 0,142 84,142 133,0 232,0 232,142 347,142 347,249 232,249 232,563 232,571 232,580 233,587 234,595 236,601 238,608 240,613 242,619 245,624 248,628 252,632 256,636 260,639 265,642 270,644 275,646 282,647 288,648 294,649 301,649 304,649 307,649 309,649 312,649 315,648 318,648 320,648 323,648 325,647 327,647 330,646 332,646 335,645 337,645 340,644 343,644 345,643 348,642 351,642 354,641 354,738 348,740 342,742 336,744 330,745 324,746 318,748 311,749 305,750 299,751 292,752 286,753 278,754 271,755 264,755 257,756 250,756 243,757 235,757 228,757">
          <text:p/>
        </draw:polygon>
        <draw:polygon draw:style-name="gr3" draw:text-style-name="P3" draw:layer="layout" svg:width="0.352cm" svg:height="0.615cm" svg:x="20.755cm" svg:y="0.364cm" svg:viewBox="0 0 353 616" draw:points="4,616 4,153 4,149 4,145 4,141 4,137 4,133 4,129 4,124 4,120 4,116 4,112 4,108 4,103 4,99 4,95 4,91 3,86 3,82 3,78 3,74 3,70 3,67 3,63 2,59 2,55 2,51 2,48 2,44 2,41 2,38 2,35 2,32 1,28 1,26 1,23 1,21 1,19 1,16 1,15 0,13 0,11 149,11 150,13 150,14 150,16 150,18 150,20 151,23 151,26 151,28 152,32 152,35 152,38 152,41 153,45 153,48 153,52 153,55 153,59 154,63 154,67 154,70 154,74 154,78 155,82 155,86 155,90 155,94 155,98 155,102 155,106 156,110 156,113 156,117 156,120 156,123 156,127 156,130 157,133 157,135 157,138 157,140 159,140 161,134 164,127 166,121 168,115 171,109 173,103 176,98 178,92 180,87 183,82 185,76 187,72 191,67 193,62 196,57 199,53 202,49 205,45 208,41 211,38 214,34 217,31 221,27 225,24 228,21 233,19 236,16 241,14 245,12 249,10 254,8 259,6 264,5 269,3 274,2 280,1 286,1 292,0 298,0 305,0 307,0 310,0 313,0 316,0 318,0 321,1 324,1 326,1 329,2 332,2 335,3 337,3 340,4 342,5 344,5 346,6 348,6 350,7 351,7 353,8 353,139 350,139 347,138 344,137 341,136 338,136 335,135 332,135 329,134 325,134 323,134 319,133 316,133 313,132 310,132 306,132 302,131 298,131 294,131 290,131 286,131 275,131 264,133 253,135 244,138 234,142 225,148 217,154 209,161 202,169 195,178 188,188 182,199 177,211 173,224 169,237 166,251 164,267 162,283 161,300 161,319 161,616">
          <text:p/>
        </draw:polygon>
        <draw:path draw:style-name="gr3" draw:text-style-name="P3" draw:layer="layout" svg:width="0.552cm" svg:height="0.626cm" svg:x="21.169cm" svg:y="0.364cm" svg:viewBox="0 0 553 627" svg:d="M284 627h-13-13l-13-1-12-2-12-1-11-3-12-2-11-3-11-3-10-4-10-4-10-4-10-5-9-5-10-6-8-6-9-8-8-6-7-8-9-7-7-8-7-9-7-9-6-9-6-10-5-10-5-10-5-11-4-11-4-12-4-12-3-13-3-13-3-13-2-14-2-14-1-14-1-16-1-15v-16-17l1-16 1-16 2-16 2-14 2-14 3-14 4-13 4-13 4-12 5-12 5-11 5-10 6-11 6-10 7-9 6-9 8-8 7-8 8-8 8-7 9-7 8-6 9-6 9-5 9-5 10-5 9-4 10-4 10-4 11-3 10-2 11-3 10-2 11-2 11-1 11-1 11-1 11-1h12 14l14 1 13 1 12 2 13 2 12 3 11 4 12 3 10 4 10 5 10 5 10 6 9 6 9 6 9 7 8 7 7 7 8 9 7 8 7 8 6 10 6 9 5 10 6 10 5 11 4 10 4 12 4 11 4 12 3 13 3 12 3 13 2 13 1 13 2 14 2 14 1 14v14l1 15v15 5h-387v7 7 8l1 7 1 7v7l1 7 1 7 1 7 1 6 2 7 1 6 2 6 2 6 2 5 2 6 3 5 2 6 3 5 3 5 3 4 4 5 3 4 4 4 4 4 3 3 5 4 4 3 5 3 4 3 5 2 5 3 6 2 5 2 6 1 6 1 6 1 6 1h7 6 8 8l8-1 7-1 7-2 6-2 7-2 6-3 5-2 6-4 5-3 5-5 4-4 4-5 4-6 4-5 3-6 3-7 3-6 2-8 148 13-2 5-2 6-3 5-2 5-3 6-3 5-3 6-3 5-4 6-3 6-4 6-4 5-4 6-5 5-4 6-5 5-5 6-6 4-5 5-6 5-7 6-6 5-7 4-7 4-7 5-8 3-8 4-8 4-9 3-9 4-9 3-9 2-10 3-11 2-10 2-11 1-12 1-12 1h-12zM284 99h-5-5l-5 1h-4l-5 1-4 1-5 1-4 1-4 2-5 1-4 2-4 2-4 2-3 2-4 3-4 2-3 3-4 3-3 3-3 4-3 3-3 4-2 4-3 4-3 5-2 5-2 5-2 4-3 6-2 5-1 6-2 6-2 6-1 6-1 7-1 7-1 7v7l-1 7v8h234l-1-14-2-14-2-12-2-12-4-12-3-10-5-10-5-9-5-8-6-8-6-7-7-7-7-5-8-5-8-4-8-3-9-3-10-2-9-1z">
          <text:p/>
        </draw:path>
        <draw:path draw:style-name="gr3" draw:text-style-name="P3" draw:layer="layout" svg:width="0.609cm" svg:height="0.626cm" svg:x="21.794cm" svg:y="0.364cm" svg:viewBox="0 0 610 627" svg:d="M185 627h-8-9l-8-1-8-1-8-1-8-1-7-2-8-1-7-2-7-3-6-2-7-3-6-3-6-3-6-3-6-4-5-4-6-4-5-4-5-4-4-5-5-6-4-6-4-5-4-6-4-6-3-6-3-6-3-6-3-7-2-7-2-7-2-7-2-8-1-7-1-8-1-8-1-9v-8-9-10-10l1-10 2-10 1-9 2-9 3-8 2-8 4-8 3-8 4-7 4-7 4-6 5-7 5-6 6-5 5-6 6-5 6-5 6-4 7-5 7-4 7-4 7-4 8-3 7-3 8-3 8-3 9-2 8-3 9-2 9-1 9-2 9-1 9-2 9-1h10l9-1 10-1h10l130-2v-31-6-6l-1-6v-6l-1-6v-5l-1-5-1-5-1-5-1-4-1-5-2-4-1-4-2-4-1-3-2-4-2-4-2-3-2-3-2-3-2-2-3-3-2-2-3-3-3-1-2-2-3-2-3-2-4-1-3-1-3-1-3-1-4-1-3-1-4-1h-4l-4-1h-4-4-4-4-4-4-3l-4 1h-3l-4 1h-3l-3 1-3 1h-3l-3 2-3 1-3 1-3 1-2 1-2 2-3 2-2 2-3 2-2 2-2 2-2 2-2 2-2 3-2 3-1 2-2 3-1 3-2 4-1 3-2 4-1 3-1 4-1 4-1 5-1 4v4l-1 5v5l-164-8 1-8 2-7 2-8 2-7 2-8 3-7 3-7 3-6 3-7 4-7 3-6 4-7 4-6 5-6 5-6 5-5 5-5 6-6 6-5 6-5 6-4 7-5 7-4 7-4 8-4 8-3 8-4 8-3 9-3 9-2 9-3 10-2 11-2 10-2 10-2 11-1 12-1h11l12-1h13 11l10 1h11l11 1 10 2 10 1 9 2 10 2 9 3 9 2 9 3 8 3 8 4 8 3 8 5 8 4 7 4 7 5 7 5 6 6 6 6 6 5 5 7 5 6 5 6 4 7 5 7 3 8 4 8 3 7 4 9 2 8 3 9 2 9 2 9 1 9 1 10 1 10 1 10v11 220 4 4 4 4 4 3l1 4v4 3 3l1 4 1 3v3l1 3v3l1 3 1 3 1 2 1 3 1 2 1 2 1 2 1 2 2 2 1 2 2 2 1 1 2 2 2 1 2 1 2 1 2 1 2 1 3 1 2 1h3 3l2 1h3 3 4 3 4l4-1h3 4l3-1h3l4-1 3-1v86l-3 1-2 1h-3l-3 1-2 1h-3l-2 1h-2l-3 1h-2l-2 1h-3l-2 1-2 1h-2l-2 1h-3-2l-2 1h-2-3l-2 1h-2-2-3l-2 1h-3-2-3l-2 1h-3-3-2l-3 1h-3-3-3-3-3-4-11l-11-1-10-2-10-2-9-3-9-3-7-3-8-5-7-5-6-5-5-6-5-7-5-8-4-8-3-8-3-9-3-9-2-10-2-10-2-11h-3l-6 11-7 10-7 10-8 9-8 10-8 8-8 8-9 9-10 7-9 6-10 6-11 5-10 5-11 4-12 4-12 2-12 3-14 1-13 1zM368 335l-80 2h-5-5l-5 1h-5-5l-5 1h-5l-4 1h-5l-4 1-5 1h-4l-4 2-5 1-4 1-3 1-4 1-4 2-4 2-3 2-3 2-4 2-2 2-3 3-3 3-3 3-2 3-2 3-3 3-2 4-2 4-2 4-1 4-1 5-1 4-1 6-1 5-1 6v6 6 9l1 7 1 8 1 7 2 7 2 6 3 5 2 6 4 5 3 4 5 4 4 4 5 3 5 3 5 2 5 2 6 1 6 1 6 1h7 6l5-1h6l6-1 5-1 6-2 5-1 5-2 6-2 4-3 5-2 5-3 5-3 4-3 4-4 4-3 4-4 4-3 3-4 4-4 3-5 3-4 3-5 3-4 3-5 3-5 2-5 2-5 2-6 3-5 1-5 2-6 1-5 2-6 1-6v-5l1-6 1-5v-6-6z">
          <text:p/>
        </draw:path>
        <draw:polygon draw:style-name="gr3" draw:text-style-name="P3" draw:layer="layout" svg:width="0.352cm" svg:height="0.756cm" svg:x="22.41cm" svg:y="0.233cm" svg:viewBox="0 0 353 757" draw:points="220,757 207,757 194,756 181,754 170,751 159,748 149,744 139,739 130,733 121,727 114,720 107,712 100,703 95,694 90,683 85,672 82,660 79,648 78,635 77,620 76,605 76,249 0,249 0,142 84,142 133,0 231,0 231,142 347,142 347,249 231,249 231,563 231,571 232,580 233,587 234,595 235,601 237,608 240,613 242,619 245,624 248,628 252,632 255,636 260,639 264,642 270,644 275,646 281,647 287,648 293,649 301,649 304,649 307,649 309,649 312,649 315,648 318,648 320,648 322,648 325,647 327,647 329,646 332,646 334,645 337,645 340,644 342,644 345,643 348,642 351,642 353,641 353,738 347,740 342,742 336,744 330,745 324,746 318,748 311,749 305,750 298,751 291,752 284,753 278,754 271,755 264,755 257,756 250,756 243,757 235,757 228,757">
          <text:p/>
        </draw:polygon>
        <draw:polygon draw:style-name="gr3" draw:text-style-name="P3" draw:layer="layout" svg:width="0.87cm" svg:height="0.615cm" svg:x="22.852cm" svg:y="0.364cm" svg:viewBox="0 0 871 616" draw:points="361,616 361,276 361,269 361,263 360,256 360,249 360,243 359,236 358,230 357,224 357,218 356,212 355,206 354,201 352,195 351,190 350,185 348,180 346,175 344,171 342,166 340,162 338,158 336,154 333,150 331,147 328,143 325,140 322,137 319,134 315,132 312,129 308,127 304,125 301,123 296,122 292,120 288,119 284,118 279,118 274,117 269,117 265,117 260,118 255,118 251,120 246,121 242,122 238,124 234,126 230,128 226,130 222,133 218,135 215,139 211,142 207,145 204,149 201,153 198,157 194,161 192,166 189,171 186,176 184,181 181,186 179,191 176,197 174,202 172,208 170,215 169,221 167,227 166,234 165,241 164,248 163,255 162,262 162,269 161,276 161,284 161,291 161,616 4,616 4,146 4,142 4,139 4,135 4,130 4,127 4,123 4,118 4,115 4,110 4,106 4,102 4,98 4,94 4,90 3,86 3,82 3,78 3,75 3,71 3,67 3,63 2,60 2,56 2,52 2,49 2,46 2,43 2,40 2,37 2,34 1,31 1,28 1,25 1,23 1,20 0,18 0,16 0,14 0,13 0,11 149,11 150,13 150,14 150,16 150,18 150,20 151,22 151,25 151,27 151,30 151,33 152,36 152,39 152,42 152,45 153,48 153,52 153,55 153,58 154,62 154,66 154,69 154,73 154,76 155,80 155,83 155,87 155,91 155,94 155,98 155,101 156,105 156,108 156,111 156,115 156,118 156,121 156,123 156,126 157,129 157,131 159,131 165,118 171,105 179,93 185,82 192,72 200,62 207,53 215,45 223,37 232,31 241,25 250,20 259,15 269,11 279,7 290,5 301,2 312,1 324,0 336,0 349,0 362,1 375,3 387,5 398,8 409,12 419,16 429,21 438,27 447,34 455,40 463,48 470,56 476,65 482,75 488,85 493,96 497,107 500,119 503,131 507,131 510,124 514,117 517,110 520,103 524,97 527,91 531,85 534,79 538,74 542,69 545,64 549,59 553,55 557,50 561,46 566,42 570,39 574,35 579,32 583,28 587,26 592,23 597,20 602,18 606,15 611,13 617,11 622,9 627,8 632,6 638,5 643,4 648,3 654,2 660,1 666,1 672,0 678,0 684,0 690,0 700,0 709,0 718,1 727,2 736,4 744,6 752,8 760,11 767,14 774,18 780,21 787,25 793,29 799,34 805,39 810,44 816,49 821,55 825,61 829,67 834,73 838,80 841,86 845,93 848,100 851,108 854,116 857,124 859,132 861,140 863,149 864,158 866,166 867,175 868,184 869,194 870,203 870,212 871,222 871,232 871,616 715,616 715,276 715,269 715,263 715,256 714,249 714,243 713,236 713,230 712,224 711,218 710,212 709,206 708,201 707,195 706,190 704,185 702,180 701,175 699,171 697,166 695,162 692,158 690,154 688,150 685,147 682,143 679,140 676,137 673,134 670,132 666,129 663,127 659,125 655,123 651,122 647,120 642,119 638,118 633,118 629,117 624,117 619,117 614,118 610,118 605,119 601,121 597,122 593,123 588,125 585,127 581,130 577,132 573,135 570,138 566,141 563,144 560,147 556,151 553,155 550,159 547,164 544,168 542,173 539,177 537,183 535,188 533,193 531,199 529,204 527,210 525,216 524,222 522,229 521,235 520,242 519,249 518,255 518,262 517,269 517,277 517,284 517,616">
          <text:p/>
        </draw:polygon>
        <draw:path draw:style-name="gr3" draw:text-style-name="P3" draw:layer="layout" svg:width="0.552cm" svg:height="0.626cm" svg:x="23.837cm" svg:y="0.364cm" svg:viewBox="0 0 553 627" svg:d="M284 627h-13-13l-12-1-12-2-12-1-12-3-11-2-11-3-11-3-12-4-10-4-10-4-10-5-9-5-9-6-9-6-8-8-8-6-8-8-8-7-7-8-7-9-6-9-7-9-5-10-6-10-5-10-5-11-4-11-4-12-4-12-3-13-3-13-3-13-2-14-1-14-2-14-1-16-1-15v-16l1-17v-16l2-16 1-16 2-14 3-14 3-14 3-13 4-13 4-12 5-12 5-11 6-10 5-11 6-10 7-9 7-9 7-8 7-8 8-8 8-7 8-7 8-6 9-6 9-5 10-5 9-5 10-4 10-4 11-4 10-3 11-2 10-3 11-2 10-2 11-1 11-1 12-1 11-1h11 14l14 1 13 1 13 2 12 2 12 3 12 4 11 3 11 4 10 5 10 5 9 6 9 6 9 6 9 7 8 7 8 7 7 9 7 8 7 8 6 10 6 9 6 10 5 10 5 11 5 10 4 12 4 11 3 12 3 13 3 12 3 13 2 13 2 13 2 14 1 14 1 14 1 14v15 15 5h-388v7 7l1 8v7l1 7v7l1 7 1 7 1 7 2 6 1 7 2 6 2 6 3 6 2 5 2 6 2 5 3 6 3 5 2 5 4 4 3 5 3 4 4 4 4 4 4 3 4 4 4 3 5 3 5 3 4 2 5 3 6 2 5 2 6 1 6 1 6 1 6 1h7 7 8 8l7-1 7-1 7-2 7-2 6-2 6-3 6-2 5-4 5-3 5-5 5-4 4-5 4-6 3-5 3-6 4-7 2-6 3-8 147 13-2 5-2 6-2 5-3 5-3 6-2 5-4 6-3 5-3 6-4 6-4 6-4 5-4 6-4 5-5 6-5 5-5 6-6 4-5 5-6 5-6 6-7 5-7 4-7 4-7 5-8 3-8 4-8 4-9 3-8 4-10 3-9 2-10 3-10 2-11 2-11 1-11 1-12 1h-13zM284 99h-5-5l-4 1h-5l-5 1-4 1-4 1-5 1-4 2-5 1-3 2-5 2-4 2-3 2-4 3-3 2-4 3-3 3-4 3-3 4-3 3-3 4-2 4-3 4-2 5-3 5-2 5-2 4-2 6-2 5-3 6-2 6-1 6-2 6-1 7-1 7v7l-1 7v7l-1 8h235l-1-14-1-14-2-12-3-12-3-12-4-10-5-10-5-9-5-8-5-8-7-7-7-7-7-5-8-5-7-4-9-3-9-3-9-2-10-1z">
          <text:p/>
        </draw:path>
        <draw:polygon draw:style-name="gr3" draw:text-style-name="P3" draw:layer="layout" svg:width="0.552cm" svg:height="0.615cm" svg:x="24.504cm" svg:y="0.364cm" svg:viewBox="0 0 553 616" draw:points="397,616 397,276 396,269 396,263 396,256 396,249 395,243 394,236 394,230 393,224 392,218 391,212 390,206 389,201 387,195 385,190 384,185 381,180 379,175 377,171 375,166 372,162 370,158 367,154 364,150 361,147 358,143 354,140 351,137 347,134 343,132 339,129 335,127 330,125 326,123 321,122 316,120 311,119 306,118 300,118 295,117 289,117 283,117 277,118 272,118 267,120 262,121 256,122 251,124 246,126 241,128 237,130 232,133 228,135 224,139 220,142 216,145 211,149 208,153 204,157 200,161 197,166 194,171 191,176 188,181 185,186 182,191 180,197 177,202 175,208 173,215 171,221 169,227 168,234 166,241 165,248 164,255 163,262 163,269 162,276 162,284 162,291 162,616 4,616 4,146 4,142 4,139 4,135 4,130 4,127 4,123 4,118 4,115 4,110 4,106 4,102 4,98 4,94 3,90 3,86 3,82 3,78 3,75 3,71 3,67 2,63 2,60 2,56 2,52 2,49 2,46 2,43 2,40 2,37 2,34 1,31 1,28 1,25 1,23 1,20 1,18 1,16 0,14 0,13 0,11 150,11 150,13 151,14 151,16 151,18 151,20 152,22 152,25 152,27 152,30 152,33 153,36 153,39 153,42 154,45 154,48 154,52 154,55 154,58 155,62 155,66 155,69 155,73 155,76 156,80 156,83 156,87 156,91 156,94 156,98 156,101 157,105 157,108 157,111 157,115 157,118 157,121 157,123 157,126 157,129 157,131 160,131 166,118 173,105 180,93 188,82 196,72 204,62 212,53 221,45 230,37 240,31 250,25 259,20 270,15 281,11 292,7 304,5 316,2 328,1 341,0 354,0 365,0 375,0 385,1 395,2 404,4 414,6 422,8 430,11 439,14 446,18 453,21 461,25 468,29 474,34 481,39 487,44 492,49 498,55 503,61 507,67 512,73 517,80 521,86 525,93 528,100 531,108 535,116 537,124 540,132 542,140 544,149 546,158 548,166 549,175 550,184 551,194 552,203 552,212 553,222 553,232 553,616">
          <text:p/>
        </draw:polygon>
        <draw:polygon draw:style-name="gr3" draw:text-style-name="P3" draw:layer="layout" svg:width="0.352cm" svg:height="0.756cm" svg:x="25.141cm" svg:y="0.233cm" svg:viewBox="0 0 353 757" draw:points="221,757 208,757 195,756 182,754 171,751 160,748 149,744 140,739 131,733 122,727 115,720 107,712 101,703 95,694 91,683 86,672 83,660 80,648 79,635 77,620 77,605 77,249 0,249 0,142 85,142 134,0 232,0 232,142 347,142 347,249 232,249 232,563 232,571 233,580 234,587 235,595 236,601 238,608 240,613 243,619 246,624 249,628 252,632 256,636 261,639 265,642 270,644 276,646 281,647 287,648 294,649 301,649 304,649 306,649 309,649 312,649 315,648 317,648 320,648 322,648 325,647 327,647 329,646 332,646 334,645 337,645 340,644 342,644 345,643 348,642 351,642 353,641 353,738 347,740 342,742 336,744 329,745 323,746 317,748 311,749 305,750 298,751 292,752 285,753 279,754 272,755 265,755 258,756 251,756 244,757 236,757 229,757">
          <text:p/>
        </draw:polygon>
        <draw:polygon draw:style-name="gr3" draw:text-style-name="P3" draw:layer="layout" svg:width="0.549cm" svg:height="0.626cm" svg:x="25.547cm" svg:y="0.364cm" svg:viewBox="0 0 550 627" draw:points="550,439 550,448 549,456 548,464 547,472 545,480 544,488 541,495 538,503 535,510 532,517 528,524 524,530 520,537 515,543 510,549 504,555 498,560 492,566 486,571 478,577 471,582 464,586 456,590 448,595 440,599 431,602 422,606 413,609 403,612 393,614 383,617 372,619 362,621 351,623 340,624 328,625 316,626 304,627 292,627 279,627 267,627 256,627 245,627 235,626 224,625 214,624 204,623 194,622 184,620 175,619 166,617 157,615 148,613 140,611 132,608 123,605 116,602 108,599 101,595 93,591 87,588 80,583 74,579 68,573 62,568 56,563 51,558 45,552 41,546 36,540 31,534 27,528 23,521 19,514 15,506 12,498 8,490 6,482 3,473 0,465 138,444 140,449 141,454 143,458 144,462 146,467 148,471 150,474 152,478 154,481 157,485 159,487 162,491 164,493 167,496 170,498 173,501 176,503 179,505 182,507 186,509 189,510 193,512 196,513 200,514 204,516 208,517 213,517 217,519 222,519 226,520 231,520 236,521 241,521 245,522 251,522 256,522 262,522 267,522 273,522 279,522 284,522 290,522 295,522 300,522 305,522 310,522 315,521 319,521 324,520 328,520 333,519 338,518 342,517 346,516 350,515 354,514 358,513 362,512 365,510 369,509 372,508 375,506 378,504 381,502 384,500 387,498 389,496 392,493 394,491 395,488 397,485 399,482 400,479 402,476 402,472 404,469 404,465 405,461 405,457 405,453 405,449 405,444 404,440 403,436 401,432 400,429 398,425 396,422 394,419 391,417 388,414 385,411 382,409 378,406 375,404 371,402 367,400 363,398 358,396 354,394 349,393 344,391 339,389 333,388 328,386 322,384 316,383 310,382 304,380 298,379 291,378 285,376 278,375 272,374 265,372 258,370 251,369 244,367 237,366 230,364 222,362 215,360 207,359 200,357 192,355 185,353 177,351 170,348 162,346 155,344 148,341 141,339 134,336 127,333 120,330 114,327 107,323 101,320 95,316 89,312 84,308 78,304 73,299 68,294 63,290 58,284 54,279 50,273 46,267 42,261 39,255 36,248 33,241 31,234 29,226 27,218 26,210 25,201 25,192 24,183 25,174 25,166 26,158 27,150 29,142 30,134 33,127 35,120 38,113 41,106 45,99 48,93 53,87 57,81 62,75 67,69 72,64 78,58 84,54 90,49 97,44 104,39 111,35 118,31 126,28 134,24 143,21 152,18 161,15 170,12 180,10 190,8 200,6 211,4 222,3 233,2 244,1 256,0 268,0 280,0 290,0 299,0 309,0 318,1 327,2 337,3 345,4 354,6 363,7 371,9 380,11 388,13 396,15 404,18 412,21 419,24 426,27 434,31 441,34 447,38 454,42 460,46 467,51 472,56 478,60 485,66 490,71 495,76 500,82 504,88 509,94 513,101 517,108 520,115 524,122 527,130 529,138 532,146 534,154 536,163 396,177 395,173 394,169 393,165 392,161 390,157 389,154 388,151 386,147 384,144 382,141 380,139 378,136 376,133 373,131 371,128 368,126 366,124 363,122 360,120 357,118 354,117 351,115 348,114 345,113 341,111 338,110 334,110 331,109 327,108 323,107 319,107 315,106 311,106 307,105 303,105 298,104 294,104 289,104 285,104 280,104 269,104 259,105 249,105 240,106 231,108 223,109 216,111 208,113 202,116 196,118 191,121 186,125 182,129 178,133 175,137 173,142 171,148 170,153 169,159 168,166 169,170 169,174 169,177 170,181 171,184 172,188 174,191 176,194 177,196 180,199 182,201 184,203 187,206 190,208 194,210 197,212 200,214 204,216 208,218 212,219 216,221 221,223 225,224 230,225 235,227 240,228 245,230 250,231 256,232 262,233 267,235 273,236 279,237 286,238 292,240 298,241 305,243 311,244 318,246 325,247 333,249 341,251 350,253 358,255 366,257 374,259 382,262 390,264 399,266 407,269 415,271 423,274 430,276 438,279 445,283 452,286 459,290 466,293 472,297 479,302 486,306 492,310 498,315 503,320 508,325 513,331 518,336 522,342 527,348 530,355 534,362 538,369 540,376 543,384 545,393 547,401 548,410 549,419 550,429">
          <text:p/>
        </draw:polygon>
        <draw:path draw:style-name="gr3" draw:text-style-name="P3" draw:layer="layout" svg:width="0.609cm" svg:height="0.626cm" svg:x="26.494cm" svg:y="0.364cm" svg:viewBox="0 0 610 627" svg:d="M186 627h-9-8l-9-1-7-1-9-1-7-1-8-2-7-1-7-2-7-3-7-2-7-3-6-3-6-3-6-3-6-4-5-4-5-4-6-4-4-4-5-5-5-6-4-6-4-5-4-6-3-6-4-6-2-6-4-6-2-7-3-7-2-7-2-7-2-8-1-7-1-8-1-8v-9l-1-8v-9-10l1-10 1-10 1-10 1-9 3-9 2-8 3-8 3-8 4-8 3-7 5-7 4-6 5-7 5-6 5-5 5-6 6-5 6-5 7-4 6-5 7-4 7-4 8-4 7-3 8-3 7-3 9-3 8-2 9-3 8-2 9-1 9-2 9-1 10-2 9-1h9l10-1 9-1h10l130-2v-31-6-6-6l-1-6v-6l-1-5-1-5-1-5-1-5-1-4-1-5-1-4-2-4-1-4-2-3-2-4-1-4-2-3-2-3-2-3-3-2-2-3-3-2-2-3-3-1-3-2-3-2-3-2-3-1-3-1-4-1-3-1-4-1-3-1-4-1h-4l-4-1h-4-4-4-4-3-4-4l-3 1h-4l-3 1h-4l-3 1-3 1h-3l-3 2-3 1-3 1-2 1-3 1-2 2-3 2-2 2-2 2-3 2-2 2-1 2-3 2-1 3-2 3-2 2-2 3-1 3-2 4-1 3-1 4-1 3-1 4-1 4-1 5-1 4-1 4-1 5v5l-164-8 2-8 2-7 1-8 2-7 3-8 2-7 3-7 3-6 4-7 3-7 4-6 3-7 5-6 4-6 5-6 5-5 5-5 6-6 6-5 6-5 6-4 7-5 7-4 8-4 7-4 8-3 8-4 9-3 9-3 9-2 9-3 10-2 10-2 10-2 11-2 11-1 11-1h12l12-1h12 11l11 1h10l11 1 10 2 10 1 10 2 9 2 9 3 9 2 9 3 8 3 9 4 7 3 8 5 7 4 8 4 6 5 7 5 6 6 6 6 6 5 5 7 5 6 5 6 5 7 4 7 4 8 4 8 3 7 3 9 3 8 2 9 2 9 2 9 2 9 1 10v10l1 10v11 220 4 4 4 4 4l1 3v4 4l1 3v3 4l1 3v3l1 3 1 3v3l1 3 1 2 1 3 1 2 1 2 1 2 2 2 1 2 2 2 1 2 2 1 2 2 1 1 2 1 2 1 2 1 3 1 2 1 3 1h2 3l3 1h3 3 3 4 3l4-1h3 4l3-1h4l3-1 4-1v86l-2 1-4 1h-3l-2 1-3 1h-2l-3 1h-2l-3 1h-2l-2 1h-2l-2 1-3 1h-2l-2 1h-3-2l-2 1h-2-2l-2 1h-3-2-2l-3 1h-2-3-2l-3 1h-3-2-3l-2 1h-4-2-3-3-4-3-11l-11-1-11-2-9-2-10-3-8-3-8-3-7-5-7-5-6-5-5-6-5-7-4-8-4-8-4-8-3-9-3-9-2-10-2-10-1-11h-4l-6 11-7 10-7 10-8 9-7 10-8 8-9 8-9 9-9 7-10 6-10 6-10 5-11 5-11 4-12 4-12 2-12 3-13 1-14 1zM368 335l-80 2h-5-5l-5 1h-5-5l-4 1h-5l-5 1h-4l-5 1-5 1h-4l-4 2-4 1-4 1-4 1-4 1-3 2-4 2-4 2-3 2-3 2-3 2-3 3-3 3-2 3-3 3-2 3-2 3-3 4-1 4-2 4-2 4-1 5-1 4-1 6-1 5v6 6 6 9 7l1 8 2 7 1 7 3 6 2 5 3 6 3 5 4 4 4 4 5 4 4 3 5 3 5 2 6 2 5 1 6 1 6 1h7 6l6-1h5l6-1 6-1 5-2 5-1 6-2 5-2 5-3 4-2 5-3 5-3 4-3 4-4 4-3 4-4 4-3 4-4 3-4 3-5 3-4 4-5 2-4 3-5 3-5 2-5 3-5 2-6 2-5 2-5 1-6 2-5 1-6 1-6 1-5v-6l1-5v-6-6z">
          <text:p/>
        </draw:path>
        <draw:polygon draw:style-name="gr3" draw:text-style-name="P3" draw:layer="layout" svg:width="0.552cm" svg:height="0.615cm" svg:x="27.172cm" svg:y="0.364cm" svg:viewBox="0 0 553 616" draw:points="396,616 396,276 396,269 396,263 396,256 395,249 395,243 394,236 393,230 392,224 392,218 391,212 389,206 388,201 386,195 385,190 383,185 381,180 379,175 377,171 375,166 372,162 370,158 367,154 364,150 361,147 358,143 354,140 350,137 347,134 343,132 339,129 335,127 330,125 325,123 321,122 316,120 311,119 305,118 300,118 294,117 288,117 283,117 277,118 272,118 266,120 261,121 256,122 251,124 246,126 241,128 237,130 232,133 228,135 223,139 219,142 215,145 211,149 208,153 204,157 201,161 197,166 194,171 191,176 187,181 185,186 182,191 179,197 177,202 175,208 173,215 171,221 169,227 167,234 166,241 165,248 164,255 163,262 162,269 162,276 162,284 162,291 162,616 4,616 4,146 4,142 4,139 4,135 4,130 4,127 4,123 4,118 4,115 3,110 3,106 3,102 3,98 3,94 3,90 3,86 3,82 3,78 3,75 2,71 2,67 2,63 2,60 2,56 2,52 2,49 2,46 2,43 1,40 1,37 1,34 1,31 1,28 1,25 1,23 1,20 0,18 0,16 0,14 0,13 0,11 149,11 149,13 149,14 150,16 150,18 150,20 150,22 150,25 151,27 151,30 151,33 152,36 152,39 152,42 152,45 152,48 154,52 154,55 154,58 154,62 155,66 155,69 155,73 155,76 155,80 155,83 156,87 156,91 156,94 156,98 156,101 156,105 156,108 157,111 157,115 157,118 157,121 157,123 157,126 157,129 157,131 160,131 166,118 173,105 180,93 187,82 195,72 204,62 212,53 221,45 230,37 239,31 249,25 259,20 270,15 281,11 292,7 304,5 316,2 328,1 341,0 354,0 365,0 375,0 385,1 395,2 404,4 413,6 422,8 430,11 438,14 446,18 453,21 461,25 467,29 474,34 480,39 486,44 492,49 497,55 503,61 507,67 512,73 516,80 520,86 524,93 528,100 531,108 534,116 537,124 540,132 542,140 544,149 546,158 547,166 549,175 550,184 551,194 552,203 552,212 552,222 553,232 553,616">
          <text:p/>
        </draw:polygon>
        <draw:path draw:style-name="gr3" draw:text-style-name="P3" draw:layer="layout" svg:width="0.576cm" svg:height="0.839cm" svg:x="27.841cm" svg:y="0.151cm" svg:viewBox="0 0 577 840" svg:d="M425 829v-1-1-1l-1-1v-2-2-1l-1-2v-2-2l-1-3v-2-3-2l-1-3v-3-2-3l-1-3v-3l-1-3v-2-3-3-3l-1-3v-3-3-3-3l-1-3v-3-3-3-3-2-3-2-3-2h-2l-6 11-6 11-6 10-8 10-7 8-8 8-8 8-9 7-9 6-10 5-10 5-10 4-11 4-11 3-11 3-12 2-12 2-13 1-13 1h-13-12l-11-1-10-1-10-1-10-3-10-2-10-3-9-4-9-4-8-4-8-5-8-5-7-6-9-6-7-6-7-7-6-7-6-8-6-7-6-8-5-9-5-9-4-9-5-9-4-10-4-10-4-10-3-11-3-11-3-11-2-12-2-12-3-12-1-12-2-12-1-13-1-13v-13l-1-13v-13-14l1-13v-13l1-13 2-13 1-12 2-13 2-12 2-12 2-11 4-12 3-11 3-10 4-11 4-10 5-10 4-9 5-9 6-9 5-8 6-8 6-8 7-7 6-8 7-7 9-7 7-6 8-5 8-6 9-4 9-5 9-4 10-3 10-3 10-3 11-2 11-2 11-1 12-1h12 5 6l6 1h6l5 1h6l6 1 5 1 6 1 5 1 6 2 5 1 5 2 6 1 5 2 5 2 5 2 5 2 4 3 5 2 5 3 4 3 5 3 4 3 4 3 5 3 4 4 4 3 4 4 3 5 4 4 4 5 3 4 4 5 3 4 3 5 3 6 3 5 3 5 3 6h1v-2-1-1-1-2-2-1-3-1l-1-2v-3-2-2-3-2-3-2-3-3-2-3-3-3-4-3-3-3-3-3-3-3-2-4-2-3-3-3-3-3-3-220h157v698 8 9 8 8 8 8l1 7v8 7 7l1 7v6 6l1 6v6 5 4l1 5v4 4zM418 524v-12-11l-1-11-1-10-1-11-1-9-1-10-2-9-2-8-2-8-2-8-3-7-2-7-3-7-3-6-3-6-3-6-3-6-4-5-4-5-3-4-4-4-4-4-4-4-4-3-4-3-4-3-5-3-4-2-5-2-4-1-5-2-5-2-4-1-5-1-5-1h-5l-4-1h-5-5-6-6l-5 1-6 1-5 1-6 1-5 1-5 2-5 2-4 2-5 3-4 3-4 3-5 3-3 4-4 4-4 3-4 5-3 5-3 4-4 5-2 6-3 6-3 6-2 6-3 6-2 7-2 8-2 7-1 7-2 8-1 9-1 8-1 9-1 10-1 9-1 10v10 11 11l1 39 4 35 6 31 9 26 10 23 14 18 16 15 19 10 21 6 23 2h5 4l5-1 5-1h5l4-1 5-2 5-1 4-2 5-2 5-2 4-3 5-2 4-3 4-3 4-4 4-4 4-4 4-4 4-5 3-5 4-5 3-6 4-6 2-6 3-6 3-8 2-7 3-7 2-8 3-9 2-8 1-9 2-10 1-10 1-10 1-11 1-11v-11z">
          <text:p/>
        </draw:path>
        <draw:path draw:style-name="gr3" draw:text-style-name="P3" draw:layer="layout" svg:width="0.576cm" svg:height="0.839cm" svg:x="28.857cm" svg:y="0.151cm" svg:viewBox="0 0 577 840" svg:d="M425 829v-1-1l-1-1v-1-2-2l-1-1v-2-2l-1-2v-3-2-3l-1-2v-3-3-2l-1-3v-3l-1-3v-3-2-3-3l-1-3v-3-3-3-3l-1-3v-3-3-3-3-3-2-3-2-3-2h-2l-6 11-6 11-7 10-7 10-7 8-8 8-9 8-8 7-9 6-10 5-10 5-10 4-11 4-11 3-11 3-12 2-13 2-12 1-13 1h-13-12l-11-1-10-1-12-1-10-3-10-2-9-3-9-4-9-4-8-4-8-5-8-5-8-6-7-6-7-6-7-7-6-7-6-8-6-7-6-8-5-9-5-9-5-9-4-9-4-10-4-10-4-10-3-11-3-11-3-11-3-12-2-12-2-12-1-12-2-12-1-13-1-13-1-13v-13-13-14-13l1-13 1-13 1-13 2-12 1-13 3-12 2-12 2-11 3-12 3-11 4-10 4-11 4-10 4-10 5-9 5-9 5-9 6-8 5-8 7-8 6-7 7-8 7-7 7-7 8-6 8-5 8-6 9-4 9-5 9-4 10-3 10-3 10-3 11-2 11-2 12-1 11-1h12 6 6l6 1h5l6 1h6l5 1 6 1 6 1 5 1 6 2 5 1 5 2 5 1 5 2 5 2 5 2 5 2 5 3 5 2 4 3 5 3 5 3 4 3 4 3 4 3 4 4 4 3 5 4 3 5 4 4 4 5 3 4 4 5 3 4 3 5 3 6 3 5 3 5 3 6h1v-2-1-1-1-2-2-1l-1-3v-1-2-3-2-2-3-2-3-2-3-3-2-3-3-3-4-3-3-3-3-3-3-3-2-4-2-3-3-3-3-3-3-220h157v698 8 9 8 8 8 8 7l1 8v7 7 7l1 6v6 6l1 6v5 4 5l1 4v4zM418 524v-12l-1-11v-11l-1-10-1-11-1-9-2-10-1-9-2-8-2-8-3-8-2-7-3-7-2-7-3-6-3-6-4-6-3-6-3-5-4-5-3-4-4-4-4-4-4-4-4-3-4-3-5-3-4-3-5-2-4-2-5-1-4-2-5-2-4-1-5-1-5-1h-5l-5-1h-4-5-6-6l-6 1-5 1-6 1-5 1-5 1-5 2-5 2-5 2-4 3-4 3-5 3-4 3-4 4-4 4-3 3-4 5-3 5-4 4-3 5-2 6-3 6-3 6-3 6-3 6-2 7-2 8-2 7-2 7-1 8-2 9-1 8-1 9v10l-1 9-1 10v10l-1 11v11l2 39 3 35 7 31 9 26 11 23 14 18 16 15 18 10 21 6 24 2h4 5l5-1 5-1h4l5-1 5-2 4-1 5-2 5-2 4-2 5-3 4-2 5-3 4-3 4-4 4-4 4-4 4-4 3-5 4-5 3-5 4-6 3-6 3-6 3-6 3-8 2-7 3-7 2-8 3-9 1-8 2-9 2-10 1-10 1-10 1-11v-11l1-11z">
          <text:p/>
        </draw:path>
        <draw:path draw:style-name="gr3" draw:text-style-name="P3" draw:layer="layout" svg:width="0.157cm" svg:height="0.828cm" svg:x="29.588cm" svg:y="0.151cm" svg:viewBox="0 0 158 829" svg:d="M0 116v-116h158v116zM0 829v-605h158v605z">
          <text:p/>
        </draw:path>
        <draw:polygon draw:style-name="gr3" draw:text-style-name="P3" draw:layer="layout" svg:width="0.549cm" svg:height="0.626cm" svg:x="29.866cm" svg:y="0.364cm" svg:viewBox="0 0 550 627" draw:points="550,439 550,448 549,456 547,464 546,472 544,480 542,488 540,495 537,503 534,510 530,517 526,524 522,530 518,537 513,543 508,549 503,555 497,560 491,566 484,571 478,577 471,582 463,586 455,590 448,595 439,599 431,602 422,606 412,609 403,612 393,614 383,617 372,619 362,621 351,623 339,624 328,625 316,626 304,627 291,627 278,627 267,627 256,627 245,627 234,626 224,625 213,624 204,623 194,622 184,620 175,619 165,617 157,615 148,613 139,611 131,608 123,605 115,602 108,599 100,595 93,591 86,588 80,583 73,579 67,573 61,568 56,563 50,558 45,552 40,546 35,540 31,534 26,528 22,521 18,514 15,506 11,498 8,490 5,482 2,473 0,465 138,444 139,449 141,454 142,458 144,462 146,467 148,471 150,474 152,478 154,481 156,485 159,487 161,491 164,493 167,496 169,498 173,501 175,503 179,505 182,507 185,509 189,510 192,512 196,513 200,514 204,516 208,517 212,517 217,519 221,519 225,520 230,520 235,521 240,521 245,522 250,522 256,522 261,522 267,522 273,522 278,522 284,522 289,522 294,522 299,522 304,522 309,522 314,521 319,521 324,520 328,520 333,519 337,518 342,517 346,516 350,515 354,514 358,513 361,512 365,510 368,509 372,508 375,506 378,504 381,502 384,500 386,498 389,496 391,493 393,491 395,488 397,485 399,482 400,479 401,476 402,472 403,469 404,465 404,461 405,457 405,453 405,449 404,444 403,440 403,436 401,432 400,429 398,425 396,422 393,419 391,417 388,414 385,411 382,409 378,406 375,404 371,402 367,400 362,398 358,396 353,394 349,393 344,391 338,389 333,388 328,386 322,384 316,383 310,382 304,380 297,379 291,378 285,376 278,375 271,374 265,372 258,370 251,369 244,367 237,366 229,364 222,362 214,360 207,359 199,357 192,355 184,353 177,351 169,348 162,346 155,344 147,341 140,339 133,336 126,333 120,330 113,327 107,323 101,320 95,316 89,312 83,308 78,304 72,299 67,294 62,290 58,284 54,279 49,273 46,267 42,261 38,255 35,248 33,241 30,234 29,226 27,218 26,210 25,201 24,192 24,183 24,174 25,166 25,158 27,150 28,142 30,134 32,127 35,120 37,113 41,106 44,99 48,93 52,87 57,81 61,75 66,69 72,64 78,58 84,54 90,49 96,44 103,39 111,35 118,31 126,28 134,24 143,21 151,18 160,15 170,12 180,10 189,8 200,6 210,4 221,3 232,2 244,1 255,0 267,0 280,0 289,0 299,0 308,0 318,1 327,2 336,3 345,4 354,6 363,7 371,9 380,11 388,13 396,15 404,18 411,21 419,24 426,27 433,31 440,34 447,38 454,42 460,46 466,51 472,56 478,60 483,66 489,71 494,76 498,82 503,88 507,94 512,101 515,108 519,115 522,122 525,130 528,138 531,146 533,154 535,163 396,177 395,173 394,169 393,165 392,161 390,157 389,154 387,151 386,147 384,144 382,141 380,139 377,136 375,133 373,131 370,128 368,126 365,124 362,122 360,120 357,118 354,117 351,115 348,114 344,113 341,111 337,110 334,110 330,109 326,108 322,107 319,107 315,106 310,106 306,105 302,105 298,104 293,104 289,104 284,104 280,104 269,104 258,105 249,105 240,106 231,108 223,109 215,111 208,113 202,116 196,118 191,121 186,125 182,129 178,133 175,137 173,142 170,148 169,153 168,159 168,166 168,170 168,174 169,177 170,181 171,184 172,188 174,191 175,194 177,196 179,199 182,201 184,203 187,206 190,208 193,210 197,212 200,214 204,216 207,218 212,219 216,221 220,223 225,224 230,225 235,227 240,228 245,230 250,231 255,232 261,233 267,235 273,236 279,237 285,238 291,240 298,241 304,243 311,244 318,246 324,247 333,249 341,251 349,253 357,255 366,257 374,259 382,262 390,264 398,266 406,269 415,271 422,274 430,276 437,279 445,283 452,286 459,290 465,293 472,297 478,302 484,306 490,310 496,315 502,320 507,325 512,331 516,336 521,342 525,348 529,355 533,362 536,369 539,376 542,384 544,393 545,401 547,410 549,419 550,429">
          <text:p/>
        </draw:polygon>
        <draw:polygon draw:style-name="gr3" draw:text-style-name="P3" draw:layer="layout" svg:width="0.352cm" svg:height="0.756cm" svg:x="30.476cm" svg:y="0.233cm" svg:viewBox="0 0 353 757" draw:points="220,757 206,757 194,756 181,754 170,751 159,748 148,744 139,739 129,733 121,727 113,720 106,712 100,703 94,694 89,683 85,672 82,660 79,648 78,635 76,620 76,605 76,249 0,249 0,142 84,142 133,0 231,0 231,142 346,142 346,249 231,249 231,563 231,571 232,580 232,587 234,595 235,601 237,608 239,613 242,619 245,624 248,628 252,632 255,636 260,639 264,642 269,644 274,646 280,647 286,648 293,649 300,649 303,649 305,649 308,649 311,649 314,648 316,648 319,648 321,648 323,647 327,647 329,646 332,646 334,645 337,645 339,644 342,644 345,643 347,642 350,642 353,641 353,738 347,740 341,742 335,744 329,745 322,746 316,748 310,749 304,750 297,751 291,752 284,753 278,754 271,755 264,755 257,756 250,756 242,757 235,757 228,757">
          <text:p/>
        </draw:polygon>
        <draw:path draw:style-name="gr3" draw:text-style-name="P3" draw:layer="layout" svg:width="0.609cm" svg:height="0.626cm" svg:x="30.876cm" svg:y="0.364cm" svg:viewBox="0 0 610 627" svg:d="M186 627h-9-9l-8-1-8-1-8-1-7-1-8-2-8-1-7-2-7-3-6-2-7-3-6-3-6-3-6-3-6-4-5-4-6-4-5-4-5-4-5-5-4-6-4-6-4-5-4-6-4-6-3-6-3-6-3-6-3-7-2-7-2-7-2-7-2-8-1-7-1-8-1-8-1-9v-8-9-10-10l1-10 1-10 2-9 2-9 2-8 3-8 3-8 4-8 4-7 4-7 5-6 4-7 5-6 6-5 5-6 6-5 6-5 7-4 6-5 7-4 7-4 7-4 7-3 8-3 8-3 8-3 9-2 8-3 9-2 9-1 9-2 9-1 9-2 10-1h9l9-1 10-1h10l130-2v-31-6-6l-1-6v-6-6l-1-5-1-5-1-5-1-5-1-4-1-5-1-4-2-4-2-4-1-3-2-4-2-4-2-3-2-3-2-3-2-2-3-3-2-2-3-3-2-1-3-2-3-2-3-2-4-1-3-1-3-1-4-1-3-1-4-1-3-1h-4l-4-1h-4-4-4-4-4-4-3l-4 1h-3l-4 1h-3l-3 1-4 1h-2l-3 2-3 1-3 1-3 1-2 1-3 2-2 2-2 2-3 2-2 2-2 2-2 2-2 2-2 3-2 3-1 2-2 3-2 3-1 4-1 3-1 4-2 3-1 4-1 4-1 5v4l-1 4-1 5v5l-164-8 2-8 1-7 2-8 2-7 2-8 3-7 3-7 3-6 3-7 4-7 3-6 4-7 5-6 4-6 5-6 5-5 5-5 6-6 6-5 6-5 6-4 7-5 7-4 7-4 8-4 8-3 8-4 9-3 8-3 9-2 10-3 9-2 10-2 11-2 11-2 11-1 11-1h11l12-1h12 12l11 1h10l11 1 10 2 10 1 10 2 9 2 9 3 9 2 8 3 9 3 8 4 8 3 8 5 7 4 7 4 7 5 6 5 7 6 6 6 5 5 6 7 5 6 6 6 4 7 4 7 5 8 3 8 4 7 3 9 2 8 3 9 2 9 2 9 1 9 1 10 1 10 1 10v11 220 4 4 4 4 4 3l1 4v4 3 3l1 4v3l1 3 1 3 1 3v3l1 3 1 2 1 3 1 2 1 2 1 2 1 2 2 2 1 2 2 2 1 1 2 2 2 1 2 1 2 1 2 1 2 1 3 1 2 1h3 3l2 1h4 2 4 4 3l3-1h4 4l3-1h3l4-1 3-1v86l-3 1-2 1h-3l-3 1-2 1h-3l-2 1h-3l-2 1h-2l-2 1h-2l-3 1-2 1h-2l-3 1h-2-2l-2 1h-2-2l-3 1h-2-3-2l-2 1h-3-2-3l-2 1h-3-2-3l-3 1h-3-3-3-3-3-3-12l-12-1-10-2-10-2-9-3-8-3-8-3-7-5-7-5-6-5-5-6-5-7-5-8-4-8-3-8-4-9-2-9-2-10-2-10-2-11h-3l-6 11-7 10-7 10-8 9-7 10-9 8-8 8-9 9-10 7-9 6-10 6-10 5-11 5-12 4-11 4-12 2-13 3-13 1-13 1zM368 335l-80 2h-5-5l-5 1h-5-5l-5 1h-4l-5 1h-5l-4 1-5 1h-4l-4 2-4 1-5 1-3 1-4 1-4 2-3 2-4 2-3 2-3 2-3 2-3 3-3 3-3 3-2 3-3 3-2 3-2 4-2 4-1 4-2 4-1 5-1 4-1 6-1 5v6l-1 6v6 9l1 7 1 8 1 7 2 7 2 6 3 5 3 6 3 5 4 4 4 4 4 4 5 3 5 3 5 2 5 2 6 1 6 1 6 1h7 6l6-1h5l6-1 6-1 5-2 5-1 5-2 5-2 5-3 5-2 5-3 4-3 5-3 4-4 4-3 4-4 4-3 3-4 4-4 3-5 3-4 4-5 2-4 3-5 3-5 2-5 3-5 2-6 1-5 2-5 2-6 1-5 1-6 2-6 1-5v-6l1-5v-6-6z">
          <text:p/>
        </draw:path>
        <draw:polygon draw:style-name="gr3" draw:text-style-name="P3" draw:layer="layout" svg:width="0.552cm" svg:height="0.615cm" svg:x="31.553cm" svg:y="0.364cm" svg:viewBox="0 0 553 616" draw:points="397,616 397,276 397,269 397,263 396,256 396,249 395,243 395,236 394,230 393,224 392,218 391,212 390,206 389,201 387,195 386,190 384,185 382,180 380,175 378,171 375,166 373,162 370,158 368,154 364,150 361,147 358,143 354,140 351,137 347,134 344,132 339,129 335,127 331,125 326,123 321,122 316,120 311,119 306,118 301,118 295,117 289,117 284,117 278,118 273,118 267,120 262,121 257,122 252,124 247,126 242,128 237,130 233,133 228,135 224,139 220,142 216,145 212,149 208,153 205,157 201,161 198,166 194,171 191,176 187,181 185,186 182,191 179,197 177,202 175,208 173,215 170,221 169,227 167,234 166,241 165,248 164,255 163,262 162,269 162,276 162,284 162,291 162,616 5,616 5,146 5,142 5,139 5,135 5,130 5,127 5,123 4,118 4,115 4,110 4,106 4,102 4,98 4,94 4,90 4,86 4,82 4,78 4,75 3,71 3,67 3,63 3,60 2,56 2,52 2,49 2,46 2,43 2,40 2,37 2,34 2,31 2,28 1,25 1,23 1,20 1,18 1,16 1,14 0,13 0,11 150,11 150,13 150,14 150,16 151,18 151,20 151,22 151,25 152,27 152,30 152,33 152,36 152,39 153,42 153,45 153,48 153,52 153,55 154,58 154,62 154,66 155,69 155,73 155,76 155,80 155,83 155,87 156,91 156,94 156,98 156,101 156,105 156,108 156,111 157,115 157,118 157,121 157,123 157,126 157,129 157,131 159,131 166,118 173,105 180,93 187,82 196,72 204,62 213,53 221,45 231,37 240,31 250,25 260,20 271,15 281,11 293,7 304,5 316,2 329,1 341,0 354,0 365,0 376,0 386,1 395,2 405,4 414,6 423,8 431,11 439,14 447,18 454,21 461,25 468,29 474,34 481,39 487,44 492,49 498,55 503,61 508,67 513,73 517,80 521,86 525,93 529,100 532,108 535,116 538,124 540,132 543,140 545,149 546,158 548,166 549,175 551,184 551,194 552,203 553,212 553,222 553,232 553,616">
          <text:p/>
        </draw:polygon>
        <draw:polygon draw:style-name="gr3" draw:text-style-name="P3" draw:layer="layout" svg:width="0.557cm" svg:height="0.626cm" svg:x="32.221cm" svg:y="0.364cm" svg:viewBox="0 0 558 627" draw:points="287,627 272,627 258,626 245,625 232,624 219,622 207,619 195,617 183,613 171,609 160,605 150,600 140,595 130,590 120,584 111,578 102,571 94,564 86,557 78,549 71,541 64,533 58,524 51,515 45,506 40,496 35,486 30,476 25,465 21,455 17,443 14,432 11,420 8,408 6,395 4,383 3,370 1,357 1,344 0,330 0,317 0,302 1,287 2,273 3,259 4,245 7,232 9,219 12,207 15,195 19,183 23,171 28,160 33,149 38,138 43,128 49,118 55,109 62,100 68,92 76,83 83,75 91,68 99,61 108,54 117,48 126,42 135,36 145,31 155,26 166,21 177,17 188,14 200,11 211,8 224,6 236,3 249,2 262,1 275,0 289,0 300,0 312,1 323,2 334,3 344,4 354,6 365,8 375,10 384,13 393,16 403,19 411,22 420,26 428,30 436,34 444,39 451,43 459,48 465,54 472,59 479,64 485,70 491,76 496,82 502,88 507,94 512,101 517,108 521,115 525,122 529,130 533,137 537,145 540,153 543,160 546,169 548,177 550,185 552,193 554,202 396,209 394,200 392,192 390,183 387,175 384,168 380,161 377,154 372,147 367,141 361,136 356,130 350,126 343,122 336,118 329,115 321,112 313,110 304,109 295,108 286,108 273,108 262,110 251,112 240,116 231,121 222,127 214,133 206,141 199,150 193,160 188,171 183,182 179,195 175,209 172,223 169,239 167,255 166,273 165,291 164,310 166,350 169,386 175,417 184,444 195,467 209,486 225,501 243,511 264,517 288,519 296,519 305,518 313,517 321,515 329,512 336,509 343,505 350,501 356,497 362,491 369,485 374,479 379,472 384,464 388,456 391,447 395,438 397,428 399,418 401,407 558,414 557,423 555,431 554,439 551,447 549,455 546,463 543,471 540,479 536,487 532,495 529,502 524,509 519,517 514,524 510,530 504,537 498,544 492,550 486,556 479,562 472,568 465,573 458,579 450,584 442,589 434,594 425,598 416,602 407,606 397,610 388,613 378,616 367,619 356,621 345,623 334,625 323,626 311,627 299,627">
          <text:p/>
        </draw:polygon>
        <draw:path draw:style-name="gr3" draw:text-style-name="P3" draw:layer="layout" svg:width="0.551cm" svg:height="0.626cm" svg:x="32.857cm" svg:y="0.364cm" svg:viewBox="0 0 552 627" svg:d="M282 627h-13-13l-12-1-12-2-12-1-12-3-11-2-12-3-11-3-10-4-10-4-10-4-10-5-9-5-9-6-9-6-8-8-8-6-8-8-8-7-7-8-7-9-6-9-6-9-6-10-6-10-5-10-5-11-4-11-4-12-4-12-3-13-3-13-3-13-2-14-2-14-1-14-1-16v-15-16-17-16l1-16 2-16 2-14 3-14 2-14 4-13 4-13 4-12 5-12 5-11 6-10 6-11 6-10 6-9 7-9 7-8 7-8 8-8 8-7 8-7 9-6 8-6 9-5 9-5 10-5 10-4 10-4 10-4 10-3 10-2 11-3 11-2 10-2 11-1 11-1 11-1 12-1h11 14l14 1 13 1 13 2 12 2 12 3 11 4 12 3 10 4 11 5 10 5 9 6 9 6 9 6 9 7 8 7 8 7 7 9 8 8 7 8 6 10 6 9 6 10 5 10 5 11 4 10 5 12 3 11 4 12 3 13 3 12 3 13 2 13 2 13 1 14 2 14 1 14 1 14v15 15 5h-388v7 7l1 8v7l1 7v7l1 7 1 7 2 7 1 6 1 7 2 6 2 6 1 6 2 5 3 6 2 5 3 6 3 5 2 5 4 4 3 5 3 4 4 4 4 4 4 3 4 4 4 3 5 3 5 3 5 2 5 3 5 2 5 2 6 1 6 1 6 1 6 1h7 7 8 7l8-1 7-1 7-2 7-2 6-2 6-3 6-2 5-4 5-3 5-5 4-4 5-5 3-6 4-5 4-6 2-7 3-6 3-8 148 13-2 5-2 6-2 5-3 5-3 6-3 5-3 6-3 5-4 6-3 6-4 6-4 5-4 6-4 5-5 6-5 5-5 6-6 4-6 5-6 5-6 6-7 5-7 4-7 4-7 5-8 3-7 4-9 4-8 3-9 4-9 3-10 2-10 3-10 2-11 2-11 1-12 1-11 1h-13zM282 99h-5-5l-4 1h-5l-5 1-4 1-4 1-5 1-4 2-4 1-5 2-4 2-3 2-4 2-4 3-3 2-4 3-3 3-4 3-3 4-3 3-2 4-3 4-3 4-3 5-2 5-2 5-2 4-2 6-2 5-2 6-2 6-1 6-1 6-2 7-1 7-1 7v7l-1 7v8h235l-1-14-2-14-2-12-3-12-3-12-4-10-4-10-5-9-6-8-6-8-6-7-7-7-7-5-8-5-8-4-8-3-9-3-10-2-9-1z">
          <text:p/>
        </draw:path>
        <draw:polygon draw:style-name="gr3" draw:text-style-name="P3" draw:layer="layout" svg:width="0.548cm" svg:height="0.626cm" svg:x="33.488cm" svg:y="0.364cm" svg:viewBox="0 0 549 627" draw:points="549,439 549,448 549,456 547,464 546,472 545,480 543,488 540,495 538,503 534,510 531,517 527,524 523,530 519,537 514,543 509,549 503,555 498,560 491,566 485,571 478,577 471,582 464,586 456,590 448,595 440,599 431,602 422,606 413,609 404,612 394,614 383,617 373,619 362,621 351,623 340,624 328,625 316,626 304,627 292,627 279,627 268,627 256,627 245,627 235,626 224,625 213,624 203,623 193,622 184,620 174,619 165,617 156,615 147,613 139,611 131,608 123,605 115,602 107,599 100,595 93,591 86,588 79,583 73,579 67,573 61,568 55,563 50,558 44,552 40,546 35,540 30,534 26,528 22,521 18,514 14,506 11,498 8,490 5,482 2,473 0,465 138,444 139,449 140,454 142,458 144,462 145,467 147,471 149,474 151,478 153,481 156,485 158,487 161,491 163,493 166,496 169,498 172,501 175,503 178,505 181,507 185,509 188,510 192,512 196,513 200,514 204,516 208,517 212,517 217,519 221,519 226,520 231,520 236,521 241,521 246,522 251,522 256,522 262,522 267,522 273,522 279,522 284,522 290,522 295,522 300,522 305,522 310,522 315,521 320,521 324,520 329,520 333,519 338,518 342,517 346,516 351,515 354,514 358,513 362,512 365,510 369,509 372,508 376,506 378,504 382,502 384,500 387,498 389,496 392,493 394,491 396,488 398,485 399,482 401,479 402,476 403,472 404,469 404,465 405,461 405,457 405,453 405,449 405,444 404,440 403,436 402,432 400,429 398,425 396,422 394,419 391,417 388,414 386,411 382,409 379,406 375,404 371,402 367,400 363,398 359,396 354,394 349,393 344,391 339,389 334,388 328,386 322,384 317,383 311,382 304,380 298,379 292,378 285,376 279,375 272,374 265,372 258,370 251,369 244,367 237,366 230,364 223,362 215,360 206,359 199,357 191,355 184,353 176,351 169,348 162,346 154,344 147,341 140,339 133,336 126,333 119,330 113,327 107,323 100,320 94,316 88,312 83,308 77,304 72,299 67,294 62,290 57,284 53,279 49,273 45,267 41,261 38,255 35,248 32,241 30,234 28,226 26,218 25,210 24,201 24,192 24,183 24,174 24,166 25,158 26,150 28,142 30,134 32,127 34,120 37,113 40,106 44,99 48,93 52,87 56,81 61,75 66,69 71,64 77,58 83,54 90,49 96,44 103,39 110,35 118,31 126,28 134,24 142,21 151,18 160,15 169,12 179,10 189,8 199,6 210,4 222,3 233,2 244,1 256,0 268,0 280,0 290,0 299,0 309,0 318,1 328,2 337,3 346,4 354,6 363,7 372,9 380,11 388,13 396,15 404,18 412,21 419,24 427,27 434,31 441,34 448,38 454,42 461,46 467,51 473,56 478,60 484,66 489,71 494,76 499,82 503,88 508,94 512,101 516,108 520,115 523,122 526,130 529,138 531,146 533,154 535,163 396,177 395,173 394,169 393,165 392,161 391,157 389,154 388,151 386,147 384,144 382,141 380,139 378,136 376,133 374,131 371,128 369,126 366,124 363,122 360,120 357,118 354,117 351,115 348,114 345,113 341,111 338,110 334,110 331,109 327,108 323,107 319,107 315,106 311,106 307,105 303,105 298,104 294,104 290,104 285,104 280,104 269,104 259,105 249,105 240,106 231,108 223,109 216,111 208,113 201,116 195,118 190,121 186,125 181,129 177,133 175,137 172,142 170,148 169,153 168,159 168,166 168,170 168,174 169,177 169,181 170,184 171,188 173,191 175,194 177,196 179,199 181,201 184,203 187,206 189,208 193,210 196,212 200,214 203,216 207,218 211,219 217,221 221,223 225,224 230,225 235,227 240,228 245,230 251,231 256,232 262,233 268,235 274,236 280,237 286,238 292,240 298,241 305,243 311,244 318,246 325,247 333,249 341,251 350,253 358,255 366,257 375,259 383,262 391,264 399,266 407,269 415,271 423,274 430,276 438,279 445,283 452,286 459,290 466,293 473,297 479,302 485,306 491,310 497,315 502,320 508,325 513,331 517,336 522,342 526,348 530,355 533,362 537,369 540,376 542,384 544,393 546,401 547,410 549,419 549,429">
          <text:p/>
        </draw:polygon>
        <draw:line draw:style-name="gr6" draw:text-style-name="P6" draw:layer="layout" svg:x1="6.112cm" svg:y1="3.567cm" svg:x2="10.45cm" svg:y2="3.567cm">
          <text:p/>
        </draw:line>
        <draw:polygon draw:style-name="gr10" draw:text-style-name="P9" draw:layer="layout" svg:width="0.999cm" svg:height="1.364cm" svg:x="7.85cm" svg:y="3.088cm" svg:viewBox="0 0 1000 1365" draw:points="0,1365 1000,1365 1000,0 0,0">
          <text:p text:style-name="P8"><text:span text:style-name="T1">*</text:span></text:p>
        </draw:polygon>
        <draw:line draw:style-name="gr6" draw:text-style-name="P6" draw:layer="layout" svg:x1="10.436cm" svg:y1="3.536cm" svg:x2="10.436cm" svg:y2="4.53cm">
          <text:p/>
        </draw:line>
        <draw:line draw:style-name="gr6" draw:text-style-name="P6" draw:layer="layout" svg:x1="6.1cm" svg:y1="3.536cm" svg:x2="6.1cm" svg:y2="4.53cm">
          <text:p/>
        </draw:line>
        <draw:line draw:style-name="gr6" draw:text-style-name="P6" draw:layer="layout" svg:x1="6.123cm" svg:y1="2.377cm" svg:x2="14.6cm" svg:y2="2.377cm">
          <text:p/>
        </draw:line>
        <draw:polygon draw:style-name="gr10" draw:text-style-name="P9" draw:layer="layout" svg:width="0.999cm" svg:height="1.364cm" svg:x="9.85cm" svg:y="1.898cm" svg:viewBox="0 0 1000 1365" draw:points="0,1365 1000,1365 1000,0 0,0">
          <text:p text:style-name="P8"><text:span text:style-name="T1">*</text:span></text:p>
        </draw:polygon>
        <draw:line draw:style-name="gr6" draw:text-style-name="P6" draw:layer="layout" svg:x1="14.574cm" svg:y1="2.346cm" svg:x2="14.574cm" svg:y2="3.34cm">
          <text:p/>
        </draw:line>
        <draw:line draw:style-name="gr6" draw:text-style-name="P6" draw:layer="layout" svg:x1="6.1cm" svg:y1="2.346cm" svg:x2="6.1cm" svg:y2="3.3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7T10:20:56.269096976</dc:date>
    <meta:editing-duration>PT22H9M3S</meta:editing-duration>
    <meta:editing-cycles>1</meta:editing-cycles>
    <meta:document-statistic meta:object-count="171"/>
    <meta:generator>LibreOffice/7.3.7.2$Linux_X86_64 LibreOffice_project/30$Build-2</meta:generator>
  </office:meta>
</office:document-meta>
</file>